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1.178cm" style:rel-column-width="4542*"/>
    </style:style>
    <style:style style:name="Tableau34.B" style:family="table-column">
      <style:table-column-properties style:column-width="5.676cm" style:rel-column-width="21881*"/>
    </style:style>
    <style:style style:name="Tableau34.C" style:family="table-column">
      <style:table-column-properties style:column-width="3.2cm" style:rel-column-width="12334*"/>
    </style:style>
    <style:style style:name="Tableau34.D" style:family="table-column">
      <style:table-column-properties style:column-width="5.846cm" style:rel-column-width="22534*"/>
    </style:style>
    <style:style style:name="Tableau34.E" style:family="table-column">
      <style:table-column-properties style:column-width="1.101cm" style:rel-column-width="4244*"/>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E1" style:family="table-cell">
      <style:table-cell-properties fo:background-color="#e6e6ff" fo:padding="0.097cm" fo:border="0.002cm solid #000000">
        <style:background-image/>
      </style:table-cell-properties>
    </style:style>
    <style:style style:name="Tableau34.A2" style:family="table-cell" style:data-style-name="N0">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none" fo:border-top="none" fo:border-bottom="0.002cm solid #000000"/>
    </style:style>
    <style:style style:name="Tableau34.E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2.574cm" style:rel-column-width="9920*"/>
    </style:style>
    <style:style style:name="Tableau35.B" style:family="table-column">
      <style:table-column-properties style:column-width="14.427cm" style:rel-column-width="55615*"/>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B1" style:family="table-cell">
      <style:table-cell-properties fo:padding="0.097cm" fo:border="0.002cm solid #000000"/>
    </style:style>
    <style:style style:name="Tableau35.A2" style:family="table-cell">
      <style:table-cell-properties fo:background-color="#e6e6ff" fo:padding="0.097cm" fo:border-left="0.002cm solid #000000" fo:border-right="none" fo:border-top="none" fo:border-bottom="0.002cm solid #000000">
        <style:background-image/>
      </style:table-cell-properties>
    </style:style>
    <style:style style:name="Tableau35.B2"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8cm" style:rel-column-width="4542*"/>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1cm" style:rel-column-width="4244*"/>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cm" style:rel-column-width="9907*"/>
    </style:style>
    <style:style style:name="Tableau45.B" style:family="table-column">
      <style:table-column-properties style:column-width="14.43cm" style:rel-column-width="55628*"/>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1.178cm" style:rel-column-width="4542*"/>
    </style:style>
    <style:style style:name="Tableau46.B" style:family="table-column">
      <style:table-column-properties style:column-width="5.676cm" style:rel-column-width="21881*"/>
    </style:style>
    <style:style style:name="Tableau46.C" style:family="table-column">
      <style:table-column-properties style:column-width="3.2cm" style:rel-column-width="12334*"/>
    </style:style>
    <style:style style:name="Tableau46.D" style:family="table-column">
      <style:table-column-properties style:column-width="5.846cm" style:rel-column-width="22534*"/>
    </style:style>
    <style:style style:name="Tableau46.E" style:family="table-column">
      <style:table-column-properties style:column-width="1.101cm" style:rel-column-width="4244*"/>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E1" style:family="table-cell">
      <style:table-cell-properties fo:background-color="#e6e6ff" fo:padding="0.097cm" fo:border="0.002cm solid #000000">
        <style:background-image/>
      </style:table-cell-properties>
    </style:style>
    <style:style style:name="Tableau46.A2" style:family="table-cell" style:data-style-name="N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E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cm" style:rel-column-width="9907*"/>
    </style:style>
    <style:style style:name="Tableau47.B" style:family="table-column">
      <style:table-column-properties style:column-width="14.43cm" style:rel-column-width="55628*"/>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cm" style:rel-column-width="9907*"/>
    </style:style>
    <style:style style:name="Tableau49.B" style:family="table-column">
      <style:table-column-properties style:column-width="14.43cm" style:rel-column-width="55628*"/>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2.574cm" style:rel-column-width="9920*"/>
    </style:style>
    <style:style style:name="Tableau50.B" style:family="table-column">
      <style:table-column-properties style:column-width="14.427cm" style:rel-column-width="55615*"/>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B1" style:family="table-cell">
      <style:table-cell-properties fo:padding="0.097cm" fo:border="0.002cm solid #000000"/>
    </style:style>
    <style:style style:name="Tableau50.A2" style:family="table-cell">
      <style:table-cell-properties fo:background-color="#e6e6ff" fo:padding="0.097cm" fo:border-left="0.002cm solid #000000" fo:border-right="none" fo:border-top="none" fo:border-bottom="0.002cm solid #000000">
        <style:background-image/>
      </style:table-cell-properties>
    </style:style>
    <style:style style:name="Tableau50.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1.178cm" style:rel-column-width="4542*"/>
    </style:style>
    <style:style style:name="Tableau51.B" style:family="table-column">
      <style:table-column-properties style:column-width="5.676cm" style:rel-column-width="21881*"/>
    </style:style>
    <style:style style:name="Tableau51.C" style:family="table-column">
      <style:table-column-properties style:column-width="3.2cm" style:rel-column-width="12334*"/>
    </style:style>
    <style:style style:name="Tableau51.D" style:family="table-column">
      <style:table-column-properties style:column-width="5.846cm" style:rel-column-width="22534*"/>
    </style:style>
    <style:style style:name="Tableau51.E" style:family="table-column">
      <style:table-column-properties style:column-width="1.101cm" style:rel-column-width="4244*"/>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E1" style:family="table-cell">
      <style:table-cell-properties fo:background-color="#e6e6ff" fo:padding="0.097cm" fo:border="0.002cm solid #000000">
        <style:background-image/>
      </style:table-cell-properties>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E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cm" style:rel-column-width="9907*"/>
    </style:style>
    <style:style style:name="Tableau52.B" style:family="table-column">
      <style:table-column-properties style:column-width="14.43cm" style:rel-column-width="55628*"/>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54" style:family="table">
      <style:table-properties style:width="17cm" table:align="margins"/>
    </style:style>
    <style:style style:name="Tableau54.A" style:family="table-column">
      <style:table-column-properties style:column-width="2.574cm" style:rel-column-width="9920*"/>
    </style:style>
    <style:style style:name="Tableau54.B" style:family="table-column">
      <style:table-column-properties style:column-width="14.427cm" style:rel-column-width="55615*"/>
    </style:style>
    <style:style style:name="Tableau5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4.B1" style:family="table-cell">
      <style:table-cell-properties fo:padding="0.097cm" fo:border="0.002cm solid #000000"/>
    </style:style>
    <style:style style:name="Tableau54.A2" style:family="table-cell">
      <style:table-cell-properties fo:background-color="#e6e6ff" fo:padding="0.097cm" fo:border-left="0.002cm solid #000000" fo:border-right="none" fo:border-top="none" fo:border-bottom="0.002cm solid #000000">
        <style:background-image/>
      </style:table-cell-properties>
    </style:style>
    <style:style style:name="Tableau54.B2" style:family="table-cell">
      <style:table-cell-properties fo:padding="0.097cm" fo:border-left="0.002cm solid #000000" fo:border-right="0.002cm solid #000000" fo:border-top="none" fo:border-bottom="0.002cm solid #000000"/>
    </style:style>
    <style:style style:name="Tableau55" style:family="table">
      <style:table-properties style:width="17cm" table:align="margins"/>
    </style:style>
    <style:style style:name="Tableau55.A" style:family="table-column">
      <style:table-column-properties style:column-width="1.178cm" style:rel-column-width="4542*"/>
    </style:style>
    <style:style style:name="Tableau55.B" style:family="table-column">
      <style:table-column-properties style:column-width="5.676cm" style:rel-column-width="21881*"/>
    </style:style>
    <style:style style:name="Tableau55.C" style:family="table-column">
      <style:table-column-properties style:column-width="3.2cm" style:rel-column-width="12334*"/>
    </style:style>
    <style:style style:name="Tableau55.D" style:family="table-column">
      <style:table-column-properties style:column-width="5.846cm" style:rel-column-width="22534*"/>
    </style:style>
    <style:style style:name="Tableau55.E" style:family="table-column">
      <style:table-column-properties style:column-width="1.101cm" style:rel-column-width="4244*"/>
    </style:style>
    <style:style style:name="Tableau5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5.E1" style:family="table-cell">
      <style:table-cell-properties fo:background-color="#e6e6ff" fo:padding="0.097cm" fo:border="0.002cm solid #000000">
        <style:background-image/>
      </style:table-cell-properties>
    </style:style>
    <style:style style:name="Tableau55.A2" style:family="table-cell" style:data-style-name="N0">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none" fo:border-top="none" fo:border-bottom="0.002cm solid #000000"/>
    </style:style>
    <style:style style:name="Tableau55.E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1.178cm" style:rel-column-width="4542*"/>
    </style:style>
    <style:style style:name="Tableau40.B" style:family="table-column">
      <style:table-column-properties style:column-width="5.676cm" style:rel-column-width="21881*"/>
    </style:style>
    <style:style style:name="Tableau40.C" style:family="table-column">
      <style:table-column-properties style:column-width="3.2cm" style:rel-column-width="12334*"/>
    </style:style>
    <style:style style:name="Tableau40.D" style:family="table-column">
      <style:table-column-properties style:column-width="5.846cm" style:rel-column-width="22534*"/>
    </style:style>
    <style:style style:name="Tableau40.E" style:family="table-column">
      <style:table-column-properties style:column-width="1.101cm" style:rel-column-width="4244*"/>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E1" style:family="table-cell">
      <style:table-cell-properties fo:background-color="#e6e6ff" fo:padding="0.097cm" fo:border="0.002cm solid #000000">
        <style:background-image/>
      </style:table-cell-properties>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1.178cm" style:rel-column-width="4542*"/>
    </style:style>
    <style:style style:name="Tableau42.B" style:family="table-column">
      <style:table-column-properties style:column-width="5.676cm" style:rel-column-width="21881*"/>
    </style:style>
    <style:style style:name="Tableau42.C" style:family="table-column">
      <style:table-column-properties style:column-width="3.2cm" style:rel-column-width="12334*"/>
    </style:style>
    <style:style style:name="Tableau42.D" style:family="table-column">
      <style:table-column-properties style:column-width="5.846cm" style:rel-column-width="22534*"/>
    </style:style>
    <style:style style:name="Tableau42.E" style:family="table-column">
      <style:table-column-properties style:column-width="1.101cm" style:rel-column-width="4244*"/>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E1" style:family="table-cell">
      <style:table-cell-properties fo:background-color="#e6e6ff" fo:padding="0.097cm" fo:border="0.002cm solid #000000">
        <style:background-image/>
      </style:table-cell-properties>
    </style:style>
    <style:style style:name="Tableau42.A2" style:family="table-cell" style:data-style-name="N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E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2.574cm" style:rel-column-width="9920*"/>
    </style:style>
    <style:style style:name="Tableau41.B" style:family="table-column">
      <style:table-column-properties style:column-width="14.427cm" style:rel-column-width="55615*"/>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0.002cm solid #000000"/>
    </style:style>
    <style:style style:name="Tableau41.A2" style:family="table-cell">
      <style:table-cell-properties fo:background-color="#e6e6ff" fo:padding="0.097cm" fo:border-left="0.002cm solid #000000" fo:border-right="none" fo:border-top="none" fo:border-bottom="0.002cm solid #000000">
        <style:background-image/>
      </style:table-cell-properties>
    </style:style>
    <style:style style:name="Tableau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64eb02"/>
    </style:style>
    <style:style style:name="P3" style:family="paragraph" style:parent-style-name="Standard">
      <style:text-properties officeooo:rsid="001176ad" officeooo:paragraph-rsid="001176ad"/>
    </style:style>
    <style:style style:name="P4" style:family="paragraph" style:parent-style-name="Standard">
      <style:paragraph-properties fo:text-align="center" style:justify-single-word="false"/>
      <style:text-properties officeooo:rsid="001176ad" officeooo:paragraph-rsid="001176ad"/>
    </style:style>
    <style:style style:name="P5" style:family="paragraph" style:parent-style-name="Standard">
      <style:paragraph-properties fo:text-align="center" style:justify-single-word="false"/>
      <style:text-properties fo:font-size="20pt" officeooo:rsid="001176ad" officeooo:paragraph-rsid="001176ad" style:font-size-asian="20pt" style:font-size-complex="20pt"/>
    </style:style>
    <style:style style:name="P6" style:family="paragraph" style:parent-style-name="Standard">
      <style:paragraph-properties fo:text-align="center" style:justify-single-word="false"/>
      <style:text-properties fo:font-size="16pt" officeooo:rsid="001176ad" officeooo:paragraph-rsid="001176ad" style:font-size-asian="16pt" style:font-size-complex="16pt"/>
    </style:style>
    <style:style style:name="P7" style:family="paragraph" style:parent-style-name="Standard">
      <style:text-properties officeooo:rsid="00d75e3a"/>
    </style:style>
    <style:style style:name="P8" style:family="paragraph" style:parent-style-name="Standard">
      <style:text-properties officeooo:rsid="00d75e3a" officeooo:paragraph-rsid="00f4ef71"/>
    </style:style>
    <style:style style:name="P9" style:family="paragraph" style:parent-style-name="Standard">
      <style:text-properties officeooo:rsid="00d75e3a" officeooo:paragraph-rsid="00f71aa7"/>
    </style:style>
    <style:style style:name="P10" style:family="paragraph" style:parent-style-name="Standard">
      <style:text-properties officeooo:rsid="00d75e3a" officeooo:paragraph-rsid="0114076e"/>
    </style:style>
    <style:style style:name="P11" style:family="paragraph" style:parent-style-name="Standard">
      <style:text-properties officeooo:rsid="00d56d5b"/>
    </style:style>
    <style:style style:name="P12" style:family="paragraph" style:parent-style-name="Standard">
      <style:text-properties officeooo:rsid="00d56d5b" officeooo:paragraph-rsid="00de0c06"/>
    </style:style>
    <style:style style:name="P13" style:family="paragraph" style:parent-style-name="Standard">
      <style:text-properties officeooo:rsid="00d56d5b" officeooo:paragraph-rsid="00df18ac"/>
    </style:style>
    <style:style style:name="P14" style:family="paragraph" style:parent-style-name="Standard">
      <style:text-properties officeooo:rsid="00f4ef71" officeooo:paragraph-rsid="00f4ef71" fo:background-color="#ffff00"/>
    </style:style>
    <style:style style:name="P15" style:family="paragraph" style:parent-style-name="Table_20_Contents">
      <style:text-properties officeooo:paragraph-rsid="002b9fdb"/>
    </style:style>
    <style:style style:name="P16" style:family="paragraph" style:parent-style-name="Table_20_Contents">
      <style:text-properties officeooo:paragraph-rsid="00370209"/>
    </style:style>
    <style:style style:name="P17" style:family="paragraph" style:parent-style-name="Table_20_Contents">
      <style:text-properties officeooo:paragraph-rsid="003fb7ac"/>
    </style:style>
    <style:style style:name="P18" style:family="paragraph" style:parent-style-name="Table_20_Contents">
      <style:text-properties officeooo:paragraph-rsid="004c65f9"/>
    </style:style>
    <style:style style:name="P19" style:family="paragraph" style:parent-style-name="Table_20_Contents">
      <style:text-properties officeooo:paragraph-rsid="0077146a"/>
    </style:style>
    <style:style style:name="P20" style:family="paragraph" style:parent-style-name="Table_20_Contents">
      <style:text-properties officeooo:paragraph-rsid="002ea4fb"/>
    </style:style>
    <style:style style:name="P21" style:family="paragraph" style:parent-style-name="Table_20_Contents">
      <style:text-properties officeooo:paragraph-rsid="00303dbd"/>
    </style:style>
    <style:style style:name="P22" style:family="paragraph" style:parent-style-name="Table_20_Contents">
      <style:text-properties officeooo:paragraph-rsid="0034a895"/>
    </style:style>
    <style:style style:name="P23" style:family="paragraph" style:parent-style-name="Table_20_Contents">
      <style:text-properties officeooo:paragraph-rsid="0039b598"/>
    </style:style>
    <style:style style:name="P24" style:family="paragraph" style:parent-style-name="Table_20_Contents">
      <style:text-properties officeooo:paragraph-rsid="003c6f01"/>
    </style:style>
    <style:style style:name="P25" style:family="paragraph" style:parent-style-name="Table_20_Contents">
      <style:text-properties officeooo:paragraph-rsid="003d7165"/>
    </style:style>
    <style:style style:name="P26" style:family="paragraph" style:parent-style-name="Table_20_Contents">
      <style:text-properties officeooo:paragraph-rsid="00519f38"/>
    </style:style>
    <style:style style:name="P27" style:family="paragraph" style:parent-style-name="Table_20_Contents">
      <style:text-properties officeooo:paragraph-rsid="00533de6"/>
    </style:style>
    <style:style style:name="P28" style:family="paragraph" style:parent-style-name="Table_20_Contents">
      <style:text-properties officeooo:paragraph-rsid="005c89a2"/>
    </style:style>
    <style:style style:name="P29" style:family="paragraph" style:parent-style-name="Table_20_Contents">
      <style:text-properties officeooo:paragraph-rsid="0064eb02"/>
    </style:style>
    <style:style style:name="P30" style:family="paragraph" style:parent-style-name="Table_20_Contents">
      <style:text-properties officeooo:paragraph-rsid="007199ed"/>
    </style:style>
    <style:style style:name="P31" style:family="paragraph" style:parent-style-name="Table_20_Contents">
      <style:text-properties officeooo:paragraph-rsid="007579fb"/>
    </style:style>
    <style:style style:name="P32" style:family="paragraph" style:parent-style-name="Table_20_Contents">
      <style:text-properties officeooo:rsid="0027bd7e" officeooo:paragraph-rsid="0019bf6f"/>
    </style:style>
    <style:style style:name="P33" style:family="paragraph" style:parent-style-name="Table_20_Contents">
      <style:text-properties officeooo:rsid="0027bd7e" officeooo:paragraph-rsid="00fc7f3f"/>
    </style:style>
    <style:style style:name="P34" style:family="paragraph" style:parent-style-name="Table_20_Contents">
      <style:text-properties officeooo:rsid="0027bd7e" officeooo:paragraph-rsid="00fda76a"/>
    </style:style>
    <style:style style:name="P35" style:family="paragraph" style:parent-style-name="Table_20_Contents">
      <style:text-properties officeooo:rsid="0027bd7e" officeooo:paragraph-rsid="00ff6cef"/>
    </style:style>
    <style:style style:name="P36" style:family="paragraph" style:parent-style-name="Table_20_Contents">
      <style:text-properties officeooo:rsid="0027bd7e" officeooo:paragraph-rsid="01013e7c"/>
    </style:style>
    <style:style style:name="P37" style:family="paragraph" style:parent-style-name="Table_20_Contents">
      <style:text-properties officeooo:rsid="0027bd7e" officeooo:paragraph-rsid="0102fbec"/>
    </style:style>
    <style:style style:name="P38" style:family="paragraph" style:parent-style-name="Table_20_Contents">
      <style:text-properties officeooo:rsid="0027bd7e" officeooo:paragraph-rsid="0103e530"/>
    </style:style>
    <style:style style:name="P39" style:family="paragraph" style:parent-style-name="Table_20_Contents">
      <style:text-properties officeooo:rsid="0027bd7e" officeooo:paragraph-rsid="0110525e"/>
    </style:style>
    <style:style style:name="P40" style:family="paragraph" style:parent-style-name="Table_20_Contents">
      <style:text-properties officeooo:rsid="00180289" officeooo:paragraph-rsid="00180289"/>
    </style:style>
    <style:style style:name="P41" style:family="paragraph" style:parent-style-name="Table_20_Contents">
      <style:text-properties officeooo:rsid="00180289" officeooo:paragraph-rsid="002077ea"/>
    </style:style>
    <style:style style:name="P42" style:family="paragraph" style:parent-style-name="Table_20_Contents">
      <style:text-properties officeooo:rsid="00180289" officeooo:paragraph-rsid="00370209"/>
    </style:style>
    <style:style style:name="P43" style:family="paragraph" style:parent-style-name="Table_20_Contents">
      <style:text-properties officeooo:rsid="00180289" officeooo:paragraph-rsid="003fb7ac"/>
    </style:style>
    <style:style style:name="P44" style:family="paragraph" style:parent-style-name="Table_20_Contents">
      <style:text-properties officeooo:rsid="00180289" officeooo:paragraph-rsid="002b9fdb"/>
    </style:style>
    <style:style style:name="P45" style:family="paragraph" style:parent-style-name="Table_20_Contents">
      <style:text-properties officeooo:rsid="00180289" officeooo:paragraph-rsid="004c65f9"/>
    </style:style>
    <style:style style:name="P46" style:family="paragraph" style:parent-style-name="Table_20_Contents">
      <style:text-properties officeooo:rsid="00180289" officeooo:paragraph-rsid="0077146a"/>
    </style:style>
    <style:style style:name="P47" style:family="paragraph" style:parent-style-name="Table_20_Contents">
      <style:text-properties officeooo:rsid="00180289" officeooo:paragraph-rsid="0064eb02"/>
    </style:style>
    <style:style style:name="P48" style:family="paragraph" style:parent-style-name="Table_20_Contents">
      <style:text-properties officeooo:rsid="00180289" officeooo:paragraph-rsid="00533de6"/>
    </style:style>
    <style:style style:name="P49" style:family="paragraph" style:parent-style-name="Table_20_Contents">
      <style:text-properties officeooo:rsid="00180289" officeooo:paragraph-rsid="0081b8cc"/>
    </style:style>
    <style:style style:name="P50" style:family="paragraph" style:parent-style-name="Table_20_Contents">
      <style:text-properties officeooo:rsid="00180289" officeooo:paragraph-rsid="0096b358"/>
    </style:style>
    <style:style style:name="P51" style:family="paragraph" style:parent-style-name="Table_20_Contents">
      <style:text-properties officeooo:rsid="00180289" officeooo:paragraph-rsid="009799f9"/>
    </style:style>
    <style:style style:name="P52" style:family="paragraph" style:parent-style-name="Table_20_Contents">
      <style:text-properties officeooo:rsid="00180289" officeooo:paragraph-rsid="009a06c4"/>
    </style:style>
    <style:style style:name="P53" style:family="paragraph" style:parent-style-name="Table_20_Contents">
      <style:text-properties officeooo:rsid="00180289" officeooo:paragraph-rsid="009bfa89"/>
    </style:style>
    <style:style style:name="P54" style:family="paragraph" style:parent-style-name="Table_20_Contents">
      <style:text-properties officeooo:rsid="00180289" officeooo:paragraph-rsid="009db8bc"/>
    </style:style>
    <style:style style:name="P55" style:family="paragraph" style:parent-style-name="Table_20_Contents">
      <style:text-properties officeooo:rsid="00180289" officeooo:paragraph-rsid="00a7509d"/>
    </style:style>
    <style:style style:name="P56" style:family="paragraph" style:parent-style-name="Table_20_Contents">
      <style:text-properties officeooo:rsid="0016c172" officeooo:paragraph-rsid="00370209"/>
    </style:style>
    <style:style style:name="P57" style:family="paragraph" style:parent-style-name="Table_20_Contents">
      <style:text-properties officeooo:rsid="0016c172" officeooo:paragraph-rsid="003fb7ac"/>
    </style:style>
    <style:style style:name="P58" style:family="paragraph" style:parent-style-name="Table_20_Contents">
      <style:text-properties officeooo:rsid="0016c172" officeooo:paragraph-rsid="002b9fdb"/>
    </style:style>
    <style:style style:name="P59" style:family="paragraph" style:parent-style-name="Table_20_Contents">
      <style:text-properties officeooo:rsid="0016c172" officeooo:paragraph-rsid="004c65f9"/>
    </style:style>
    <style:style style:name="P60" style:family="paragraph" style:parent-style-name="Table_20_Contents">
      <style:text-properties officeooo:rsid="0016c172" officeooo:paragraph-rsid="0077146a"/>
    </style:style>
    <style:style style:name="P61" style:family="paragraph" style:parent-style-name="Table_20_Contents">
      <style:text-properties officeooo:rsid="0016c172" officeooo:paragraph-rsid="002077ea"/>
    </style:style>
    <style:style style:name="P62" style:family="paragraph" style:parent-style-name="Table_20_Contents">
      <style:text-properties officeooo:rsid="0016c172" officeooo:paragraph-rsid="0064eb02"/>
    </style:style>
    <style:style style:name="P63" style:family="paragraph" style:parent-style-name="Table_20_Contents">
      <style:text-properties officeooo:rsid="0016c172" officeooo:paragraph-rsid="00533de6"/>
    </style:style>
    <style:style style:name="P64" style:family="paragraph" style:parent-style-name="Table_20_Contents">
      <style:text-properties officeooo:rsid="0016c172" officeooo:paragraph-rsid="0081b8cc"/>
    </style:style>
    <style:style style:name="P65" style:family="paragraph" style:parent-style-name="Table_20_Contents">
      <style:text-properties officeooo:rsid="0016c172" officeooo:paragraph-rsid="0096b358"/>
    </style:style>
    <style:style style:name="P66" style:family="paragraph" style:parent-style-name="Table_20_Contents">
      <style:text-properties officeooo:rsid="0016c172" officeooo:paragraph-rsid="009799f9"/>
    </style:style>
    <style:style style:name="P67" style:family="paragraph" style:parent-style-name="Table_20_Contents">
      <style:text-properties officeooo:rsid="0016c172" officeooo:paragraph-rsid="009a06c4"/>
    </style:style>
    <style:style style:name="P68" style:family="paragraph" style:parent-style-name="Table_20_Contents">
      <style:text-properties officeooo:rsid="0016c172" officeooo:paragraph-rsid="009bfa89"/>
    </style:style>
    <style:style style:name="P69" style:family="paragraph" style:parent-style-name="Table_20_Contents">
      <style:text-properties officeooo:rsid="0016c172" officeooo:paragraph-rsid="009db8bc"/>
    </style:style>
    <style:style style:name="P70" style:family="paragraph" style:parent-style-name="Table_20_Contents">
      <style:text-properties officeooo:rsid="0016c172" officeooo:paragraph-rsid="00a7509d"/>
    </style:style>
    <style:style style:name="P71" style:family="paragraph" style:parent-style-name="Table_20_Contents">
      <style:text-properties officeooo:rsid="001b3dc7" officeooo:paragraph-rsid="001b3dc7"/>
    </style:style>
    <style:style style:name="P72" style:family="paragraph" style:parent-style-name="Table_20_Contents">
      <style:text-properties officeooo:rsid="001b3dc7" officeooo:paragraph-rsid="00370209"/>
    </style:style>
    <style:style style:name="P73" style:family="paragraph" style:parent-style-name="Table_20_Contents">
      <style:text-properties officeooo:rsid="001b3dc7" officeooo:paragraph-rsid="003fb7ac"/>
    </style:style>
    <style:style style:name="P74" style:family="paragraph" style:parent-style-name="Table_20_Contents">
      <style:text-properties officeooo:rsid="001b3dc7" officeooo:paragraph-rsid="002b9fdb"/>
    </style:style>
    <style:style style:name="P75" style:family="paragraph" style:parent-style-name="Table_20_Contents">
      <style:text-properties officeooo:rsid="001b3dc7" officeooo:paragraph-rsid="004c65f9"/>
    </style:style>
    <style:style style:name="P76" style:family="paragraph" style:parent-style-name="Table_20_Contents">
      <style:text-properties officeooo:rsid="001b3dc7" officeooo:paragraph-rsid="0077146a"/>
    </style:style>
    <style:style style:name="P77" style:family="paragraph" style:parent-style-name="Table_20_Contents">
      <style:text-properties officeooo:rsid="001b3dc7" officeooo:paragraph-rsid="00533de6"/>
    </style:style>
    <style:style style:name="P78" style:family="paragraph" style:parent-style-name="Table_20_Contents">
      <style:text-properties officeooo:rsid="001b3dc7" officeooo:paragraph-rsid="0081b8cc"/>
    </style:style>
    <style:style style:name="P79" style:family="paragraph" style:parent-style-name="Table_20_Contents">
      <style:text-properties officeooo:rsid="001b3dc7" officeooo:paragraph-rsid="008d6542"/>
    </style:style>
    <style:style style:name="P80" style:family="paragraph" style:parent-style-name="Table_20_Contents">
      <style:text-properties officeooo:rsid="001b3dc7" officeooo:paragraph-rsid="0096b358"/>
    </style:style>
    <style:style style:name="P81" style:family="paragraph" style:parent-style-name="Table_20_Contents">
      <style:text-properties officeooo:rsid="001b3dc7" officeooo:paragraph-rsid="009799f9"/>
    </style:style>
    <style:style style:name="P82" style:family="paragraph" style:parent-style-name="Table_20_Contents">
      <style:text-properties officeooo:rsid="001b3dc7" officeooo:paragraph-rsid="009a06c4"/>
    </style:style>
    <style:style style:name="P83" style:family="paragraph" style:parent-style-name="Table_20_Contents">
      <style:text-properties officeooo:rsid="001b3dc7" officeooo:paragraph-rsid="009bfa89"/>
    </style:style>
    <style:style style:name="P84" style:family="paragraph" style:parent-style-name="Table_20_Contents">
      <style:text-properties officeooo:rsid="001b3dc7" officeooo:paragraph-rsid="009db8bc"/>
    </style:style>
    <style:style style:name="P85" style:family="paragraph" style:parent-style-name="Table_20_Contents">
      <style:text-properties officeooo:rsid="001b3dc7" officeooo:paragraph-rsid="00a0e9ce"/>
    </style:style>
    <style:style style:name="P86" style:family="paragraph" style:parent-style-name="Table_20_Contents">
      <style:text-properties officeooo:rsid="001b3dc7" officeooo:paragraph-rsid="00aba3c2"/>
    </style:style>
    <style:style style:name="P87" style:family="paragraph" style:parent-style-name="Table_20_Contents">
      <style:text-properties officeooo:rsid="001b3dc7" officeooo:paragraph-rsid="00b0a520"/>
    </style:style>
    <style:style style:name="P88" style:family="paragraph" style:parent-style-name="Table_20_Contents">
      <style:text-properties officeooo:rsid="001b3dc7" officeooo:paragraph-rsid="00d56d5b"/>
    </style:style>
    <style:style style:name="P89" style:family="paragraph" style:parent-style-name="Table_20_Contents">
      <style:text-properties officeooo:rsid="001b3dc7" officeooo:paragraph-rsid="00db689d"/>
    </style:style>
    <style:style style:name="P90" style:family="paragraph" style:parent-style-name="Table_20_Contents">
      <style:text-properties officeooo:rsid="001b3dc7" officeooo:paragraph-rsid="00df18ac"/>
    </style:style>
    <style:style style:name="P91" style:family="paragraph" style:parent-style-name="Table_20_Contents">
      <style:text-properties officeooo:rsid="001b3dc7" officeooo:paragraph-rsid="00efea64"/>
    </style:style>
    <style:style style:name="P92" style:family="paragraph" style:parent-style-name="Table_20_Contents">
      <style:text-properties officeooo:rsid="001b3dc7" officeooo:paragraph-rsid="00f71aa7"/>
    </style:style>
    <style:style style:name="P93" style:family="paragraph" style:parent-style-name="Table_20_Contents">
      <style:text-properties officeooo:rsid="001b3dc7" officeooo:paragraph-rsid="0110525e"/>
    </style:style>
    <style:style style:name="P94" style:family="paragraph" style:parent-style-name="Table_20_Contents">
      <style:text-properties officeooo:rsid="001b3dc7" officeooo:paragraph-rsid="011239b7"/>
    </style:style>
    <style:style style:name="P95" style:family="paragraph" style:parent-style-name="Table_20_Contents">
      <style:text-properties officeooo:rsid="0019bf6f" officeooo:paragraph-rsid="002077ea"/>
    </style:style>
    <style:style style:name="P96" style:family="paragraph" style:parent-style-name="Table_20_Contents">
      <style:text-properties officeooo:rsid="0019bf6f" officeooo:paragraph-rsid="00370209"/>
    </style:style>
    <style:style style:name="P97" style:family="paragraph" style:parent-style-name="Table_20_Contents">
      <style:text-properties officeooo:rsid="0019bf6f" officeooo:paragraph-rsid="003fb7ac"/>
    </style:style>
    <style:style style:name="P98" style:family="paragraph" style:parent-style-name="Table_20_Contents">
      <style:text-properties officeooo:rsid="0019bf6f" officeooo:paragraph-rsid="002b9fdb"/>
    </style:style>
    <style:style style:name="P99" style:family="paragraph" style:parent-style-name="Table_20_Contents">
      <style:text-properties officeooo:rsid="0019bf6f" officeooo:paragraph-rsid="004c65f9"/>
    </style:style>
    <style:style style:name="P100" style:family="paragraph" style:parent-style-name="Table_20_Contents">
      <style:text-properties officeooo:rsid="0019bf6f" officeooo:paragraph-rsid="0077146a"/>
    </style:style>
    <style:style style:name="P101" style:family="paragraph" style:parent-style-name="Table_20_Contents">
      <style:text-properties officeooo:rsid="0019bf6f" officeooo:paragraph-rsid="0064eb02"/>
    </style:style>
    <style:style style:name="P102" style:family="paragraph" style:parent-style-name="Table_20_Contents">
      <style:text-properties officeooo:rsid="0019bf6f" officeooo:paragraph-rsid="00533de6"/>
    </style:style>
    <style:style style:name="P103" style:family="paragraph" style:parent-style-name="Table_20_Contents">
      <style:text-properties officeooo:rsid="0019bf6f" officeooo:paragraph-rsid="0081b8cc"/>
    </style:style>
    <style:style style:name="P104" style:family="paragraph" style:parent-style-name="Table_20_Contents">
      <style:text-properties officeooo:rsid="0019bf6f" officeooo:paragraph-rsid="0096b358"/>
    </style:style>
    <style:style style:name="P105" style:family="paragraph" style:parent-style-name="Table_20_Contents">
      <style:text-properties officeooo:rsid="0019bf6f" officeooo:paragraph-rsid="009799f9"/>
    </style:style>
    <style:style style:name="P106" style:family="paragraph" style:parent-style-name="Table_20_Contents">
      <style:text-properties officeooo:rsid="0019bf6f" officeooo:paragraph-rsid="009a06c4"/>
    </style:style>
    <style:style style:name="P107" style:family="paragraph" style:parent-style-name="Table_20_Contents">
      <style:text-properties officeooo:rsid="0019bf6f" officeooo:paragraph-rsid="009bfa89"/>
    </style:style>
    <style:style style:name="P108" style:family="paragraph" style:parent-style-name="Table_20_Contents">
      <style:text-properties officeooo:rsid="0019bf6f" officeooo:paragraph-rsid="009db8bc"/>
    </style:style>
    <style:style style:name="P109" style:family="paragraph" style:parent-style-name="Table_20_Contents">
      <style:text-properties officeooo:rsid="0019bf6f" officeooo:paragraph-rsid="00a7509d"/>
    </style:style>
    <style:style style:name="P110" style:family="paragraph" style:parent-style-name="Table_20_Contents">
      <style:text-properties officeooo:rsid="00423a3f" officeooo:paragraph-rsid="00423a3f"/>
    </style:style>
    <style:style style:name="P111" style:family="paragraph" style:parent-style-name="Table_20_Contents">
      <style:text-properties officeooo:rsid="0046164f" officeooo:paragraph-rsid="0046164f"/>
    </style:style>
    <style:style style:name="P112" style:family="paragraph" style:parent-style-name="Table_20_Contents">
      <style:text-properties officeooo:rsid="00303dbd" officeooo:paragraph-rsid="00303dbd"/>
    </style:style>
    <style:style style:name="P113" style:family="paragraph" style:parent-style-name="Table_20_Contents">
      <style:text-properties officeooo:rsid="00303dbd" officeooo:paragraph-rsid="004c65f9"/>
    </style:style>
    <style:style style:name="P114" style:family="paragraph" style:parent-style-name="Table_20_Contents">
      <style:text-properties officeooo:rsid="0031dabc" officeooo:paragraph-rsid="0031dabc"/>
    </style:style>
    <style:style style:name="P115" style:family="paragraph" style:parent-style-name="Table_20_Contents">
      <style:text-properties officeooo:rsid="0031dabc" officeooo:paragraph-rsid="004c65f9"/>
    </style:style>
    <style:style style:name="P116" style:family="paragraph" style:parent-style-name="Table_20_Contents">
      <style:text-properties officeooo:rsid="00320f93" officeooo:paragraph-rsid="00320f93"/>
    </style:style>
    <style:style style:name="P117" style:family="paragraph" style:parent-style-name="Table_20_Contents">
      <style:text-properties officeooo:rsid="00320f93" officeooo:paragraph-rsid="004c65f9"/>
    </style:style>
    <style:style style:name="P118" style:family="paragraph" style:parent-style-name="Table_20_Contents">
      <style:text-properties officeooo:rsid="00519f38" officeooo:paragraph-rsid="00519f38"/>
    </style:style>
    <style:style style:name="P119" style:family="paragraph" style:parent-style-name="Table_20_Contents">
      <style:text-properties officeooo:rsid="00519f38" officeooo:paragraph-rsid="0074d46a"/>
    </style:style>
    <style:style style:name="P120" style:family="paragraph" style:parent-style-name="Table_20_Contents">
      <style:text-properties officeooo:rsid="00519f38" officeooo:paragraph-rsid="00939129"/>
    </style:style>
    <style:style style:name="P121" style:family="paragraph" style:parent-style-name="Table_20_Contents">
      <style:text-properties officeooo:rsid="00519f38" officeooo:paragraph-rsid="0096b358"/>
    </style:style>
    <style:style style:name="P122" style:family="paragraph" style:parent-style-name="Table_20_Contents">
      <style:text-properties officeooo:rsid="00519f38" officeooo:paragraph-rsid="009799f9"/>
    </style:style>
    <style:style style:name="P123" style:family="paragraph" style:parent-style-name="Table_20_Contents">
      <style:text-properties officeooo:rsid="00519f38" officeooo:paragraph-rsid="009a06c4"/>
    </style:style>
    <style:style style:name="P124" style:family="paragraph" style:parent-style-name="Table_20_Contents">
      <style:text-properties officeooo:rsid="00519f38" officeooo:paragraph-rsid="009bfa89"/>
    </style:style>
    <style:style style:name="P125" style:family="paragraph" style:parent-style-name="Table_20_Contents">
      <style:text-properties officeooo:rsid="0052c2f1" officeooo:paragraph-rsid="0052c2f1"/>
    </style:style>
    <style:style style:name="P126" style:family="paragraph" style:parent-style-name="Table_20_Contents">
      <style:text-properties officeooo:rsid="006f5fa0" officeooo:paragraph-rsid="006f5fa0"/>
    </style:style>
    <style:style style:name="P127" style:family="paragraph" style:parent-style-name="Table_20_Contents">
      <style:text-properties officeooo:rsid="00714852" officeooo:paragraph-rsid="00714852"/>
    </style:style>
    <style:style style:name="P128" style:family="paragraph" style:parent-style-name="Table_20_Contents">
      <style:text-properties officeooo:rsid="007199ed" officeooo:paragraph-rsid="007199ed"/>
    </style:style>
    <style:style style:name="P129" style:family="paragraph" style:parent-style-name="Table_20_Contents">
      <style:text-properties officeooo:rsid="003ae389" officeooo:paragraph-rsid="0064eb02"/>
    </style:style>
    <style:style style:name="P130" style:family="paragraph" style:parent-style-name="Table_20_Contents">
      <style:text-properties officeooo:rsid="0074d46a" officeooo:paragraph-rsid="0074d46a"/>
    </style:style>
    <style:style style:name="P131" style:family="paragraph" style:parent-style-name="Table_20_Contents">
      <style:text-properties officeooo:rsid="007579fb" officeooo:paragraph-rsid="007579fb"/>
    </style:style>
    <style:style style:name="P132" style:family="paragraph" style:parent-style-name="Table_20_Contents">
      <style:text-properties officeooo:rsid="005db3eb" officeooo:paragraph-rsid="005db3eb"/>
    </style:style>
    <style:style style:name="P133" style:family="paragraph" style:parent-style-name="Table_20_Contents">
      <style:text-properties officeooo:rsid="005db3eb" officeooo:paragraph-rsid="00a7509d"/>
    </style:style>
    <style:style style:name="P134" style:family="paragraph" style:parent-style-name="Table_20_Contents">
      <style:text-properties officeooo:rsid="005c89a2" officeooo:paragraph-rsid="005c89a2"/>
    </style:style>
    <style:style style:name="P135" style:family="paragraph" style:parent-style-name="Table_20_Contents">
      <style:text-properties officeooo:rsid="005c89a2" officeooo:paragraph-rsid="009db8bc"/>
    </style:style>
    <style:style style:name="P136" style:family="paragraph" style:parent-style-name="Table_20_Contents">
      <style:text-properties officeooo:rsid="005c89a2" officeooo:paragraph-rsid="00db689d"/>
    </style:style>
    <style:style style:name="P137" style:family="paragraph" style:parent-style-name="Table_20_Contents">
      <style:text-properties officeooo:rsid="005c89a2" officeooo:paragraph-rsid="00df18ac"/>
    </style:style>
    <style:style style:name="P138" style:family="paragraph" style:parent-style-name="Table_20_Contents">
      <style:text-properties officeooo:rsid="005c89a2" officeooo:paragraph-rsid="00d56d5b"/>
    </style:style>
    <style:style style:name="P139" style:family="paragraph" style:parent-style-name="Table_20_Contents">
      <style:text-properties officeooo:rsid="005c89a2" officeooo:paragraph-rsid="00efea64"/>
    </style:style>
    <style:style style:name="P140" style:family="paragraph" style:parent-style-name="Table_20_Contents">
      <style:text-properties officeooo:rsid="005c89a2" officeooo:paragraph-rsid="00f71aa7"/>
    </style:style>
    <style:style style:name="P141" style:family="paragraph" style:parent-style-name="Table_20_Contents">
      <style:text-properties officeooo:rsid="005cbafe" officeooo:paragraph-rsid="005cbafe"/>
    </style:style>
    <style:style style:name="P142" style:family="paragraph" style:parent-style-name="Table_20_Contents">
      <style:text-properties officeooo:rsid="007f93a6" officeooo:paragraph-rsid="007f93a6"/>
    </style:style>
    <style:style style:name="P143" style:family="paragraph" style:parent-style-name="Table_20_Contents">
      <style:text-properties officeooo:rsid="007f93a6" officeooo:paragraph-rsid="0081b8cc"/>
    </style:style>
    <style:style style:name="P144" style:family="paragraph" style:parent-style-name="Table_20_Contents">
      <style:text-properties officeooo:rsid="007f93a6" officeooo:paragraph-rsid="0096b358"/>
    </style:style>
    <style:style style:name="P145" style:family="paragraph" style:parent-style-name="Table_20_Contents">
      <style:text-properties officeooo:rsid="007f93a6" officeooo:paragraph-rsid="009799f9"/>
    </style:style>
    <style:style style:name="P146" style:family="paragraph" style:parent-style-name="Table_20_Contents">
      <style:text-properties officeooo:rsid="007f93a6" officeooo:paragraph-rsid="009a06c4"/>
    </style:style>
    <style:style style:name="P147" style:family="paragraph" style:parent-style-name="Table_20_Contents">
      <style:text-properties officeooo:rsid="007f93a6" officeooo:paragraph-rsid="009bfa89"/>
    </style:style>
    <style:style style:name="P148" style:family="paragraph" style:parent-style-name="Table_20_Contents">
      <style:text-properties officeooo:paragraph-rsid="0081b8cc"/>
    </style:style>
    <style:style style:name="P149" style:family="paragraph" style:parent-style-name="Table_20_Contents">
      <style:text-properties officeooo:paragraph-rsid="008c5472"/>
    </style:style>
    <style:style style:name="P150" style:family="paragraph" style:parent-style-name="Table_20_Contents">
      <style:text-properties officeooo:rsid="008abc9d" officeooo:paragraph-rsid="008abc9d"/>
    </style:style>
    <style:style style:name="P151" style:family="paragraph" style:parent-style-name="Table_20_Contents">
      <style:text-properties officeooo:rsid="008abc9d" officeooo:paragraph-rsid="0096b358"/>
    </style:style>
    <style:style style:name="P152" style:family="paragraph" style:parent-style-name="Table_20_Contents">
      <style:text-properties officeooo:rsid="008abc9d" officeooo:paragraph-rsid="009799f9"/>
    </style:style>
    <style:style style:name="P153" style:family="paragraph" style:parent-style-name="Table_20_Contents">
      <style:text-properties officeooo:rsid="008abc9d" officeooo:paragraph-rsid="009a06c4"/>
    </style:style>
    <style:style style:name="P154" style:family="paragraph" style:parent-style-name="Table_20_Contents">
      <style:text-properties officeooo:rsid="008abc9d" officeooo:paragraph-rsid="009bfa89"/>
    </style:style>
    <style:style style:name="P155" style:family="paragraph" style:parent-style-name="Table_20_Contents">
      <style:text-properties officeooo:rsid="008c5472" officeooo:paragraph-rsid="008c5472"/>
    </style:style>
    <style:style style:name="P156" style:family="paragraph" style:parent-style-name="Table_20_Contents">
      <style:text-properties officeooo:rsid="008c5472" officeooo:paragraph-rsid="0096b358"/>
    </style:style>
    <style:style style:name="P157" style:family="paragraph" style:parent-style-name="Table_20_Contents">
      <style:text-properties officeooo:rsid="008c5472" officeooo:paragraph-rsid="009799f9"/>
    </style:style>
    <style:style style:name="P158" style:family="paragraph" style:parent-style-name="Table_20_Contents">
      <style:text-properties officeooo:rsid="008c5472" officeooo:paragraph-rsid="009a06c4"/>
    </style:style>
    <style:style style:name="P159" style:family="paragraph" style:parent-style-name="Table_20_Contents">
      <style:text-properties officeooo:rsid="008c5472" officeooo:paragraph-rsid="009bfa89"/>
    </style:style>
    <style:style style:name="P160" style:family="paragraph" style:parent-style-name="Table_20_Contents">
      <style:text-properties officeooo:rsid="008d6542" officeooo:paragraph-rsid="008d6542"/>
    </style:style>
    <style:style style:name="P161" style:family="paragraph" style:parent-style-name="Table_20_Contents">
      <style:text-properties officeooo:rsid="008d6542" officeooo:paragraph-rsid="0096b358"/>
    </style:style>
    <style:style style:name="P162" style:family="paragraph" style:parent-style-name="Table_20_Contents">
      <style:text-properties officeooo:rsid="008d6542" officeooo:paragraph-rsid="009799f9"/>
    </style:style>
    <style:style style:name="P163" style:family="paragraph" style:parent-style-name="Table_20_Contents">
      <style:text-properties officeooo:rsid="008d6542" officeooo:paragraph-rsid="009a06c4"/>
    </style:style>
    <style:style style:name="P164" style:family="paragraph" style:parent-style-name="Table_20_Contents">
      <style:text-properties officeooo:rsid="008d6542" officeooo:paragraph-rsid="009bfa89"/>
    </style:style>
    <style:style style:name="P165" style:family="paragraph" style:parent-style-name="Table_20_Contents">
      <style:text-properties officeooo:rsid="0090e270" officeooo:paragraph-rsid="0090e270"/>
    </style:style>
    <style:style style:name="P166" style:family="paragraph" style:parent-style-name="Table_20_Contents">
      <style:text-properties officeooo:rsid="0090e270" officeooo:paragraph-rsid="0096b358"/>
    </style:style>
    <style:style style:name="P167" style:family="paragraph" style:parent-style-name="Table_20_Contents">
      <style:text-properties officeooo:rsid="0090e270" officeooo:paragraph-rsid="009799f9"/>
    </style:style>
    <style:style style:name="P168" style:family="paragraph" style:parent-style-name="Table_20_Contents">
      <style:text-properties officeooo:rsid="0090e270" officeooo:paragraph-rsid="009a06c4"/>
    </style:style>
    <style:style style:name="P169" style:family="paragraph" style:parent-style-name="Table_20_Contents">
      <style:text-properties officeooo:rsid="0090e270" officeooo:paragraph-rsid="009bfa89"/>
    </style:style>
    <style:style style:name="P170" style:family="paragraph" style:parent-style-name="Table_20_Contents">
      <style:text-properties officeooo:rsid="0091e922" officeooo:paragraph-rsid="0091e922"/>
    </style:style>
    <style:style style:name="P171" style:family="paragraph" style:parent-style-name="Table_20_Contents">
      <style:text-properties officeooo:rsid="0091e922" officeooo:paragraph-rsid="0096b358"/>
    </style:style>
    <style:style style:name="P172" style:family="paragraph" style:parent-style-name="Table_20_Contents">
      <style:text-properties officeooo:rsid="0091e922" officeooo:paragraph-rsid="009799f9"/>
    </style:style>
    <style:style style:name="P173" style:family="paragraph" style:parent-style-name="Table_20_Contents">
      <style:text-properties officeooo:rsid="0091e922" officeooo:paragraph-rsid="009a06c4"/>
    </style:style>
    <style:style style:name="P174" style:family="paragraph" style:parent-style-name="Table_20_Contents">
      <style:text-properties officeooo:rsid="0091e922" officeooo:paragraph-rsid="009bfa89"/>
    </style:style>
    <style:style style:name="P175" style:family="paragraph" style:parent-style-name="Table_20_Contents">
      <style:text-properties officeooo:rsid="00939129" officeooo:paragraph-rsid="00939129"/>
    </style:style>
    <style:style style:name="P176" style:family="paragraph" style:parent-style-name="Table_20_Contents">
      <style:text-properties officeooo:rsid="00939129" officeooo:paragraph-rsid="0096b358"/>
    </style:style>
    <style:style style:name="P177" style:family="paragraph" style:parent-style-name="Table_20_Contents">
      <style:text-properties officeooo:rsid="00939129" officeooo:paragraph-rsid="009799f9"/>
    </style:style>
    <style:style style:name="P178" style:family="paragraph" style:parent-style-name="Table_20_Contents">
      <style:text-properties officeooo:rsid="00939129" officeooo:paragraph-rsid="009a06c4"/>
    </style:style>
    <style:style style:name="P179" style:family="paragraph" style:parent-style-name="Table_20_Contents">
      <style:text-properties officeooo:rsid="00939129" officeooo:paragraph-rsid="009bfa89"/>
    </style:style>
    <style:style style:name="P180" style:family="paragraph" style:parent-style-name="Table_20_Contents">
      <style:text-properties officeooo:rsid="0095060f" officeooo:paragraph-rsid="0095060f"/>
    </style:style>
    <style:style style:name="P181" style:family="paragraph" style:parent-style-name="Table_20_Contents">
      <style:text-properties officeooo:rsid="0095060f" officeooo:paragraph-rsid="0096b358"/>
    </style:style>
    <style:style style:name="P182" style:family="paragraph" style:parent-style-name="Table_20_Contents">
      <style:text-properties officeooo:rsid="0095060f" officeooo:paragraph-rsid="009799f9"/>
    </style:style>
    <style:style style:name="P183" style:family="paragraph" style:parent-style-name="Table_20_Contents">
      <style:text-properties officeooo:rsid="0095060f" officeooo:paragraph-rsid="009a06c4"/>
    </style:style>
    <style:style style:name="P184" style:family="paragraph" style:parent-style-name="Table_20_Contents">
      <style:text-properties officeooo:rsid="0095060f" officeooo:paragraph-rsid="009bfa89"/>
    </style:style>
    <style:style style:name="P185" style:family="paragraph" style:parent-style-name="Table_20_Contents">
      <style:text-properties officeooo:rsid="00955951" officeooo:paragraph-rsid="00955951"/>
    </style:style>
    <style:style style:name="P186" style:family="paragraph" style:parent-style-name="Table_20_Contents">
      <style:text-properties officeooo:rsid="00955951" officeooo:paragraph-rsid="0096b358"/>
    </style:style>
    <style:style style:name="P187" style:family="paragraph" style:parent-style-name="Table_20_Contents">
      <style:text-properties officeooo:rsid="00955951" officeooo:paragraph-rsid="009799f9"/>
    </style:style>
    <style:style style:name="P188" style:family="paragraph" style:parent-style-name="Table_20_Contents">
      <style:text-properties officeooo:rsid="00955951" officeooo:paragraph-rsid="009a06c4"/>
    </style:style>
    <style:style style:name="P189" style:family="paragraph" style:parent-style-name="Table_20_Contents">
      <style:text-properties officeooo:rsid="00955951" officeooo:paragraph-rsid="009bfa89"/>
    </style:style>
    <style:style style:name="P190" style:family="paragraph" style:parent-style-name="Table_20_Contents">
      <style:text-properties officeooo:paragraph-rsid="0096b358"/>
    </style:style>
    <style:style style:name="P191" style:family="paragraph" style:parent-style-name="Table_20_Contents">
      <style:text-properties officeooo:paragraph-rsid="009799f9"/>
    </style:style>
    <style:style style:name="P192" style:family="paragraph" style:parent-style-name="Table_20_Contents">
      <style:text-properties officeooo:paragraph-rsid="0099b2e7"/>
    </style:style>
    <style:style style:name="P193" style:family="paragraph" style:parent-style-name="Table_20_Contents">
      <style:text-properties officeooo:paragraph-rsid="009a06c4"/>
    </style:style>
    <style:style style:name="P194" style:family="paragraph" style:parent-style-name="Table_20_Contents">
      <style:text-properties officeooo:paragraph-rsid="009bfa89"/>
    </style:style>
    <style:style style:name="P195" style:family="paragraph" style:parent-style-name="Table_20_Contents">
      <style:text-properties officeooo:paragraph-rsid="009db8bc"/>
    </style:style>
    <style:style style:name="P196" style:family="paragraph" style:parent-style-name="Table_20_Contents">
      <style:text-properties officeooo:paragraph-rsid="009e3b2b"/>
    </style:style>
    <style:style style:name="P197" style:family="paragraph" style:parent-style-name="Table_20_Contents">
      <style:text-properties officeooo:paragraph-rsid="009faff5"/>
    </style:style>
    <style:style style:name="P198" style:family="paragraph" style:parent-style-name="Table_20_Contents">
      <style:text-properties officeooo:rsid="00a03660" officeooo:paragraph-rsid="00a03660"/>
    </style:style>
    <style:style style:name="P199" style:family="paragraph" style:parent-style-name="Table_20_Contents">
      <style:text-properties officeooo:rsid="00a03660" officeooo:paragraph-rsid="00a082b8"/>
    </style:style>
    <style:style style:name="P200" style:family="paragraph" style:parent-style-name="Table_20_Contents">
      <style:text-properties officeooo:rsid="00a0e9ce" officeooo:paragraph-rsid="00a0e9ce"/>
    </style:style>
    <style:style style:name="P201" style:family="paragraph" style:parent-style-name="Table_20_Contents">
      <style:text-properties officeooo:rsid="00a0e9ce" officeooo:paragraph-rsid="00b01d51"/>
    </style:style>
    <style:style style:name="P202" style:family="paragraph" style:parent-style-name="Table_20_Contents">
      <style:text-properties officeooo:rsid="00a0e9ce" officeooo:paragraph-rsid="00be536b"/>
    </style:style>
    <style:style style:name="P203" style:family="paragraph" style:parent-style-name="Table_20_Contents">
      <style:text-properties officeooo:rsid="00a2ab34" officeooo:paragraph-rsid="00a2ab34"/>
    </style:style>
    <style:style style:name="P204" style:family="paragraph" style:parent-style-name="Table_20_Contents">
      <style:text-properties officeooo:rsid="00a416cc" officeooo:paragraph-rsid="00aba3c2"/>
    </style:style>
    <style:style style:name="P205" style:family="paragraph" style:parent-style-name="Table_20_Contents">
      <style:text-properties officeooo:paragraph-rsid="00a7509d"/>
    </style:style>
    <style:style style:name="P206" style:family="paragraph" style:parent-style-name="Table_20_Contents">
      <style:text-properties officeooo:paragraph-rsid="00aba3c2"/>
    </style:style>
    <style:style style:name="P207" style:family="paragraph" style:parent-style-name="Table_20_Contents">
      <style:text-properties officeooo:paragraph-rsid="00ac4379"/>
    </style:style>
    <style:style style:name="P208" style:family="paragraph" style:parent-style-name="Table_20_Contents">
      <style:text-properties officeooo:paragraph-rsid="00ad5c32"/>
    </style:style>
    <style:style style:name="P209" style:family="paragraph" style:parent-style-name="Table_20_Contents">
      <style:text-properties officeooo:paragraph-rsid="00b1a7be"/>
    </style:style>
    <style:style style:name="P210" style:family="paragraph" style:parent-style-name="Table_20_Contents">
      <style:text-properties officeooo:paragraph-rsid="00b61f3e"/>
    </style:style>
    <style:style style:name="P211" style:family="paragraph" style:parent-style-name="Table_20_Contents">
      <style:text-properties officeooo:paragraph-rsid="00b96422"/>
    </style:style>
    <style:style style:name="P212" style:family="paragraph" style:parent-style-name="Table_20_Contents">
      <style:text-properties officeooo:paragraph-rsid="00c04231"/>
    </style:style>
    <style:style style:name="P213" style:family="paragraph" style:parent-style-name="Table_20_Contents">
      <style:text-properties officeooo:paragraph-rsid="00e6ae78"/>
    </style:style>
    <style:style style:name="P214" style:family="paragraph" style:parent-style-name="Table_20_Contents">
      <style:text-properties officeooo:rsid="00a60b39" officeooo:paragraph-rsid="00a60b39"/>
    </style:style>
    <style:style style:name="P215" style:family="paragraph" style:parent-style-name="Table_20_Contents">
      <style:text-properties officeooo:rsid="00a6ba93" officeooo:paragraph-rsid="00a6ba93"/>
    </style:style>
    <style:style style:name="P216" style:family="paragraph" style:parent-style-name="Table_20_Contents">
      <style:text-properties officeooo:rsid="00aab399" officeooo:paragraph-rsid="00aab399"/>
    </style:style>
    <style:style style:name="P217" style:family="paragraph" style:parent-style-name="Table_20_Contents">
      <style:text-properties officeooo:rsid="00aba3c2" officeooo:paragraph-rsid="00aba3c2"/>
    </style:style>
    <style:style style:name="P218" style:family="paragraph" style:parent-style-name="Table_20_Contents">
      <style:text-properties officeooo:rsid="00ac4379" officeooo:paragraph-rsid="00ac4379"/>
    </style:style>
    <style:style style:name="P219" style:family="paragraph" style:parent-style-name="Table_20_Contents">
      <style:text-properties officeooo:rsid="00ad5c32" officeooo:paragraph-rsid="00ad5c32"/>
    </style:style>
    <style:style style:name="P220" style:family="paragraph" style:parent-style-name="Table_20_Contents">
      <style:text-properties officeooo:rsid="00af26ef" officeooo:paragraph-rsid="00af26ef"/>
    </style:style>
    <style:style style:name="P221" style:family="paragraph" style:parent-style-name="Table_20_Contents">
      <style:text-properties officeooo:rsid="00b0a520" officeooo:paragraph-rsid="00b0a520"/>
    </style:style>
    <style:style style:name="P222" style:family="paragraph" style:parent-style-name="Table_20_Contents">
      <style:text-properties officeooo:rsid="00b1a7be" officeooo:paragraph-rsid="00b1a7be"/>
    </style:style>
    <style:style style:name="P223" style:family="paragraph" style:parent-style-name="Table_20_Contents">
      <style:text-properties officeooo:rsid="00ba4707" officeooo:paragraph-rsid="00ba4707"/>
    </style:style>
    <style:style style:name="P224" style:family="paragraph" style:parent-style-name="Table_20_Contents">
      <style:text-properties officeooo:rsid="00bcda3d" officeooo:paragraph-rsid="00bcda3d"/>
    </style:style>
    <style:style style:name="P225" style:family="paragraph" style:parent-style-name="Table_20_Contents">
      <style:text-properties officeooo:rsid="00be536b" officeooo:paragraph-rsid="00be536b"/>
    </style:style>
    <style:style style:name="P226" style:family="paragraph" style:parent-style-name="Table_20_Contents">
      <style:text-properties officeooo:rsid="00bea793" officeooo:paragraph-rsid="00bea793"/>
    </style:style>
    <style:style style:name="P227" style:family="paragraph" style:parent-style-name="Table_20_Contents">
      <style:text-properties officeooo:paragraph-rsid="00cbbd94"/>
    </style:style>
    <style:style style:name="P228" style:family="paragraph" style:parent-style-name="Table_20_Contents">
      <style:text-properties officeooo:paragraph-rsid="00d56d5b"/>
    </style:style>
    <style:style style:name="P229" style:family="paragraph" style:parent-style-name="Table_20_Contents">
      <style:text-properties officeooo:paragraph-rsid="00db689d"/>
    </style:style>
    <style:style style:name="P230" style:family="paragraph" style:parent-style-name="Table_20_Contents">
      <style:text-properties officeooo:paragraph-rsid="00de0c06"/>
    </style:style>
    <style:style style:name="P231" style:family="paragraph" style:parent-style-name="Table_20_Contents">
      <style:text-properties officeooo:paragraph-rsid="00df18ac"/>
    </style:style>
    <style:style style:name="P232" style:family="paragraph" style:parent-style-name="Table_20_Contents">
      <style:text-properties officeooo:rsid="00d9efa8" officeooo:paragraph-rsid="00d9efa8"/>
    </style:style>
    <style:style style:name="P233" style:family="paragraph" style:parent-style-name="Table_20_Contents">
      <style:text-properties officeooo:rsid="00d9efa8" officeooo:paragraph-rsid="00db689d"/>
    </style:style>
    <style:style style:name="P234" style:family="paragraph" style:parent-style-name="Table_20_Contents">
      <style:text-properties officeooo:rsid="00d9efa8" officeooo:paragraph-rsid="00df18ac"/>
    </style:style>
    <style:style style:name="P235" style:family="paragraph" style:parent-style-name="Table_20_Contents">
      <style:text-properties officeooo:rsid="00d9efa8" officeooo:paragraph-rsid="00efea64"/>
    </style:style>
    <style:style style:name="P236" style:family="paragraph" style:parent-style-name="Table_20_Contents">
      <style:text-properties officeooo:rsid="00d9efa8" officeooo:paragraph-rsid="00f71aa7"/>
    </style:style>
    <style:style style:name="P237" style:family="paragraph" style:parent-style-name="Table_20_Contents">
      <style:text-properties officeooo:rsid="00d56d5b" officeooo:paragraph-rsid="00d56d5b"/>
    </style:style>
    <style:style style:name="P238" style:family="paragraph" style:parent-style-name="Table_20_Contents">
      <style:text-properties officeooo:rsid="00d56d5b" officeooo:paragraph-rsid="00db689d"/>
    </style:style>
    <style:style style:name="P239" style:family="paragraph" style:parent-style-name="Table_20_Contents">
      <style:text-properties officeooo:rsid="00d56d5b" officeooo:paragraph-rsid="00df18ac"/>
    </style:style>
    <style:style style:name="P240" style:family="paragraph" style:parent-style-name="Table_20_Contents">
      <style:text-properties officeooo:rsid="00d56d5b" officeooo:paragraph-rsid="00efea64"/>
    </style:style>
    <style:style style:name="P241" style:family="paragraph" style:parent-style-name="Table_20_Contents">
      <style:text-properties officeooo:rsid="00d56d5b" officeooo:paragraph-rsid="00f71aa7"/>
    </style:style>
    <style:style style:name="P242" style:family="paragraph" style:parent-style-name="Table_20_Contents">
      <style:text-properties officeooo:rsid="00d56d5b" officeooo:paragraph-rsid="0110525e"/>
    </style:style>
    <style:style style:name="P243" style:family="paragraph" style:parent-style-name="Table_20_Contents">
      <style:text-properties officeooo:rsid="009d895a" officeooo:paragraph-rsid="00d56d5b"/>
    </style:style>
    <style:style style:name="P244" style:family="paragraph" style:parent-style-name="Table_20_Contents">
      <style:text-properties officeooo:rsid="009d895a" officeooo:paragraph-rsid="00db689d"/>
    </style:style>
    <style:style style:name="P245" style:family="paragraph" style:parent-style-name="Table_20_Contents">
      <style:text-properties officeooo:rsid="009d895a" officeooo:paragraph-rsid="00df18ac"/>
    </style:style>
    <style:style style:name="P246" style:family="paragraph" style:parent-style-name="Table_20_Contents">
      <style:text-properties officeooo:rsid="009d895a" officeooo:paragraph-rsid="00efea64"/>
    </style:style>
    <style:style style:name="P247" style:family="paragraph" style:parent-style-name="Table_20_Contents">
      <style:text-properties officeooo:rsid="009d895a" officeooo:paragraph-rsid="00f71aa7"/>
    </style:style>
    <style:style style:name="P248" style:family="paragraph" style:parent-style-name="Table_20_Contents">
      <style:text-properties officeooo:rsid="009d895a" officeooo:paragraph-rsid="0110525e"/>
    </style:style>
    <style:style style:name="P249" style:family="paragraph" style:parent-style-name="Table_20_Contents">
      <style:text-properties officeooo:rsid="00d5b432" officeooo:paragraph-rsid="00d5b432"/>
    </style:style>
    <style:style style:name="P250" style:family="paragraph" style:parent-style-name="Table_20_Contents">
      <style:text-properties officeooo:rsid="00d5b432" officeooo:paragraph-rsid="00db689d"/>
    </style:style>
    <style:style style:name="P251" style:family="paragraph" style:parent-style-name="Table_20_Contents">
      <style:text-properties officeooo:rsid="00d5b432" officeooo:paragraph-rsid="00df18ac"/>
    </style:style>
    <style:style style:name="P252" style:family="paragraph" style:parent-style-name="Table_20_Contents">
      <style:text-properties officeooo:rsid="00d5b432" officeooo:paragraph-rsid="00efea64"/>
    </style:style>
    <style:style style:name="P253" style:family="paragraph" style:parent-style-name="Table_20_Contents">
      <style:text-properties officeooo:rsid="00d5b432" officeooo:paragraph-rsid="00f71aa7"/>
    </style:style>
    <style:style style:name="P254" style:family="paragraph" style:parent-style-name="Table_20_Contents">
      <style:text-properties officeooo:rsid="00e14e59" officeooo:paragraph-rsid="00e14e59"/>
    </style:style>
    <style:style style:name="P255" style:family="paragraph" style:parent-style-name="Table_20_Contents">
      <style:text-properties officeooo:rsid="00e14e59" officeooo:paragraph-rsid="00f90866"/>
    </style:style>
    <style:style style:name="P256" style:family="paragraph" style:parent-style-name="Table_20_Contents">
      <style:text-properties officeooo:paragraph-rsid="00efea64"/>
    </style:style>
    <style:style style:name="P257" style:family="paragraph" style:parent-style-name="Table_20_Contents">
      <style:text-properties officeooo:paragraph-rsid="00f71aa7"/>
    </style:style>
    <style:style style:name="P258" style:family="paragraph" style:parent-style-name="Table_20_Contents">
      <style:text-properties officeooo:paragraph-rsid="0110525e"/>
    </style:style>
    <style:style style:name="P259" style:family="paragraph" style:parent-style-name="Titre_20_de_20_tableau_20_vertical">
      <style:text-properties fo:background-color="#e6e6ff"/>
    </style:style>
    <style:style style:name="P260" style:family="paragraph" style:parent-style-name="Titre_20_de_20_tableau_20_vertical">
      <style:text-properties officeooo:paragraph-rsid="002b9fdb" fo:background-color="#e6e6ff"/>
    </style:style>
    <style:style style:name="P261" style:family="paragraph" style:parent-style-name="Titre_20_de_20_tableau_20_vertical">
      <style:text-properties officeooo:paragraph-rsid="00370209" fo:background-color="#e6e6ff"/>
    </style:style>
    <style:style style:name="P262" style:family="paragraph" style:parent-style-name="Titre_20_de_20_tableau_20_vertical">
      <style:text-properties officeooo:paragraph-rsid="003fb7ac" fo:background-color="#e6e6ff"/>
    </style:style>
    <style:style style:name="P263" style:family="paragraph" style:parent-style-name="Titre_20_de_20_tableau_20_vertical">
      <style:text-properties officeooo:paragraph-rsid="004c65f9" fo:background-color="#e6e6ff"/>
    </style:style>
    <style:style style:name="P264" style:family="paragraph" style:parent-style-name="Titre_20_de_20_tableau_20_vertical">
      <style:text-properties officeooo:paragraph-rsid="00533de6" fo:background-color="#e6e6ff"/>
    </style:style>
    <style:style style:name="P265" style:family="paragraph" style:parent-style-name="Titre_20_de_20_tableau_20_vertical">
      <style:text-properties officeooo:paragraph-rsid="0064eb02" fo:background-color="#e6e6ff"/>
    </style:style>
    <style:style style:name="P266" style:family="paragraph" style:parent-style-name="Titre_20_de_20_tableau_20_vertical">
      <style:text-properties officeooo:paragraph-rsid="0077146a" fo:background-color="#e6e6ff"/>
    </style:style>
    <style:style style:name="P267" style:family="paragraph" style:parent-style-name="Titre_20_de_20_tableau_20_vertical">
      <style:text-properties officeooo:rsid="0012fa38" fo:background-color="#e6e6ff"/>
    </style:style>
    <style:style style:name="P268" style:family="paragraph" style:parent-style-name="Titre_20_de_20_tableau_20_vertical">
      <style:text-properties officeooo:rsid="0012fa38" officeooo:paragraph-rsid="00370209" fo:background-color="#e6e6ff"/>
    </style:style>
    <style:style style:name="P269" style:family="paragraph" style:parent-style-name="Titre_20_de_20_tableau_20_vertical">
      <style:text-properties officeooo:rsid="0012fa38" officeooo:paragraph-rsid="003fb7ac" fo:background-color="#e6e6ff"/>
    </style:style>
    <style:style style:name="P270" style:family="paragraph" style:parent-style-name="Titre_20_de_20_tableau_20_vertical">
      <style:text-properties officeooo:rsid="0012fa38" officeooo:paragraph-rsid="002b9fdb" fo:background-color="#e6e6ff"/>
    </style:style>
    <style:style style:name="P271" style:family="paragraph" style:parent-style-name="Titre_20_de_20_tableau_20_vertical">
      <style:text-properties officeooo:rsid="0012fa38" officeooo:paragraph-rsid="004c65f9" fo:background-color="#e6e6ff"/>
    </style:style>
    <style:style style:name="P272" style:family="paragraph" style:parent-style-name="Titre_20_de_20_tableau_20_vertical">
      <style:text-properties officeooo:rsid="0012fa38" officeooo:paragraph-rsid="0077146a" fo:background-color="#e6e6ff"/>
    </style:style>
    <style:style style:name="P273" style:family="paragraph" style:parent-style-name="Titre_20_de_20_tableau_20_vertical">
      <style:text-properties officeooo:rsid="0012fa38" officeooo:paragraph-rsid="0064eb02" fo:background-color="#e6e6ff"/>
    </style:style>
    <style:style style:name="P274" style:family="paragraph" style:parent-style-name="Titre_20_de_20_tableau_20_vertical">
      <style:text-properties officeooo:rsid="0012fa38" officeooo:paragraph-rsid="00533de6" fo:background-color="#e6e6ff"/>
    </style:style>
    <style:style style:name="P275" style:family="paragraph" style:parent-style-name="Titre_20_de_20_tableau_20_vertical">
      <style:text-properties officeooo:rsid="0012fa38" officeooo:paragraph-rsid="0081b8cc" fo:background-color="#e6e6ff"/>
    </style:style>
    <style:style style:name="P276" style:family="paragraph" style:parent-style-name="Titre_20_de_20_tableau_20_vertical">
      <style:text-properties officeooo:rsid="0012fa38" officeooo:paragraph-rsid="009db8bc" fo:background-color="#e6e6ff"/>
    </style:style>
    <style:style style:name="P277" style:family="paragraph" style:parent-style-name="Titre_20_de_20_tableau_20_vertical">
      <style:text-properties officeooo:rsid="0012fa38" officeooo:paragraph-rsid="00a7509d" fo:background-color="#e6e6ff"/>
    </style:style>
    <style:style style:name="P278" style:family="paragraph" style:parent-style-name="Titre_20_de_20_tableau_20_vertical">
      <style:text-properties officeooo:rsid="0012fa38" officeooo:paragraph-rsid="00cbbd94" fo:background-color="#e6e6ff"/>
    </style:style>
    <style:style style:name="P279" style:family="paragraph" style:parent-style-name="Titre_20_de_20_tableau_20_vertical">
      <style:text-properties officeooo:rsid="0012fa38" officeooo:paragraph-rsid="00e6ae78" fo:background-color="#e6e6ff"/>
    </style:style>
    <style:style style:name="P280" style:family="paragraph" style:parent-style-name="Titre_20_de_20_tableau_20_vertical">
      <style:text-properties officeooo:rsid="0012fa38" officeooo:paragraph-rsid="0110525e" fo:background-color="#e6e6ff"/>
    </style:style>
    <style:style style:name="P281" style:family="paragraph" style:parent-style-name="Titre_20_de_20_tableau_20_vertical">
      <style:text-properties officeooo:paragraph-rsid="0081b8cc" fo:background-color="#e6e6ff"/>
    </style:style>
    <style:style style:name="P282" style:family="paragraph" style:parent-style-name="Titre_20_de_20_tableau_20_vertical">
      <style:text-properties officeooo:paragraph-rsid="009db8bc" fo:background-color="#e6e6ff"/>
    </style:style>
    <style:style style:name="P283" style:family="paragraph" style:parent-style-name="Titre_20_de_20_tableau_20_vertical">
      <style:text-properties officeooo:paragraph-rsid="00a7509d" fo:background-color="#e6e6ff"/>
    </style:style>
    <style:style style:name="P284" style:family="paragraph" style:parent-style-name="Titre_20_de_20_tableau_20_vertical">
      <style:text-properties officeooo:paragraph-rsid="00cbbd94" fo:background-color="#e6e6ff"/>
    </style:style>
    <style:style style:name="P285" style:family="paragraph" style:parent-style-name="Titre_20_de_20_tableau_20_vertical">
      <style:text-properties officeooo:paragraph-rsid="00e6ae78" fo:background-color="#e6e6ff"/>
    </style:style>
    <style:style style:name="P286" style:family="paragraph" style:parent-style-name="Titre_20_de_20_tableau_20_vertical">
      <style:text-properties officeooo:paragraph-rsid="0110525e" fo:background-color="#e6e6ff"/>
    </style:style>
    <style:style style:name="P287" style:family="paragraph" style:parent-style-name="Titre_20_de_20_tableau_20_vertical">
      <style:text-properties officeooo:paragraph-rsid="002b9fdb"/>
    </style:style>
    <style:style style:name="P288" style:family="paragraph" style:parent-style-name="Titre_20_de_20_tableau_20_vertical">
      <style:text-properties officeooo:paragraph-rsid="00370209"/>
    </style:style>
    <style:style style:name="P289" style:family="paragraph" style:parent-style-name="Titre_20_de_20_tableau_20_vertical">
      <style:text-properties officeooo:paragraph-rsid="003fb7ac"/>
    </style:style>
    <style:style style:name="P290" style:family="paragraph" style:parent-style-name="Titre_20_de_20_tableau_20_vertical">
      <style:text-properties officeooo:paragraph-rsid="004c65f9"/>
    </style:style>
    <style:style style:name="P291" style:family="paragraph" style:parent-style-name="Titre_20_de_20_tableau_20_vertical">
      <style:text-properties officeooo:paragraph-rsid="00533de6"/>
    </style:style>
    <style:style style:name="P292" style:family="paragraph" style:parent-style-name="Titre_20_de_20_tableau_20_vertical">
      <style:text-properties officeooo:paragraph-rsid="0064eb02"/>
    </style:style>
    <style:style style:name="P293" style:family="paragraph" style:parent-style-name="Titre_20_de_20_tableau_20_vertical">
      <style:text-properties officeooo:paragraph-rsid="0077146a"/>
    </style:style>
    <style:style style:name="P294" style:family="paragraph" style:parent-style-name="Titre_20_de_20_tableau_20_vertical">
      <style:text-properties officeooo:rsid="002077ea"/>
    </style:style>
    <style:style style:name="P295" style:family="paragraph" style:parent-style-name="Titre_20_de_20_tableau_20_vertical">
      <style:text-properties officeooo:rsid="002077ea" officeooo:paragraph-rsid="00370209"/>
    </style:style>
    <style:style style:name="P296" style:family="paragraph" style:parent-style-name="Titre_20_de_20_tableau_20_vertical">
      <style:text-properties officeooo:rsid="002077ea" officeooo:paragraph-rsid="003fb7ac"/>
    </style:style>
    <style:style style:name="P297" style:family="paragraph" style:parent-style-name="Titre_20_de_20_tableau_20_vertical">
      <style:text-properties officeooo:rsid="002077ea" officeooo:paragraph-rsid="002b9fdb"/>
    </style:style>
    <style:style style:name="P298" style:family="paragraph" style:parent-style-name="Titre_20_de_20_tableau_20_vertical">
      <style:text-properties officeooo:rsid="002077ea" officeooo:paragraph-rsid="004c65f9"/>
    </style:style>
    <style:style style:name="P299" style:family="paragraph" style:parent-style-name="Titre_20_de_20_tableau_20_vertical">
      <style:text-properties officeooo:rsid="002077ea" officeooo:paragraph-rsid="0077146a"/>
    </style:style>
    <style:style style:name="P300" style:family="paragraph" style:parent-style-name="Titre_20_de_20_tableau_20_vertical">
      <style:text-properties officeooo:rsid="002077ea" officeooo:paragraph-rsid="0064eb02"/>
    </style:style>
    <style:style style:name="P301" style:family="paragraph" style:parent-style-name="Titre_20_de_20_tableau_20_vertical">
      <style:text-properties officeooo:rsid="002077ea" officeooo:paragraph-rsid="00533de6"/>
    </style:style>
    <style:style style:name="P302" style:family="paragraph" style:parent-style-name="Titre_20_de_20_tableau_20_vertical">
      <style:text-properties officeooo:rsid="002077ea" officeooo:paragraph-rsid="0081b8cc"/>
    </style:style>
    <style:style style:name="P303" style:family="paragraph" style:parent-style-name="Titre_20_de_20_tableau_20_vertical">
      <style:text-properties officeooo:rsid="002077ea" officeooo:paragraph-rsid="0096b358"/>
    </style:style>
    <style:style style:name="P304" style:family="paragraph" style:parent-style-name="Titre_20_de_20_tableau_20_vertical">
      <style:text-properties officeooo:rsid="002077ea" officeooo:paragraph-rsid="009799f9"/>
    </style:style>
    <style:style style:name="P305" style:family="paragraph" style:parent-style-name="Titre_20_de_20_tableau_20_vertical">
      <style:text-properties officeooo:rsid="002077ea" officeooo:paragraph-rsid="009a06c4"/>
    </style:style>
    <style:style style:name="P306" style:family="paragraph" style:parent-style-name="Titre_20_de_20_tableau_20_vertical">
      <style:text-properties officeooo:rsid="002077ea" officeooo:paragraph-rsid="009bfa89"/>
    </style:style>
    <style:style style:name="P307" style:family="paragraph" style:parent-style-name="Titre_20_de_20_tableau_20_vertical">
      <style:text-properties officeooo:rsid="002077ea" officeooo:paragraph-rsid="009db8bc"/>
    </style:style>
    <style:style style:name="P308" style:family="paragraph" style:parent-style-name="Titre_20_de_20_tableau_20_vertical">
      <style:text-properties officeooo:rsid="002077ea" officeooo:paragraph-rsid="00a7509d"/>
    </style:style>
    <style:style style:name="P309" style:family="paragraph" style:parent-style-name="Titre_20_de_20_tableau_20_vertical">
      <style:text-properties officeooo:rsid="002077ea" officeooo:paragraph-rsid="00de0c06"/>
    </style:style>
    <style:style style:name="P310" style:family="paragraph" style:parent-style-name="Titre_20_de_20_tableau_20_vertical">
      <style:text-properties officeooo:rsid="002077ea" officeooo:paragraph-rsid="00df18ac"/>
    </style:style>
    <style:style style:name="P311" style:family="paragraph" style:parent-style-name="Titre_20_de_20_tableau_20_vertical">
      <style:text-properties officeooo:rsid="002077ea" officeooo:paragraph-rsid="00f71aa7"/>
    </style:style>
    <style:style style:name="P312" style:family="paragraph" style:parent-style-name="Titre_20_de_20_tableau_20_vertical">
      <style:text-properties officeooo:paragraph-rsid="0081b8cc"/>
    </style:style>
    <style:style style:name="P313" style:family="paragraph" style:parent-style-name="Titre_20_de_20_tableau_20_vertical">
      <style:text-properties officeooo:paragraph-rsid="0096b358"/>
    </style:style>
    <style:style style:name="P314" style:family="paragraph" style:parent-style-name="Titre_20_de_20_tableau_20_vertical">
      <style:text-properties officeooo:paragraph-rsid="009799f9"/>
    </style:style>
    <style:style style:name="P315" style:family="paragraph" style:parent-style-name="Titre_20_de_20_tableau_20_vertical">
      <style:text-properties officeooo:paragraph-rsid="009a06c4"/>
    </style:style>
    <style:style style:name="P316" style:family="paragraph" style:parent-style-name="Titre_20_de_20_tableau_20_vertical">
      <style:text-properties officeooo:paragraph-rsid="009bfa89"/>
    </style:style>
    <style:style style:name="P317" style:family="paragraph" style:parent-style-name="Titre_20_de_20_tableau_20_vertical">
      <style:text-properties officeooo:paragraph-rsid="009db8bc"/>
    </style:style>
    <style:style style:name="P318" style:family="paragraph" style:parent-style-name="Titre_20_de_20_tableau_20_vertical">
      <style:text-properties officeooo:paragraph-rsid="00a7509d"/>
    </style:style>
    <style:style style:name="P319" style:family="paragraph" style:parent-style-name="Titre_20_de_20_tableau_20_vertical">
      <style:text-properties officeooo:paragraph-rsid="00de0c06"/>
    </style:style>
    <style:style style:name="P320" style:family="paragraph" style:parent-style-name="Titre_20_de_20_tableau_20_vertical">
      <style:text-properties officeooo:paragraph-rsid="00df18ac"/>
    </style:style>
    <style:style style:name="P321" style:family="paragraph" style:parent-style-name="Titre_20_de_20_tableau_20_vertical">
      <style:text-properties officeooo:paragraph-rsid="00f71aa7"/>
    </style:style>
    <style:style style:name="P322" style:family="paragraph" style:parent-style-name="Table_20_Heading">
      <style:text-properties officeooo:rsid="0012fa38"/>
    </style:style>
    <style:style style:name="P323" style:family="paragraph" style:parent-style-name="Table_20_Heading">
      <style:text-properties officeooo:rsid="0012fa38" officeooo:paragraph-rsid="00370209"/>
    </style:style>
    <style:style style:name="P324" style:family="paragraph" style:parent-style-name="Table_20_Heading">
      <style:text-properties officeooo:rsid="0012fa38" officeooo:paragraph-rsid="003fb7ac"/>
    </style:style>
    <style:style style:name="P325" style:family="paragraph" style:parent-style-name="Table_20_Heading">
      <style:text-properties officeooo:rsid="0012fa38" officeooo:paragraph-rsid="002b9fdb"/>
    </style:style>
    <style:style style:name="P326" style:family="paragraph" style:parent-style-name="Table_20_Heading">
      <style:text-properties officeooo:rsid="0012fa38" officeooo:paragraph-rsid="004c65f9"/>
    </style:style>
    <style:style style:name="P327" style:family="paragraph" style:parent-style-name="Table_20_Heading">
      <style:text-properties officeooo:rsid="0012fa38" officeooo:paragraph-rsid="0077146a"/>
    </style:style>
    <style:style style:name="P328" style:family="paragraph" style:parent-style-name="Table_20_Heading">
      <style:text-properties officeooo:rsid="0012fa38" officeooo:paragraph-rsid="0064eb02"/>
    </style:style>
    <style:style style:name="P329" style:family="paragraph" style:parent-style-name="Table_20_Heading">
      <style:text-properties officeooo:rsid="0012fa38" officeooo:paragraph-rsid="00533de6"/>
    </style:style>
    <style:style style:name="P330" style:family="paragraph" style:parent-style-name="Table_20_Heading">
      <style:text-properties officeooo:rsid="0012fa38" officeooo:paragraph-rsid="0081b8cc"/>
    </style:style>
    <style:style style:name="P331" style:family="paragraph" style:parent-style-name="Table_20_Heading">
      <style:text-properties officeooo:rsid="0012fa38" officeooo:paragraph-rsid="0096b358"/>
    </style:style>
    <style:style style:name="P332" style:family="paragraph" style:parent-style-name="Table_20_Heading">
      <style:text-properties officeooo:rsid="0012fa38" officeooo:paragraph-rsid="009799f9"/>
    </style:style>
    <style:style style:name="P333" style:family="paragraph" style:parent-style-name="Table_20_Heading">
      <style:text-properties officeooo:rsid="0012fa38" officeooo:paragraph-rsid="009a06c4"/>
    </style:style>
    <style:style style:name="P334" style:family="paragraph" style:parent-style-name="Table_20_Heading">
      <style:text-properties officeooo:rsid="0012fa38" officeooo:paragraph-rsid="009bfa89"/>
    </style:style>
    <style:style style:name="P335" style:family="paragraph" style:parent-style-name="Table_20_Heading">
      <style:text-properties officeooo:rsid="0012fa38" officeooo:paragraph-rsid="009db8bc"/>
    </style:style>
    <style:style style:name="P336" style:family="paragraph" style:parent-style-name="Table_20_Heading">
      <style:text-properties officeooo:rsid="0012fa38" officeooo:paragraph-rsid="00a7509d"/>
    </style:style>
    <style:style style:name="P337" style:family="paragraph" style:parent-style-name="Table_20_Heading">
      <style:text-properties officeooo:rsid="0012fa38" officeooo:paragraph-rsid="00b96422"/>
    </style:style>
    <style:style style:name="P338" style:family="paragraph" style:parent-style-name="Table_20_Heading">
      <style:text-properties officeooo:rsid="0012fa38" officeooo:paragraph-rsid="00d56d5b"/>
    </style:style>
    <style:style style:name="P339" style:family="paragraph" style:parent-style-name="Table_20_Heading">
      <style:text-properties officeooo:rsid="0012fa38" officeooo:paragraph-rsid="00db689d"/>
    </style:style>
    <style:style style:name="P340" style:family="paragraph" style:parent-style-name="Table_20_Heading">
      <style:text-properties officeooo:rsid="0012fa38" officeooo:paragraph-rsid="00df18ac"/>
    </style:style>
    <style:style style:name="P341" style:family="paragraph" style:parent-style-name="Table_20_Heading">
      <style:text-properties officeooo:rsid="0012fa38" officeooo:paragraph-rsid="00efea64"/>
    </style:style>
    <style:style style:name="P342" style:family="paragraph" style:parent-style-name="Table_20_Heading">
      <style:text-properties officeooo:rsid="0012fa38" officeooo:paragraph-rsid="00f71aa7"/>
    </style:style>
    <style:style style:name="P343" style:family="paragraph" style:parent-style-name="Table_20_Heading">
      <style:text-properties officeooo:rsid="0012fa38" officeooo:paragraph-rsid="0110525e"/>
    </style:style>
    <style:style style:name="P344" style:family="paragraph" style:parent-style-name="Text_20_body">
      <style:text-properties officeooo:rsid="001176ad" officeooo:paragraph-rsid="001176ad"/>
    </style:style>
    <style:style style:name="P345" style:family="paragraph" style:parent-style-name="Text_20_body">
      <style:text-properties officeooo:rsid="001176ad" officeooo:paragraph-rsid="00370209"/>
    </style:style>
    <style:style style:name="P346" style:family="paragraph" style:parent-style-name="Text_20_body">
      <style:text-properties officeooo:rsid="001176ad" officeooo:paragraph-rsid="003fb7ac"/>
    </style:style>
    <style:style style:name="P347" style:family="paragraph" style:parent-style-name="Text_20_body">
      <style:text-properties officeooo:rsid="001176ad" officeooo:paragraph-rsid="002b9fdb"/>
    </style:style>
    <style:style style:name="P348" style:family="paragraph" style:parent-style-name="Text_20_body">
      <style:text-properties officeooo:rsid="001176ad" officeooo:paragraph-rsid="004c65f9"/>
    </style:style>
    <style:style style:name="P349" style:family="paragraph" style:parent-style-name="Text_20_body">
      <style:text-properties officeooo:rsid="001176ad" officeooo:paragraph-rsid="0077146a"/>
    </style:style>
    <style:style style:name="P350" style:family="paragraph" style:parent-style-name="Text_20_body">
      <style:text-properties officeooo:rsid="001176ad" officeooo:paragraph-rsid="0064eb02"/>
    </style:style>
    <style:style style:name="P351" style:family="paragraph" style:parent-style-name="Text_20_body">
      <style:text-properties officeooo:rsid="001176ad" officeooo:paragraph-rsid="00533de6"/>
    </style:style>
    <style:style style:name="P352" style:family="paragraph" style:parent-style-name="Text_20_body">
      <style:text-properties officeooo:rsid="001176ad" officeooo:paragraph-rsid="0081b8cc"/>
    </style:style>
    <style:style style:name="P353" style:family="paragraph" style:parent-style-name="Text_20_body">
      <style:text-properties officeooo:rsid="001176ad" officeooo:paragraph-rsid="0096b358"/>
    </style:style>
    <style:style style:name="P354" style:family="paragraph" style:parent-style-name="Text_20_body">
      <style:text-properties officeooo:rsid="001176ad" officeooo:paragraph-rsid="009799f9"/>
    </style:style>
    <style:style style:name="P355" style:family="paragraph" style:parent-style-name="Text_20_body">
      <style:text-properties officeooo:rsid="001176ad" officeooo:paragraph-rsid="009a06c4"/>
    </style:style>
    <style:style style:name="P356" style:family="paragraph" style:parent-style-name="Text_20_body">
      <style:text-properties officeooo:rsid="001176ad" officeooo:paragraph-rsid="009bfa89"/>
    </style:style>
    <style:style style:name="P357" style:family="paragraph" style:parent-style-name="Text_20_body">
      <style:text-properties officeooo:rsid="001176ad" officeooo:paragraph-rsid="009db8bc"/>
    </style:style>
    <style:style style:name="P358" style:family="paragraph" style:parent-style-name="Text_20_body">
      <style:text-properties officeooo:paragraph-rsid="00f71aa7"/>
    </style:style>
    <style:style style:name="P359" style:family="paragraph" style:parent-style-name="Text_20_body">
      <style:text-properties officeooo:paragraph-rsid="0114076e"/>
    </style:style>
    <style:style style:name="P360" style:family="paragraph" style:parent-style-name="Standard" style:list-style-name="L5">
      <style:text-properties officeooo:rsid="00624acb"/>
    </style:style>
    <style:style style:name="P361" style:family="paragraph" style:parent-style-name="Standard" style:list-style-name="L5">
      <style:text-properties officeooo:rsid="00624acb" officeooo:paragraph-rsid="00f71aa7"/>
    </style:style>
    <style:style style:name="P362" style:family="paragraph" style:parent-style-name="Standard" style:list-style-name="L5">
      <style:text-properties officeooo:paragraph-rsid="00f4ef71" fo:background-color="#ffff00"/>
    </style:style>
    <style:style style:name="P363" style:family="paragraph" style:parent-style-name="Standard" style:list-style-name="L5">
      <style:text-properties officeooo:paragraph-rsid="00f71aa7" fo:background-color="#ffff00"/>
    </style:style>
    <style:style style:name="P364" style:family="paragraph" style:parent-style-name="Standard">
      <style:text-properties officeooo:rsid="0110525e" officeooo:paragraph-rsid="0110525e"/>
    </style:style>
    <style:style style:name="P365" style:family="paragraph" style:parent-style-name="Standard" style:list-style-name="L5">
      <style:text-properties officeooo:rsid="0114076e" officeooo:paragraph-rsid="0114076e"/>
    </style:style>
    <style:style style:name="P366" style:family="paragraph" style:parent-style-name="Table_20_Contents" style:list-style-name="L1">
      <style:text-properties officeooo:paragraph-rsid="003aa493"/>
    </style:style>
    <style:style style:name="P367" style:family="paragraph" style:parent-style-name="Table_20_Contents" style:list-style-name="L1">
      <style:text-properties officeooo:paragraph-rsid="003fb7ac"/>
    </style:style>
    <style:style style:name="P368" style:family="paragraph" style:parent-style-name="Table_20_Contents" style:list-style-name="L1">
      <style:text-properties officeooo:paragraph-rsid="002b9fdb"/>
    </style:style>
    <style:style style:name="P369" style:family="paragraph" style:parent-style-name="Table_20_Contents" style:list-style-name="L1">
      <style:text-properties officeooo:paragraph-rsid="004c65f9"/>
    </style:style>
    <style:style style:name="P370" style:family="paragraph" style:parent-style-name="Table_20_Contents" style:list-style-name="L1">
      <style:text-properties officeooo:paragraph-rsid="0077146a"/>
    </style:style>
    <style:style style:name="P371" style:family="paragraph" style:parent-style-name="Table_20_Contents" style:list-style-name="L1">
      <style:text-properties officeooo:rsid="0016c172" officeooo:paragraph-rsid="0016c172"/>
    </style:style>
    <style:style style:name="P372" style:family="paragraph" style:parent-style-name="Table_20_Contents" style:list-style-name="L1">
      <style:text-properties officeooo:rsid="0016c172" officeooo:paragraph-rsid="00370209"/>
    </style:style>
    <style:style style:name="P373" style:family="paragraph" style:parent-style-name="Table_20_Contents" style:list-style-name="L1">
      <style:text-properties officeooo:rsid="0016c172" officeooo:paragraph-rsid="003fb7ac"/>
    </style:style>
    <style:style style:name="P374" style:family="paragraph" style:parent-style-name="Table_20_Contents" style:list-style-name="L1">
      <style:text-properties officeooo:rsid="0016c172" officeooo:paragraph-rsid="002b9fdb"/>
    </style:style>
    <style:style style:name="P375" style:family="paragraph" style:parent-style-name="Table_20_Contents" style:list-style-name="L1">
      <style:text-properties officeooo:rsid="0016c172" officeooo:paragraph-rsid="004c65f9"/>
    </style:style>
    <style:style style:name="P376" style:family="paragraph" style:parent-style-name="Table_20_Contents" style:list-style-name="L1">
      <style:text-properties officeooo:rsid="0016c172" officeooo:paragraph-rsid="0077146a"/>
    </style:style>
    <style:style style:name="P377" style:family="paragraph" style:parent-style-name="Table_20_Contents" style:list-style-name="L4">
      <style:text-properties officeooo:paragraph-rsid="006bb4ed"/>
    </style:style>
    <style:style style:name="P378" style:family="paragraph" style:parent-style-name="Table_20_Contents" style:list-style-name="L4">
      <style:text-properties officeooo:paragraph-rsid="00d21f74"/>
    </style:style>
    <style:style style:name="P379" style:family="paragraph" style:parent-style-name="Table_20_Contents" style:list-style-name="L4">
      <style:text-properties officeooo:paragraph-rsid="00dc239b"/>
    </style:style>
    <style:style style:name="P380" style:family="paragraph" style:parent-style-name="Table_20_Contents" style:list-style-name="L4">
      <style:text-properties officeooo:paragraph-rsid="00d37c12"/>
    </style:style>
    <style:style style:name="P381" style:family="paragraph" style:parent-style-name="Table_20_Contents" style:list-style-name="L4">
      <style:text-properties officeooo:paragraph-rsid="00e6ae78"/>
    </style:style>
    <style:style style:name="P382" style:family="paragraph" style:parent-style-name="Table_20_Contents" style:list-style-name="L4">
      <style:text-properties officeooo:paragraph-rsid="00ee1fc9"/>
    </style:style>
    <style:style style:name="P383" style:family="paragraph" style:parent-style-name="Table_20_Contents" style:list-style-name="L4">
      <style:text-properties officeooo:paragraph-rsid="00ec6e36"/>
    </style:style>
    <style:style style:name="P384" style:family="paragraph" style:parent-style-name="Table_20_Contents" style:list-style-name="L4">
      <style:text-properties officeooo:paragraph-rsid="00f1bc01"/>
    </style:style>
    <style:style style:name="P385" style:family="paragraph" style:parent-style-name="Table_20_Contents">
      <style:text-properties officeooo:rsid="010d72c0" officeooo:paragraph-rsid="0110525e"/>
    </style:style>
    <style:style style:name="P386" style:family="paragraph" style:parent-style-name="Table_20_Contents">
      <style:text-properties officeooo:rsid="011239b7" officeooo:paragraph-rsid="011239b7"/>
    </style:style>
    <style:style style:name="P387" style:family="paragraph" style:parent-style-name="Table_20_Contents">
      <style:text-properties officeooo:paragraph-rsid="00f71aa7"/>
    </style:style>
    <style:style style:name="P388" style:family="paragraph" style:parent-style-name="Table_20_Contents" style:list-style-name="L4">
      <style:paragraph-properties fo:margin-left="2.501cm" fo:margin-right="0cm" fo:text-indent="-0.635cm" style:auto-text-indent="false"/>
      <style:text-properties officeooo:rsid="00d21f74" officeooo:paragraph-rsid="00d21f74"/>
    </style:style>
    <style:style style:name="P389" style:family="paragraph" style:parent-style-name="Table_20_Contents" style:list-style-name="L4">
      <style:paragraph-properties fo:margin-left="2.501cm" fo:margin-right="0cm" fo:text-indent="-0.635cm" style:auto-text-indent="false"/>
      <style:text-properties officeooo:paragraph-rsid="00d21f74"/>
    </style:style>
    <style:style style:name="P390" style:family="paragraph" style:parent-style-name="Table_20_Contents" style:list-style-name="L4">
      <style:paragraph-properties fo:margin-left="2.501cm" fo:margin-right="0cm" fo:text-indent="-0.635cm" style:auto-text-indent="false"/>
      <style:text-properties officeooo:paragraph-rsid="00e6ae78"/>
    </style:style>
    <style:style style:name="P391" style:family="paragraph" style:parent-style-name="Heading_20_5">
      <style:text-properties officeooo:paragraph-rsid="00e26681"/>
    </style:style>
    <style:style style:name="P392" style:family="paragraph" style:parent-style-name="Heading_20_3">
      <style:text-properties officeooo:rsid="00249de5" officeooo:paragraph-rsid="00249de5"/>
    </style:style>
    <style:style style:name="P393" style:family="paragraph" style:parent-style-name="Heading_20_3">
      <style:text-properties officeooo:paragraph-rsid="00370209"/>
    </style:style>
    <style:style style:name="P394" style:family="paragraph" style:parent-style-name="Heading_20_3">
      <style:text-properties officeooo:paragraph-rsid="003fb7ac"/>
    </style:style>
    <style:style style:name="P395" style:family="paragraph" style:parent-style-name="Heading_20_3">
      <style:text-properties officeooo:paragraph-rsid="0028bbf4"/>
    </style:style>
    <style:style style:name="P396" style:family="paragraph" style:parent-style-name="Heading_20_3">
      <style:text-properties officeooo:paragraph-rsid="004bc5b3"/>
    </style:style>
    <style:style style:name="P397" style:family="paragraph" style:parent-style-name="Heading_20_3">
      <style:text-properties officeooo:paragraph-rsid="007393ea"/>
    </style:style>
    <style:style style:name="P398" style:family="paragraph" style:parent-style-name="Heading_20_3">
      <style:text-properties officeooo:paragraph-rsid="0063cd61"/>
    </style:style>
    <style:style style:name="P399" style:family="paragraph" style:parent-style-name="Heading_20_3">
      <style:text-properties officeooo:paragraph-rsid="00533de6"/>
    </style:style>
    <style:style style:name="P400" style:family="paragraph" style:parent-style-name="Heading_20_3">
      <style:text-properties officeooo:rsid="009db8bc" officeooo:paragraph-rsid="009db8bc"/>
    </style:style>
    <style:style style:name="P401" style:family="paragraph" style:parent-style-name="Heading_20_3">
      <style:text-properties officeooo:rsid="00a7509d" officeooo:paragraph-rsid="00a7509d"/>
    </style:style>
    <style:style style:name="P402" style:family="paragraph" style:parent-style-name="Heading_20_3">
      <style:text-properties officeooo:rsid="00a7fd91" officeooo:paragraph-rsid="00a7fd91"/>
    </style:style>
    <style:style style:name="P403" style:family="paragraph" style:parent-style-name="Heading_20_3">
      <style:text-properties officeooo:rsid="01083393" officeooo:paragraph-rsid="01083393"/>
    </style:style>
    <style:style style:name="P404" style:family="paragraph" style:parent-style-name="Contents_20_6">
      <style:paragraph-properties>
        <style:tab-stops>
          <style:tab-stop style:position="14.504cm" style:type="right" style:leader-style="dotted" style:leader-text="."/>
        </style:tab-stops>
      </style:paragraph-properties>
    </style:style>
    <style:style style:name="P405" style:family="paragraph" style:parent-style-name="Heading_20_6">
      <style:text-properties officeooo:rsid="00efea64"/>
    </style:style>
    <style:style style:name="P406" style:family="paragraph" style:parent-style-name="Heading_20_6">
      <style:text-properties officeooo:paragraph-rsid="00f71aa7"/>
    </style:style>
    <style:style style:name="P407" style:family="paragraph" style:parent-style-name="Heading_20_6">
      <style:paragraph-properties fo:break-before="page"/>
    </style:style>
    <style:style style:name="P408" style:family="paragraph" style:parent-style-name="Contents_20_4">
      <style:paragraph-properties>
        <style:tab-stops>
          <style:tab-stop style:position="15.503cm" style:type="right" style:leader-style="dotted" style:leader-text="."/>
        </style:tab-stops>
      </style:paragraph-properties>
    </style:style>
    <style:style style:name="P409" style:family="paragraph" style:parent-style-name="Heading_20_4">
      <style:text-properties officeooo:rsid="00351903"/>
    </style:style>
    <style:style style:name="P410" style:family="paragraph" style:parent-style-name="Heading_20_4">
      <style:text-properties officeooo:rsid="00351903" officeooo:paragraph-rsid="0043ea9d"/>
    </style:style>
    <style:style style:name="P411" style:family="paragraph" style:parent-style-name="Heading_20_4">
      <style:text-properties officeooo:rsid="00351903" officeooo:paragraph-rsid="004c65f9"/>
    </style:style>
    <style:style style:name="P412" style:family="paragraph" style:parent-style-name="Heading_20_4">
      <style:text-properties officeooo:rsid="00351903" officeooo:paragraph-rsid="00580026"/>
    </style:style>
    <style:style style:name="P413" style:family="paragraph" style:parent-style-name="Heading_20_4">
      <style:text-properties officeooo:rsid="00351903" officeooo:paragraph-rsid="00abc2c2"/>
    </style:style>
    <style:style style:name="P414" style:family="paragraph" style:parent-style-name="Heading_20_4">
      <style:text-properties officeooo:paragraph-rsid="00c6002d"/>
    </style:style>
    <style:style style:name="P415" style:family="paragraph" style:parent-style-name="Heading_20_4">
      <style:text-properties officeooo:rsid="010cb1a2" officeooo:paragraph-rsid="010cb1a2" fo:background-color="transparent"/>
    </style:style>
    <style:style style:name="P416" style:family="paragraph" style:parent-style-name="Heading_20_4">
      <style:text-properties officeooo:rsid="006119ff" officeooo:paragraph-rsid="009db8bc"/>
    </style:style>
    <style:style style:name="P417" style:family="paragraph" style:parent-style-name="Heading_20_4">
      <style:text-properties officeooo:rsid="00b95eae" officeooo:paragraph-rsid="00b95eae"/>
    </style:style>
    <style:style style:name="P418" style:family="paragraph" style:parent-style-name="Heading_20_4">
      <style:text-properties officeooo:paragraph-rsid="00b96422"/>
    </style:style>
    <style:style style:name="P419" style:family="paragraph" style:parent-style-name="Contents_20_Heading">
      <style:paragraph-properties fo:break-before="page"/>
    </style:style>
    <style:style style:name="P420" style:family="paragraph" style:parent-style-name="Heading_20_1">
      <style:paragraph-properties fo:break-before="page"/>
      <style:text-properties officeooo:paragraph-rsid="001176ad"/>
    </style:style>
    <style:style style:name="P421" style:family="paragraph" style:parent-style-name="Contents_20_1">
      <style:paragraph-properties>
        <style:tab-stops>
          <style:tab-stop style:position="17cm" style:type="right" style:leader-style="dotted" style:leader-text="."/>
        </style:tab-stops>
      </style:paragraph-properties>
    </style:style>
    <style:style style:name="P422" style:family="paragraph" style:parent-style-name="Contents_20_2">
      <style:paragraph-properties>
        <style:tab-stops>
          <style:tab-stop style:position="16.501cm" style:type="right" style:leader-style="dotted" style:leader-text="."/>
        </style:tab-stops>
      </style:paragraph-properties>
    </style:style>
    <style:style style:name="P423" style:family="paragraph" style:parent-style-name="Contents_20_3">
      <style:paragraph-properties>
        <style:tab-stops>
          <style:tab-stop style:position="16.002cm" style:type="right" style:leader-style="dotted" style:leader-text="."/>
        </style:tab-stops>
      </style:paragraph-properties>
    </style:style>
    <style:style style:name="P424" style:family="paragraph" style:parent-style-name="Heading_20_2">
      <style:text-properties officeooo:rsid="001176ad" officeooo:paragraph-rsid="001176ad"/>
    </style:style>
    <style:style style:name="P425" style:family="paragraph" style:parent-style-name="Heading_20_2" style:list-style-name="">
      <style:text-properties officeooo:paragraph-rsid="0110525e"/>
    </style:style>
    <style:style style:name="P426" style:family="paragraph" style:parent-style-name="Heading_20_2" style:list-style-name="">
      <style:text-properties officeooo:rsid="0063cd61" officeooo:paragraph-rsid="0063cd61"/>
    </style:style>
    <style:style style:name="P427" style:family="paragraph" style:parent-style-name="Heading_20_2">
      <style:paragraph-properties fo:break-before="page"/>
      <style:text-properties officeooo:rsid="0063cd61" officeooo:paragraph-rsid="0063cd61"/>
    </style:style>
    <style:style style:name="P428" style:family="paragraph" style:parent-style-name="Heading_20_2">
      <style:paragraph-properties fo:break-before="page"/>
      <style:text-properties officeooo:paragraph-rsid="0110525e"/>
    </style:style>
    <style:style style:name="P429" style:family="paragraph" style:parent-style-name="Text_20_body" style:list-style-name="L2">
      <style:text-properties officeooo:paragraph-rsid="0043ea9d"/>
    </style:style>
    <style:style style:name="P430" style:family="paragraph" style:parent-style-name="Text_20_body" style:list-style-name="L2">
      <style:text-properties officeooo:paragraph-rsid="00351903"/>
    </style:style>
    <style:style style:name="P431" style:family="paragraph" style:parent-style-name="Text_20_body" style:list-style-name="L2">
      <style:text-properties officeooo:paragraph-rsid="004f4c13"/>
    </style:style>
    <style:style style:name="P432" style:family="paragraph" style:parent-style-name="Text_20_body" style:list-style-name="L3">
      <style:text-properties officeooo:paragraph-rsid="004f4c13"/>
    </style:style>
    <style:style style:name="P433" style:family="paragraph" style:parent-style-name="Text_20_body" style:list-style-name="L3">
      <style:text-properties officeooo:paragraph-rsid="005af382"/>
    </style:style>
    <style:style style:name="P434" style:family="paragraph" style:parent-style-name="Text_20_body" style:list-style-name="L5">
      <style:text-properties officeooo:rsid="00d75e3a" officeooo:paragraph-rsid="00d75e3a"/>
    </style:style>
    <style:style style:name="P435" style:family="paragraph" style:parent-style-name="Text_20_body" style:list-style-name="L5">
      <style:text-properties officeooo:rsid="00d75e3a" officeooo:paragraph-rsid="00de0c06"/>
    </style:style>
    <style:style style:name="P436" style:family="paragraph" style:parent-style-name="Text_20_body" style:list-style-name="L5">
      <style:text-properties officeooo:rsid="00d75e3a" officeooo:paragraph-rsid="00df18ac"/>
    </style:style>
    <style:style style:name="P437" style:family="paragraph" style:parent-style-name="Text_20_body" style:list-style-name="L3">
      <style:text-properties officeooo:rsid="005da84e" officeooo:paragraph-rsid="005da84e"/>
    </style:style>
    <style:style style:name="P438" style:family="paragraph" style:parent-style-name="Text_20_body" style:list-style-name="L3">
      <style:text-properties officeooo:rsid="006119ff" officeooo:paragraph-rsid="006119ff"/>
    </style:style>
    <style:style style:name="P439" style:family="paragraph" style:parent-style-name="Text_20_body" style:list-style-name="L3">
      <style:text-properties officeooo:rsid="00abc2c2" officeooo:paragraph-rsid="00abc2c2" fo:background-color="#ffff00"/>
    </style:style>
    <style:style style:name="P440" style:family="paragraph" style:parent-style-name="Text_20_body" style:list-style-name="L3">
      <style:text-properties officeooo:rsid="00ac4379" officeooo:paragraph-rsid="00ac4379"/>
    </style:style>
    <style:style style:name="P441"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1176ad"/>
    </style:style>
    <style:style style:name="T2" style:family="text">
      <style:text-properties officeooo:rsid="0012fa38"/>
    </style:style>
    <style:style style:name="T3" style:family="text">
      <style:text-properties officeooo:rsid="00150f50"/>
    </style:style>
    <style:style style:name="T4" style:family="text">
      <style:text-properties officeooo:rsid="0016c172"/>
    </style:style>
    <style:style style:name="T5" style:family="text">
      <style:text-properties officeooo:rsid="00180289"/>
    </style:style>
    <style:style style:name="T6" style:family="text">
      <style:text-properties officeooo:rsid="001b0f12"/>
    </style:style>
    <style:style style:name="T7" style:family="text">
      <style:text-properties officeooo:rsid="001b3dc7"/>
    </style:style>
    <style:style style:name="T8" style:family="text">
      <style:text-properties officeooo:rsid="001cb049"/>
    </style:style>
    <style:style style:name="T9" style:family="text">
      <style:text-properties officeooo:rsid="002077ea"/>
    </style:style>
    <style:style style:name="T10" style:family="text">
      <style:text-properties officeooo:rsid="00249de5"/>
    </style:style>
    <style:style style:name="T11" style:family="text">
      <style:text-properties officeooo:rsid="0027bd7e"/>
    </style:style>
    <style:style style:name="T12" style:family="text">
      <style:text-properties officeooo:rsid="0029af04"/>
    </style:style>
    <style:style style:name="T13" style:family="text">
      <style:text-properties officeooo:rsid="002c8b59"/>
    </style:style>
    <style:style style:name="T14" style:family="text">
      <style:text-properties officeooo:rsid="002d8cc1"/>
    </style:style>
    <style:style style:name="T15" style:family="text">
      <style:text-properties officeooo:rsid="002ea4fb"/>
    </style:style>
    <style:style style:name="T16" style:family="text">
      <style:text-properties officeooo:rsid="002f6317"/>
    </style:style>
    <style:style style:name="T17" style:family="text">
      <style:text-properties officeooo:rsid="00303dbd"/>
    </style:style>
    <style:style style:name="T18" style:family="text">
      <style:text-properties officeooo:rsid="00320f93"/>
    </style:style>
    <style:style style:name="T19" style:family="text">
      <style:text-properties officeooo:rsid="00338d97"/>
    </style:style>
    <style:style style:name="T20" style:family="text">
      <style:text-properties officeooo:rsid="0034a895"/>
    </style:style>
    <style:style style:name="T21" style:family="text">
      <style:text-properties officeooo:rsid="00351903"/>
    </style:style>
    <style:style style:name="T22" style:family="text">
      <style:text-properties officeooo:rsid="00370209"/>
    </style:style>
    <style:style style:name="T23" style:family="text">
      <style:text-properties officeooo:rsid="00384e81"/>
    </style:style>
    <style:style style:name="T24" style:family="text">
      <style:text-properties officeooo:rsid="00385b51"/>
    </style:style>
    <style:style style:name="T25" style:family="text">
      <style:text-properties officeooo:rsid="0039b598"/>
    </style:style>
    <style:style style:name="T26" style:family="text">
      <style:text-properties officeooo:rsid="003aa493"/>
    </style:style>
    <style:style style:name="T27" style:family="text">
      <style:text-properties officeooo:rsid="003ab102"/>
    </style:style>
    <style:style style:name="T28" style:family="text">
      <style:text-properties officeooo:rsid="003ae389"/>
    </style:style>
    <style:style style:name="T29" style:family="text">
      <style:text-properties officeooo:rsid="003ee3fa"/>
    </style:style>
    <style:style style:name="T30" style:family="text">
      <style:text-properties officeooo:rsid="003fb7ac"/>
    </style:style>
    <style:style style:name="T31" style:family="text">
      <style:text-properties officeooo:rsid="0043ea9d"/>
    </style:style>
    <style:style style:name="T32" style:family="text">
      <style:text-properties officeooo:rsid="0044d37b"/>
    </style:style>
    <style:style style:name="T33" style:family="text">
      <style:text-properties officeooo:rsid="0046164f"/>
    </style:style>
    <style:style style:name="T34" style:family="text">
      <style:text-properties officeooo:rsid="004bc5b3"/>
    </style:style>
    <style:style style:name="T35" style:family="text">
      <style:text-properties officeooo:rsid="004ceaac"/>
    </style:style>
    <style:style style:name="T36" style:family="text">
      <style:text-properties officeooo:rsid="00503709"/>
    </style:style>
    <style:style style:name="T37" style:family="text">
      <style:text-properties officeooo:rsid="005070c6"/>
    </style:style>
    <style:style style:name="T38" style:family="text">
      <style:text-properties officeooo:rsid="00519f38"/>
    </style:style>
    <style:style style:name="T39" style:family="text">
      <style:text-properties officeooo:rsid="0053b4c8"/>
    </style:style>
    <style:style style:name="T40" style:family="text">
      <style:text-properties officeooo:rsid="0055624b"/>
    </style:style>
    <style:style style:name="T41" style:family="text">
      <style:text-properties officeooo:rsid="0056c65a"/>
    </style:style>
    <style:style style:name="T42" style:family="text">
      <style:text-properties officeooo:rsid="00598c1c"/>
    </style:style>
    <style:style style:name="T43" style:family="text">
      <style:text-properties officeooo:rsid="005af382"/>
    </style:style>
    <style:style style:name="T44" style:family="text">
      <style:text-properties officeooo:rsid="005b0dbd"/>
    </style:style>
    <style:style style:name="T45" style:family="text">
      <style:text-properties officeooo:rsid="005c89a2"/>
    </style:style>
    <style:style style:name="T46" style:family="text">
      <style:text-properties officeooo:rsid="00624acb"/>
    </style:style>
    <style:style style:name="T47" style:family="text">
      <style:text-properties officeooo:rsid="00632baf"/>
    </style:style>
    <style:style style:name="T48" style:family="text">
      <style:text-properties officeooo:rsid="0063cd61"/>
    </style:style>
    <style:style style:name="T49" style:family="text">
      <style:text-properties officeooo:rsid="0064eb02"/>
    </style:style>
    <style:style style:name="T50" style:family="text">
      <style:text-properties officeooo:rsid="00661f5f"/>
    </style:style>
    <style:style style:name="T51" style:family="text">
      <style:text-properties officeooo:rsid="00675411"/>
    </style:style>
    <style:style style:name="T52" style:family="text">
      <style:text-properties officeooo:rsid="00679a56"/>
    </style:style>
    <style:style style:name="T53" style:family="text">
      <style:text-properties officeooo:rsid="00686ccd"/>
    </style:style>
    <style:style style:name="T54" style:family="text">
      <style:text-properties officeooo:rsid="0069fb4d"/>
    </style:style>
    <style:style style:name="T55" style:family="text">
      <style:text-properties officeooo:rsid="006bb4ed"/>
    </style:style>
    <style:style style:name="T56" style:family="text">
      <style:text-properties officeooo:rsid="006d8bab"/>
    </style:style>
    <style:style style:name="T57" style:family="text">
      <style:text-properties officeooo:rsid="006dc4f2"/>
    </style:style>
    <style:style style:name="T58" style:family="text">
      <style:text-properties officeooo:rsid="007199ed"/>
    </style:style>
    <style:style style:name="T59" style:family="text">
      <style:text-properties officeooo:rsid="007393ea"/>
    </style:style>
    <style:style style:name="T60" style:family="text">
      <style:text-properties officeooo:rsid="007579fb"/>
    </style:style>
    <style:style style:name="T61" style:family="text">
      <style:text-properties officeooo:rsid="0075fa01"/>
    </style:style>
    <style:style style:name="T62" style:family="text">
      <style:text-properties officeooo:rsid="0077c35d"/>
    </style:style>
    <style:style style:name="T63" style:family="text">
      <style:text-properties officeooo:rsid="00787c39"/>
    </style:style>
    <style:style style:name="T64" style:family="text">
      <style:text-properties officeooo:rsid="007940f8"/>
    </style:style>
    <style:style style:name="T65" style:family="text">
      <style:text-properties officeooo:rsid="00798583"/>
    </style:style>
    <style:style style:name="T66" style:family="text">
      <style:text-properties officeooo:rsid="007b6977"/>
    </style:style>
    <style:style style:name="T67" style:family="text">
      <style:text-properties officeooo:rsid="007e6cb7"/>
    </style:style>
    <style:style style:name="T68" style:family="text">
      <style:text-properties officeooo:rsid="007f93a6"/>
    </style:style>
    <style:style style:name="T69" style:family="text">
      <style:text-properties officeooo:rsid="0080389b"/>
    </style:style>
    <style:style style:name="T70" style:family="text">
      <style:text-properties officeooo:rsid="0081b359"/>
    </style:style>
    <style:style style:name="T71" style:family="text">
      <style:text-properties officeooo:rsid="0088c13e"/>
    </style:style>
    <style:style style:name="T72" style:family="text">
      <style:text-properties officeooo:rsid="0088dd0d"/>
    </style:style>
    <style:style style:name="T73" style:family="text">
      <style:text-properties officeooo:rsid="008abc9d"/>
    </style:style>
    <style:style style:name="T74" style:family="text">
      <style:text-properties officeooo:rsid="008c5472"/>
    </style:style>
    <style:style style:name="T75" style:family="text">
      <style:text-properties officeooo:rsid="008c946d"/>
    </style:style>
    <style:style style:name="T76" style:family="text">
      <style:text-properties officeooo:rsid="008d6542"/>
    </style:style>
    <style:style style:name="T77" style:family="text">
      <style:text-properties officeooo:rsid="008eef3e"/>
    </style:style>
    <style:style style:name="T78" style:family="text">
      <style:text-properties officeooo:rsid="00939129"/>
    </style:style>
    <style:style style:name="T79" style:family="text">
      <style:text-properties officeooo:rsid="00955951"/>
    </style:style>
    <style:style style:name="T80" style:family="text">
      <style:text-properties officeooo:rsid="0096b358"/>
    </style:style>
    <style:style style:name="T81" style:family="text">
      <style:text-properties officeooo:rsid="009798d2"/>
    </style:style>
    <style:style style:name="T82" style:family="text">
      <style:text-properties officeooo:rsid="009799f9"/>
    </style:style>
    <style:style style:name="T83" style:family="text">
      <style:text-properties officeooo:rsid="0099081d"/>
    </style:style>
    <style:style style:name="T84" style:family="text">
      <style:text-properties officeooo:rsid="0099b2e7"/>
    </style:style>
    <style:style style:name="T85" style:family="text">
      <style:text-properties officeooo:rsid="009a06c4"/>
    </style:style>
    <style:style style:name="T86" style:family="text">
      <style:text-properties officeooo:rsid="009bfa89"/>
    </style:style>
    <style:style style:name="T87" style:family="text">
      <style:text-properties officeooo:rsid="009d895a"/>
    </style:style>
    <style:style style:name="T88" style:family="text">
      <style:text-properties officeooo:rsid="009e3b2b"/>
    </style:style>
    <style:style style:name="T89" style:family="text">
      <style:text-properties officeooo:rsid="00a03660"/>
    </style:style>
    <style:style style:name="T90" style:family="text">
      <style:text-properties officeooo:rsid="00a0e9ce"/>
    </style:style>
    <style:style style:name="T91" style:family="text">
      <style:text-properties officeooo:rsid="00a7fd91"/>
    </style:style>
    <style:style style:name="T92" style:family="text">
      <style:text-properties officeooo:rsid="00a97114"/>
    </style:style>
    <style:style style:name="T93" style:family="text">
      <style:text-properties officeooo:rsid="00a97d06"/>
    </style:style>
    <style:style style:name="T94" style:family="text">
      <style:text-properties officeooo:rsid="00aab399"/>
    </style:style>
    <style:style style:name="T95" style:family="text">
      <style:text-properties officeooo:rsid="00aba3c2"/>
    </style:style>
    <style:style style:name="T96" style:family="text">
      <style:text-properties officeooo:rsid="00ac4379"/>
    </style:style>
    <style:style style:name="T97" style:family="text">
      <style:text-properties officeooo:rsid="00acf8ba"/>
    </style:style>
    <style:style style:name="T98" style:family="text">
      <style:text-properties officeooo:rsid="00ad5c32"/>
    </style:style>
    <style:style style:name="T99" style:family="text">
      <style:text-properties officeooo:rsid="00b01d51"/>
    </style:style>
    <style:style style:name="T100" style:family="text">
      <style:text-properties officeooo:rsid="00b0a520"/>
    </style:style>
    <style:style style:name="T101" style:family="text">
      <style:text-properties officeooo:rsid="00b1a7be"/>
    </style:style>
    <style:style style:name="T102" style:family="text">
      <style:text-properties officeooo:rsid="00b95eae"/>
    </style:style>
    <style:style style:name="T103" style:family="text">
      <style:text-properties officeooo:rsid="00b96422"/>
    </style:style>
    <style:style style:name="T104" style:family="text">
      <style:text-properties officeooo:rsid="00ba4707"/>
    </style:style>
    <style:style style:name="T105" style:family="text">
      <style:text-properties officeooo:rsid="00bcda3d"/>
    </style:style>
    <style:style style:name="T106" style:family="text">
      <style:text-properties officeooo:rsid="00be536b"/>
    </style:style>
    <style:style style:name="T107" style:family="text">
      <style:text-properties officeooo:rsid="00bea793"/>
    </style:style>
    <style:style style:name="T108" style:family="text">
      <style:text-properties officeooo:rsid="00bf0a26"/>
    </style:style>
    <style:style style:name="T109" style:family="text">
      <style:text-properties officeooo:rsid="00c04231"/>
    </style:style>
    <style:style style:name="T110" style:family="text">
      <style:text-properties officeooo:rsid="00c0a6a2"/>
    </style:style>
    <style:style style:name="T111" style:family="text">
      <style:text-properties officeooo:rsid="00c6002d"/>
    </style:style>
    <style:style style:name="T112" style:family="text">
      <style:text-properties officeooo:rsid="00c75a58"/>
    </style:style>
    <style:style style:name="T113" style:family="text">
      <style:text-properties officeooo:rsid="00c82f3c"/>
    </style:style>
    <style:style style:name="T114" style:family="text">
      <style:text-properties officeooo:rsid="00ca136d"/>
    </style:style>
    <style:style style:name="T115" style:family="text">
      <style:text-properties officeooo:rsid="00d21f74"/>
    </style:style>
    <style:style style:name="T116" style:family="text">
      <style:text-properties officeooo:rsid="00d263cb"/>
    </style:style>
    <style:style style:name="T117" style:family="text">
      <style:text-properties officeooo:rsid="00d37c12"/>
    </style:style>
    <style:style style:name="T118" style:family="text">
      <style:text-properties officeooo:rsid="00d54b19"/>
    </style:style>
    <style:style style:name="T119" style:family="text">
      <style:text-properties officeooo:rsid="00d56d5b"/>
    </style:style>
    <style:style style:name="T120" style:family="text">
      <style:text-properties officeooo:rsid="00d9efa8"/>
    </style:style>
    <style:style style:name="T121" style:family="text">
      <style:text-properties officeooo:rsid="00db689d"/>
    </style:style>
    <style:style style:name="T122" style:family="text">
      <style:text-properties officeooo:rsid="00dc239b"/>
    </style:style>
    <style:style style:name="T123" style:family="text">
      <style:text-properties officeooo:rsid="00dd54b5"/>
    </style:style>
    <style:style style:name="T124" style:family="text">
      <style:text-properties officeooo:rsid="00df703d"/>
    </style:style>
    <style:style style:name="T125" style:family="text">
      <style:text-properties officeooo:rsid="00e052f3"/>
    </style:style>
    <style:style style:name="T126" style:family="text">
      <style:text-properties officeooo:rsid="00e1b365"/>
    </style:style>
    <style:style style:name="T127" style:family="text">
      <style:text-properties officeooo:rsid="00e26681"/>
    </style:style>
    <style:style style:name="T128" style:family="text">
      <style:text-properties officeooo:rsid="00e6ae78"/>
    </style:style>
    <style:style style:name="T129" style:family="text">
      <style:text-properties officeooo:rsid="00e84062"/>
    </style:style>
    <style:style style:name="T130" style:family="text">
      <style:text-properties officeooo:rsid="00e87554"/>
    </style:style>
    <style:style style:name="T131" style:family="text">
      <style:text-properties officeooo:rsid="00ea750d"/>
    </style:style>
    <style:style style:name="T132" style:family="text">
      <style:text-properties officeooo:rsid="00eb91ab"/>
    </style:style>
    <style:style style:name="T133" style:family="text">
      <style:text-properties officeooo:rsid="00ec6e36"/>
    </style:style>
    <style:style style:name="T134" style:family="text">
      <style:text-properties officeooo:rsid="00ed7837"/>
    </style:style>
    <style:style style:name="T135" style:family="text">
      <style:text-properties officeooo:rsid="00edb5e2"/>
    </style:style>
    <style:style style:name="T136" style:family="text">
      <style:text-properties officeooo:rsid="00ee1fc9"/>
    </style:style>
    <style:style style:name="T137" style:family="text">
      <style:text-properties officeooo:rsid="00ee39ea"/>
    </style:style>
    <style:style style:name="T138" style:family="text">
      <style:text-properties officeooo:rsid="00efea64"/>
    </style:style>
    <style:style style:name="T139" style:family="text">
      <style:text-properties officeooo:rsid="00f1bc01"/>
    </style:style>
    <style:style style:name="T140" style:family="text">
      <style:text-properties officeooo:rsid="00f3a0c2"/>
    </style:style>
    <style:style style:name="T141" style:family="text">
      <style:text-properties officeooo:rsid="00f4ef71"/>
    </style:style>
    <style:style style:name="T142" style:family="text">
      <style:text-properties officeooo:rsid="00f6b513"/>
    </style:style>
    <style:style style:name="T143" style:family="text">
      <style:text-properties officeooo:rsid="00f71aa7"/>
    </style:style>
    <style:style style:name="T144" style:family="text">
      <style:text-properties officeooo:rsid="00fae855"/>
    </style:style>
    <style:style style:name="T145" style:family="text">
      <style:text-properties officeooo:rsid="00fc7f3f"/>
    </style:style>
    <style:style style:name="T146" style:family="text">
      <style:text-properties officeooo:rsid="00fda76a"/>
    </style:style>
    <style:style style:name="T147" style:family="text">
      <style:text-properties officeooo:rsid="00ff6cef"/>
    </style:style>
    <style:style style:name="T148" style:family="text">
      <style:text-properties officeooo:rsid="01013e7c"/>
    </style:style>
    <style:style style:name="T149" style:family="text">
      <style:text-properties officeooo:rsid="0102fbec"/>
    </style:style>
    <style:style style:name="T150" style:family="text">
      <style:text-properties officeooo:rsid="0103e530"/>
    </style:style>
    <style:style style:name="T151" style:family="text">
      <style:text-properties officeooo:rsid="010527af"/>
    </style:style>
    <style:style style:name="T152" style:family="text">
      <style:text-properties officeooo:rsid="010cdb6f"/>
    </style:style>
    <style:style style:name="T153" style:family="text">
      <style:text-properties officeooo:rsid="011239b7"/>
    </style:style>
    <style:style style:name="T154" style:family="text">
      <style:text-properties officeooo:rsid="01146e49"/>
    </style:style>
    <style:style style:name="T155" style:family="text">
      <style:text-properties officeooo:rsid="01150f4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ahier de recettage</text:p>
      <text:p text:style-name="P6">Module « équipes pluridisciplinaires »</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19">Table des matières</text:p>
          </text:index-title>
          <text:p text:style-name="P421">Fonctionnement nominal<text:tab/>3</text:p>
          <text:p text:style-name="P422">Administration des équipes pluridisciplinaires<text:tab/>3</text:p>
          <text:p text:style-name="P423">Ajout d'un regroupement d'équipe pluridisciplinaire<text:tab/>3</text:p>
          <text:p text:style-name="P423">Ajout d'une fonction de membre d'équipes pluridisciplinaires<text:tab/>3</text:p>
          <text:p text:style-name="P423">Ajout d'un membre d'équipes pluridisciplinaires<text:tab/>4</text:p>
          <text:p text:style-name="P408">Remarques<text:tab/>4</text:p>
          <text:p text:style-name="P423">Ajout d'une équipe pluridisciplinaire<text:tab/>4</text:p>
          <text:p text:style-name="P408">Remarques<text:tab/>5</text:p>
          <text:p text:style-name="P423">Modification d'une équipe pluridisciplinaire<text:tab/>5</text:p>
          <text:p text:style-name="P408">Remarques<text:tab/>6</text:p>
          <text:p text:style-name="P423">Ajout d'un motif de demande de réorientation (CG 93)<text:tab/>6</text:p>
          <text:p text:style-name="P422">Création des dossiers d'EP pour les allocataires<text:tab/>8</text:p>
          <text:p text:style-name="P423">Ajout d'un dossier pour la thématique « Réorientation » (CG 93)<text:tab/>8</text:p>
          <text:p text:style-name="P423">Ajout de dossiers pour la thématique « Non respect et sanctions » (CG 93)<text:tab/>9</text:p>
          <text:p text:style-name="P408">Ajout de dossiers par cohorte<text:tab/>9</text:p>
          <text:p text:style-name="P441">Ajout de dossiers par cohorte pour non contractualisation<text:tab/>9</text:p>
          <text:p text:style-name="P404">Ajout d'une première relance pour non contractualisation<text:tab/>9</text:p>
          <text:p text:style-name="P404">Ajout d'une seconde relance pour non contractualisation<text:tab/>10</text:p>
          <text:p text:style-name="P404">Ajout d'une troisième relance pour non contractualisation<text:tab/>10</text:p>
          <text:p text:style-name="P441">Ajout de dossiers pour non renouvellement de contrat<text:tab/>11</text:p>
          <text:p text:style-name="P404">Ajout d'une première relance pour non renouvellement du contrat<text:tab/>11</text:p>
          <text:p text:style-name="P404">Ajout d'une seconde relance pour non renouvellement du contrat<text:tab/>12</text:p>
          <text:p text:style-name="P408">Ajout de dossiers individuellement<text:tab/>13</text:p>
          <text:p text:style-name="P441">Ajout de dossiers individuellement pour non contractualisation<text:tab/>13</text:p>
          <text:p text:style-name="P404">Ajout d'une première relance pour non contractualisation<text:tab/>14</text:p>
          <text:p text:style-name="P404">Ajout d'une seconde relance pour non contractualisation<text:tab/>14</text:p>
          <text:p text:style-name="P404">Ajout d'une troisième relance pour non contractualisation<text:tab/>15</text:p>
          <text:p text:style-name="P441">Ajout de dossiers individuellement pour non renouvellement de contrat<text:tab/>16</text:p>
          <text:p text:style-name="P404">Ajout d'une première relance pour non renouvellement de contrat<text:tab/>16</text:p>
          <text:p text:style-name="P404">Ajout d'une seconde relance pour non renouvellement de contrat<text:tab/>17</text:p>
          <text:p text:style-name="P408">Impression des relances par cohorte<text:tab/>17</text:p>
          <text:p text:style-name="P422">Gestion des séances d'équipes pluridisciplinaires<text:tab/>19</text:p>
          <text:p text:style-name="P423">Ajout d'une séance d'équipes pluridisciplinaires<text:tab/>19</text:p>
          <text:p text:style-name="P408">Remarques<text:tab/>19</text:p>
          <text:p text:style-name="P423">Attribution des dossiers à une séance<text:tab/>19</text:p>
          <text:p text:style-name="P423">FIXME : Choix des membres pour la séance (préparation de l'ordre du jour) → reste à faire<text:tab/>20</text:p>
          <text:p text:style-name="P423">Arbitrage d'une séance d'EPs<text:tab/>20</text:p>
          <text:p text:style-name="P408">Émission de l'avis de l'EP<text:tab/>20</text:p>
          <text:p text:style-name="P408">Émission de la décision du CG<text:tab/>21</text:p>
          <text:p text:style-name="P408">Remarques<text:tab/>22</text:p>
          <text:p text:style-name="P423">FIXME: Procès verbal<text:tab/>22</text:p>
        </text:index-body>
      </text:table-of-content>
      <text:p text:style-name="P3"/>
      <text:h text:style-name="P420" text:outline-level="1"><text:span text:style-name="T1">Fon</text:span><text:span text:style-name="T6">c</text:span><text:span text:style-name="T1">tionnement nominal</text:span></text:h>
      <text:h text:style-name="P424" text:outline-level="2">Administration des équipes pluridisciplinaires</text:h>
      <text:h text:style-name="P392"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267">Cas de test :</text:p>
          </table:table-cell>
          <table:table-cell table:style-name="Tableau1.B1" office:value-type="string">
            <text:p text:style-name="P32">EP-ADM-<text:span text:style-name="T145">01</text:span></text:p>
          </table:table-cell>
        </table:table-row>
        <table:table-row>
          <table:table-cell table:style-name="Tableau1.A2" office:value-type="string">
            <text:p text:style-name="P259">O<text:span text:style-name="T2">bjectif :</text:span></text:p>
          </table:table-cell>
          <table:table-cell table:style-name="Tableau1.B2" office:value-type="string">
            <text:p text:style-name="P40">Ajouter un regroupement d'EP.</text:p>
            <text:p text:style-name="P40">Pour le CG 66, un regroupement est par exemple « Commission locale parcours », pour le CG 93, un regroupement est par exemple « CLI 1 ».</text:p>
          </table:table-cell>
        </table:table-row>
        <table:table-row>
          <table:table-cell table:style-name="Tableau1.A2" office:value-type="string">
            <text:p text:style-name="P267">Initialisation :</text:p>
          </table:table-cell>
          <table:table-cell table:style-name="Tableau1.B2" office:value-type="string">
            <text:list xml:id="list2010301033" text:style-name="L1">
              <text:list-item>
                <text:p text:style-name="P371">Menu « Administration » → « Paramétrages »</text:p>
              </text:list-item>
              <text:list-item>
                <text:p text:style-name="P371">Lien « Voir » de l'entrée « Équipes pluridisciplinaires »</text:p>
              </text:list-item>
              <text:list-item>
                <text:p text:style-name="P371">Lien « Voir » de l'entrée « Regroupements des EPs »</text:p>
              </text:list-item>
            </text:list>
          </table:table-cell>
        </table:table-row>
      </table:table>
      <text:p text:style-name="P344"/>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22">Étape</text:p>
          </table:table-cell>
          <table:table-cell table:style-name="Tableau2.A1" office:value-type="string">
            <text:p text:style-name="P322">Démarche</text:p>
          </table:table-cell>
          <table:table-cell table:style-name="Tableau2.A1" office:value-type="string">
            <text:p text:style-name="P322">Données d'entrée</text:p>
          </table:table-cell>
          <table:table-cell table:style-name="Tableau2.A1" office:value-type="string">
            <text:p text:style-name="P322">Comportement attendu</text:p>
          </table:table-cell>
          <table:table-cell table:style-name="Tableau2.E1" office:value-type="string">
            <text:p text:style-name="P322">OK ?</text:p>
          </table:table-cell>
        </table:table-row>
        <table:table-row>
          <table:table-cell table:style-name="Tableau2.A2" office:value-type="float" office:value="1">
            <text:p text:style-name="P71">1</text:p>
          </table:table-cell>
          <table:table-cell table:style-name="Tableau2.B2" office:value-type="string">
            <text:p text:style-name="P71">Cliquer sur « Ajouter »</text:p>
          </table:table-cell>
          <table:table-cell table:style-name="Tableau2.B2" office:value-type="string">
            <text:p text:style-name="Table_20_Contents"/>
          </table:table-cell>
          <table:table-cell table:style-name="Tableau2.B2" office:value-type="string">
            <text:p text:style-name="P71">Un formulaire apparaît.</text:p>
          </table:table-cell>
          <table:table-cell table:style-name="Tableau2.E2" office:value-type="string">
            <text:p text:style-name="Table_20_Contents"/>
          </table:table-cell>
        </table:table-row>
        <table:table-row>
          <table:table-cell table:style-name="Tableau2.A2" office:value-type="float" office:value="2">
            <text:p text:style-name="P71">2</text:p>
          </table:table-cell>
          <table:table-cell table:style-name="Tableau2.B2" office:value-type="string">
            <text:p text:style-name="P71">Choisir le nom du regroupement</text:p>
          </table:table-cell>
          <table:table-cell table:style-name="Tableau2.B2" office:value-type="string">
            <text:p text:style-name="P71">Regroupement 1</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P71">3</text:p>
          </table:table-cell>
          <table:table-cell table:style-name="Tableau2.B2" office:value-type="string">
            <text:p text:style-name="P71">Cliquer sur « Enregistrer »</text:p>
          </table:table-cell>
          <table:table-cell table:style-name="Tableau2.B2" office:value-type="string">
            <text:p text:style-name="Table_20_Contents"/>
          </table:table-cell>
          <table:table-cell table:style-name="Tableau2.B2" office:value-type="string">
            <text:p text:style-name="P24"><text:span text:style-name="T8">On revient à la liste des regroupements dans laquelle apparaît l</text:span><text:span text:style-name="T28">e nouvel enregistrement.</text:span></text:p>
          </table:table-cell>
          <table:table-cell table:style-name="Tableau2.E2" office:value-type="string">
            <text:p text:style-name="Table_20_Contents"/>
          </table:table-cell>
        </table:table-row>
      </table:table>
      <text:p text:style-name="P344"/>
      <table:table table:name="Tableau3" table:style-name="Tableau3">
        <table:table-column table:style-name="Tableau3.A"/>
        <table:table-column table:style-name="Tableau3.B"/>
        <table:table-row>
          <table:table-cell table:style-name="Tableau3.A1" office:value-type="string">
            <text:p text:style-name="P294">Testé par :</text:p>
          </table:table-cell>
          <table:table-cell table:style-name="Tableau3.B1" office:value-type="string">
            <text:p text:style-name="P95"/>
          </table:table-cell>
        </table:table-row>
        <table:table-row>
          <table:table-cell table:style-name="Tableau3.A2" office:value-type="string">
            <text:p text:style-name="Titre_20_de_20_tableau_20_vertical"><text:span text:style-name="T2">D</text:span><text:span text:style-name="T9">ate :</text:span></text:p>
          </table:table-cell>
          <table:table-cell table:style-name="Tableau3.B2" office:value-type="string">
            <text:p text:style-name="P61"/>
          </table:table-cell>
        </table:table-row>
        <table:table-row>
          <table:table-cell table:style-name="Tableau3.A2" office:value-type="string">
            <text:p text:style-name="Titre_20_de_20_tableau_20_vertical"><text:span text:style-name="T2">C</text:span><text:span text:style-name="T9">ommentaire :</text:span></text:p>
          </table:table-cell>
          <table:table-cell table:style-name="Tableau3.B2" office:value-type="string">
            <text:p text:style-name="P41"/>
            <text:p text:style-name="P41"/>
            <text:p text:style-name="P41"/>
            <text:p text:style-name="P41"/>
          </table:table-cell>
        </table:table-row>
      </table:table>
      <text:h text:style-name="P393" text:outline-level="3"><text:span text:style-name="T10">Ajout d'un</text:span><text:span text:style-name="T22">e</text:span><text:span text:style-name="T10"> </text:span><text:span text:style-name="T22">fonction de membre d'</text:span><text:span text:style-name="T10">équipe</text:span><text:span text:style-name="T22">s</text:span><text:span text:style-name="T10"> pluridisciplinaire</text:span><text:span text:style-name="T22">s</text:span></text:h>
      <table:table table:name="Tableau7" table:style-name="Tableau7">
        <table:table-column table:style-name="Tableau7.A"/>
        <table:table-column table:style-name="Tableau7.B"/>
        <table:table-row>
          <table:table-cell table:style-name="Tableau7.A1" office:value-type="string">
            <text:p text:style-name="P268">Cas de test :</text:p>
          </table:table-cell>
          <table:table-cell table:style-name="Tableau7.B1" office:value-type="string">
            <text:p text:style-name="P33"><text:span text:style-name="T23">EP-ADM-</text:span><text:span text:style-name="T145">02</text:span></text:p>
          </table:table-cell>
        </table:table-row>
        <table:table-row>
          <table:table-cell table:style-name="Tableau7.A2" office:value-type="string">
            <text:p text:style-name="P261">O<text:span text:style-name="T2">bjectif :</text:span></text:p>
          </table:table-cell>
          <table:table-cell table:style-name="Tableau7.B2" office:value-type="string">
            <text:p text:style-name="P23"><text:span text:style-name="T5">Ajouter un</text:span><text:span text:style-name="T25">e fonction de membre pour les </text:span><text:span text:style-name="T24">équipes pluridisciplinaires</text:span><text:span text:style-name="T5">.</text:span></text:p>
          </table:table-cell>
        </table:table-row>
        <table:table-row>
          <table:table-cell table:style-name="Tableau7.A2" office:value-type="string">
            <text:p text:style-name="P268">Initialisation :</text:p>
          </table:table-cell>
          <table:table-cell table:style-name="Tableau7.B2" office:value-type="string">
            <text:list xml:id="list803658717" text:continue-list="list2010301033" text:style-name="L1">
              <text:list-item text:start-value="1">
                <text:p text:style-name="P372">Menu « Administration » → « Paramétrages »</text:p>
              </text:list-item>
              <text:list-item>
                <text:p text:style-name="P372">Lien « Voir » de l'entrée « Équipes pluridisciplinaires »</text:p>
              </text:list-item>
              <text:list-item>
                <text:p text:style-name="P366"><text:span text:style-name="T4">Lien « Voir » de l'entrée « </text:span><text:span text:style-name="T26">Fonction des membres d'une EP</text:span><text:span text:style-name="T4"> »</text:span></text:p>
              </text:list-item>
            </text:list>
          </table:table-cell>
        </table:table-row>
      </table:table>
      <text:p text:style-name="P345"/>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323">Étape</text:p>
          </table:table-cell>
          <table:table-cell table:style-name="Tableau8.A1" office:value-type="string">
            <text:p text:style-name="P323">Démarche</text:p>
          </table:table-cell>
          <table:table-cell table:style-name="Tableau8.A1" office:value-type="string">
            <text:p text:style-name="P323">Données d'entrée</text:p>
          </table:table-cell>
          <table:table-cell table:style-name="Tableau8.A1" office:value-type="string">
            <text:p text:style-name="P323">Comportement attendu</text:p>
          </table:table-cell>
          <table:table-cell table:style-name="Tableau8.E1" office:value-type="string">
            <text:p text:style-name="P323">OK ?</text:p>
          </table:table-cell>
        </table:table-row>
        <table:table-row>
          <table:table-cell table:style-name="Tableau8.A2" office:value-type="float" office:value="1">
            <text:p text:style-name="P72">1</text:p>
          </table:table-cell>
          <table:table-cell table:style-name="Tableau8.B2" office:value-type="string">
            <text:p text:style-name="P72">Cliquer sur « Ajouter »</text:p>
          </table:table-cell>
          <table:table-cell table:style-name="Tableau8.B2" office:value-type="string">
            <text:p text:style-name="P16"/>
          </table:table-cell>
          <table:table-cell table:style-name="Tableau8.B2" office:value-type="string">
            <text:p text:style-name="P72">Un formulaire apparaît.</text:p>
          </table:table-cell>
          <table:table-cell table:style-name="Tableau8.E2" office:value-type="string">
            <text:p text:style-name="P16"/>
          </table:table-cell>
        </table:table-row>
        <table:table-row>
          <table:table-cell table:style-name="Tableau8.A2" office:value-type="float" office:value="2">
            <text:p text:style-name="P72">2</text:p>
          </table:table-cell>
          <table:table-cell table:style-name="Tableau8.B2" office:value-type="string">
            <text:p text:style-name="P16"><text:span text:style-name="T7">Choisir l</text:span><text:span text:style-name="T27">'intitulé de la fonction</text:span></text:p>
          </table:table-cell>
          <table:table-cell table:style-name="Tableau8.B2" office:value-type="string">
            <text:p text:style-name="P16"><text:span text:style-name="T27">Fonction membre</text:span><text:span text:style-name="T7"> 1</text:span></text:p>
          </table:table-cell>
          <table:table-cell table:style-name="Tableau8.B2" office:value-type="string">
            <text:p text:style-name="P16"/>
          </table:table-cell>
          <table:table-cell table:style-name="Tableau8.E2" office:value-type="string">
            <text:p text:style-name="P16"/>
          </table:table-cell>
        </table:table-row>
        <table:table-row>
          <table:table-cell table:style-name="Tableau8.A2" office:value-type="float" office:value="3">
            <text:p text:style-name="P72">3</text:p>
          </table:table-cell>
          <table:table-cell table:style-name="Tableau8.B2" office:value-type="string">
            <text:p text:style-name="P72">Cliquer sur « Enregistrer »</text:p>
          </table:table-cell>
          <table:table-cell table:style-name="Tableau8.B2" office:value-type="string">
            <text:p text:style-name="P16"/>
          </table:table-cell>
          <table:table-cell table:style-name="Tableau8.B2" office:value-type="string">
            <text:p text:style-name="P16"><text:span text:style-name="T8">On revient à la liste des </text:span><text:span text:style-name="T28">fonctions des membres</text:span><text:span text:style-name="T8"> dans laquelle apparaît l</text:span><text:span text:style-name="T28">e nouvel enregistrement.</text:span></text:p>
          </table:table-cell>
          <table:table-cell table:style-name="Tableau8.E2" office:value-type="string">
            <text:p text:style-name="P16"/>
          </table:table-cell>
        </table:table-row>
      </table:table>
      <text:p text:style-name="P345"/>
      <table:table table:name="Tableau9" table:style-name="Tableau9">
        <table:table-column table:style-name="Tableau9.A"/>
        <table:table-column table:style-name="Tableau9.B"/>
        <table:table-row>
          <table:table-cell table:style-name="Tableau9.A1" office:value-type="string">
            <text:p text:style-name="P295">Testé par :</text:p>
          </table:table-cell>
          <table:table-cell table:style-name="Tableau9.B1" office:value-type="string">
            <text:p text:style-name="P96"/>
          </table:table-cell>
        </table:table-row>
        <table:table-row>
          <table:table-cell table:style-name="Tableau9.A2" office:value-type="string">
            <text:p text:style-name="P288"><text:span text:style-name="T2">D</text:span><text:span text:style-name="T9">ate :</text:span></text:p>
          </table:table-cell>
          <table:table-cell table:style-name="Tableau9.B2" office:value-type="string">
            <text:p text:style-name="P56"/>
          </table:table-cell>
        </table:table-row>
        <text:soft-page-break/>
        <table:table-row>
          <table:table-cell table:style-name="Tableau9.A2" office:value-type="string">
            <text:p text:style-name="P288"><text:span text:style-name="T2">C</text:span><text:span text:style-name="T9">ommentaire :</text:span></text:p>
          </table:table-cell>
          <table:table-cell table:style-name="Tableau9.B2" office:value-type="string">
            <text:p text:style-name="P42"/>
            <text:p text:style-name="P42"/>
            <text:p text:style-name="P42"/>
            <text:p text:style-name="P42"/>
          </table:table-cell>
        </table:table-row>
      </table:table>
      <text:h text:style-name="P394" text:outline-level="3"><text:span text:style-name="T10">Ajout d'un </text:span><text:span text:style-name="T22">membre d'</text:span><text:span text:style-name="T10">équipe</text:span><text:span text:style-name="T22">s</text:span><text:span text:style-name="T10"> pluridisciplinaire</text:span><text:span text:style-name="T22">s</text:span></text:h>
      <table:table table:name="Tableau10" table:style-name="Tableau10">
        <table:table-column table:style-name="Tableau10.A"/>
        <table:table-column table:style-name="Tableau10.B"/>
        <table:table-row>
          <table:table-cell table:style-name="Tableau10.A1" office:value-type="string">
            <text:p text:style-name="P269">Cas de test :</text:p>
          </table:table-cell>
          <table:table-cell table:style-name="Tableau10.B1" office:value-type="string">
            <text:p text:style-name="P34"><text:span text:style-name="T23">EP-ADM-</text:span><text:span text:style-name="T145">0</text:span><text:span text:style-name="T146">3</text:span></text:p>
          </table:table-cell>
        </table:table-row>
        <table:table-row>
          <table:table-cell table:style-name="Tableau10.A2" office:value-type="string">
            <text:p text:style-name="P262">O<text:span text:style-name="T2">bjectif :</text:span></text:p>
          </table:table-cell>
          <table:table-cell table:style-name="Tableau10.B2" office:value-type="string">
            <text:p text:style-name="P17"><text:span text:style-name="T5">Ajouter un</text:span><text:span text:style-name="T25"> membre pour les </text:span><text:span text:style-name="T24">équipes pluridisciplinaires</text:span><text:span text:style-name="T5">.</text:span></text:p>
          </table:table-cell>
        </table:table-row>
        <table:table-row>
          <table:table-cell table:style-name="Tableau10.A2" office:value-type="string">
            <text:p text:style-name="P269">Initialisation :</text:p>
          </table:table-cell>
          <table:table-cell table:style-name="Tableau10.B2" office:value-type="string">
            <text:list xml:id="list1953515427" text:continue-list="list803658717" text:style-name="L1">
              <text:list-item text:start-value="1">
                <text:p text:style-name="P373">Menu « Administration » → « Paramétrages »</text:p>
              </text:list-item>
              <text:list-item>
                <text:p text:style-name="P373">Lien « Voir » de l'entrée « Équipes pluridisciplinaires »</text:p>
              </text:list-item>
              <text:list-item>
                <text:p text:style-name="P367"><text:span text:style-name="T4">Lien « Voir » de l'entrée « </text:span><text:span text:style-name="T30">Liste de membres pour une EP</text:span><text:span text:style-name="T4"> »</text:span></text:p>
              </text:list-item>
            </text:list>
          </table:table-cell>
        </table:table-row>
      </table:table>
      <text:p text:style-name="P346"/>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24">Étape</text:p>
          </table:table-cell>
          <table:table-cell table:style-name="Tableau11.A1" office:value-type="string">
            <text:p text:style-name="P324">Démarche</text:p>
          </table:table-cell>
          <table:table-cell table:style-name="Tableau11.A1" office:value-type="string">
            <text:p text:style-name="P324">Données d'entrée</text:p>
          </table:table-cell>
          <table:table-cell table:style-name="Tableau11.A1" office:value-type="string">
            <text:p text:style-name="P324">Comportement attendu</text:p>
          </table:table-cell>
          <table:table-cell table:style-name="Tableau11.E1" office:value-type="string">
            <text:p text:style-name="P324">OK ?</text:p>
          </table:table-cell>
        </table:table-row>
        <table:table-row>
          <table:table-cell table:style-name="Tableau11.A2" office:value-type="float" office:value="1">
            <text:p text:style-name="P73">1</text:p>
          </table:table-cell>
          <table:table-cell table:style-name="Tableau11.B2" office:value-type="string">
            <text:p text:style-name="P73">Cliquer sur « Ajouter »</text:p>
          </table:table-cell>
          <table:table-cell table:style-name="Tableau11.B2" office:value-type="string">
            <text:p text:style-name="P17"/>
          </table:table-cell>
          <table:table-cell table:style-name="Tableau11.B2" office:value-type="string">
            <text:p text:style-name="P73">Un formulaire apparaît.</text:p>
          </table:table-cell>
          <table:table-cell table:style-name="Tableau11.E2" office:value-type="string">
            <text:p text:style-name="P17"/>
          </table:table-cell>
        </table:table-row>
        <table:table-row>
          <table:table-cell table:style-name="Tableau11.A2" office:value-type="float" office:value="2">
            <text:p text:style-name="P73">2</text:p>
          </table:table-cell>
          <table:table-cell table:style-name="Tableau11.B2" office:value-type="string">
            <text:p text:style-name="P17"><text:span text:style-name="T7">Choisir l</text:span><text:span text:style-name="T33">a fonction du membre</text:span></text:p>
          </table:table-cell>
          <table:table-cell table:style-name="Tableau11.B2" office:value-type="string">
            <text:p text:style-name="P17"><text:span text:style-name="T27">Fonction membre</text:span><text:span text:style-name="T7"> 1</text:span></text:p>
          </table:table-cell>
          <table:table-cell table:style-name="Tableau11.B2" office:value-type="string">
            <text:p text:style-name="P17"/>
          </table:table-cell>
          <table:table-cell table:style-name="Tableau11.E2" office:value-type="string">
            <text:p text:style-name="P17"/>
          </table:table-cell>
        </table:table-row>
        <table:table-row>
          <table:table-cell table:style-name="Tableau11.A2" office:value-type="float" office:value="3">
            <text:p text:style-name="P110">3</text:p>
          </table:table-cell>
          <table:table-cell table:style-name="Tableau11.B2" office:value-type="string">
            <text:p text:style-name="P111">Choisir la qualité</text:p>
          </table:table-cell>
          <table:table-cell table:style-name="Tableau11.B2" office:value-type="string">
            <text:p text:style-name="P111">Monsieur</text:p>
          </table:table-cell>
          <table:table-cell table:style-name="Tableau11.B2" office:value-type="string">
            <text:p text:style-name="P17"/>
          </table:table-cell>
          <table:table-cell table:style-name="Tableau11.E2" office:value-type="string">
            <text:p text:style-name="P17"/>
          </table:table-cell>
        </table:table-row>
        <table:table-row>
          <table:table-cell table:style-name="Tableau11.A2" office:value-type="float" office:value="4">
            <text:p text:style-name="P110">4</text:p>
          </table:table-cell>
          <table:table-cell table:style-name="Tableau11.B2" office:value-type="string">
            <text:p text:style-name="P111">Choisir le nom</text:p>
          </table:table-cell>
          <table:table-cell table:style-name="Tableau11.B2" office:value-type="string">
            <text:p text:style-name="P111">Nom membre 1</text:p>
          </table:table-cell>
          <table:table-cell table:style-name="Tableau11.B2" office:value-type="string">
            <text:p text:style-name="P17"/>
          </table:table-cell>
          <table:table-cell table:style-name="Tableau11.E2" office:value-type="string">
            <text:p text:style-name="P17"/>
          </table:table-cell>
        </table:table-row>
        <table:table-row>
          <table:table-cell table:style-name="Tableau11.A2" office:value-type="float" office:value="5">
            <text:p text:style-name="P110">5</text:p>
          </table:table-cell>
          <table:table-cell table:style-name="Tableau11.B2" office:value-type="string">
            <text:p text:style-name="P111">Choisir le prénom</text:p>
          </table:table-cell>
          <table:table-cell table:style-name="Tableau11.B2" office:value-type="string">
            <text:p text:style-name="P111">Prénom membre 1</text:p>
          </table:table-cell>
          <table:table-cell table:style-name="Tableau11.B2" office:value-type="string">
            <text:p text:style-name="P17"/>
          </table:table-cell>
          <table:table-cell table:style-name="Tableau11.E2" office:value-type="string">
            <text:p text:style-name="P17"/>
          </table:table-cell>
        </table:table-row>
        <table:table-row>
          <table:table-cell table:style-name="Tableau11.A2" office:value-type="float" office:value="6">
            <text:p text:style-name="P110">6</text:p>
          </table:table-cell>
          <table:table-cell table:style-name="Tableau11.B2" office:value-type="string">
            <text:p text:style-name="P73">Cliquer sur « Enregistrer »</text:p>
          </table:table-cell>
          <table:table-cell table:style-name="Tableau11.B2" office:value-type="string">
            <text:p text:style-name="P17"/>
          </table:table-cell>
          <table:table-cell table:style-name="Tableau11.B2" office:value-type="string">
            <text:p text:style-name="P17"><text:span text:style-name="T8">On revient à la liste </text:span><text:span text:style-name="T28">des membres</text:span><text:span text:style-name="T8"> dans laquelle apparaît l</text:span><text:span text:style-name="T28">e nouvel enregistrement.</text:span></text:p>
          </table:table-cell>
          <table:table-cell table:style-name="Tableau11.E2" office:value-type="string">
            <text:p text:style-name="P17"/>
          </table:table-cell>
        </table:table-row>
      </table:table>
      <text:h text:style-name="P410" text:outline-level="4">Remarques</text:h>
      <text:list xml:id="list1205142552" text:style-name="L2">
        <text:list-item>
          <text:p text:style-name="P429"><text:span text:style-name="T31">Le formulaire n'indique pas l'astérisque rouge pour les champs obligatoires (« Fonction du membre », « Qualité », « Nom », « Prénom »). </text:span><text:span text:style-name="T32">C</text:span><text:span text:style-name="T31">el</text:span><text:span text:style-name="T32">a</text:span><text:span text:style-name="T31"> sera corrigé pour la livraison</text:span><text:span text:style-name="T21">.</text:span></text:p>
        </text:list-item>
      </text:list>
      <table:table table:name="Tableau12" table:style-name="Tableau12">
        <table:table-column table:style-name="Tableau12.A"/>
        <table:table-column table:style-name="Tableau12.B"/>
        <table:table-row>
          <table:table-cell table:style-name="Tableau12.A1" office:value-type="string">
            <text:p text:style-name="P296">Testé par :</text:p>
          </table:table-cell>
          <table:table-cell table:style-name="Tableau12.B1" office:value-type="string">
            <text:p text:style-name="P97"/>
          </table:table-cell>
        </table:table-row>
        <table:table-row>
          <table:table-cell table:style-name="Tableau12.A2" office:value-type="string">
            <text:p text:style-name="P289"><text:span text:style-name="T2">D</text:span><text:span text:style-name="T9">ate :</text:span></text:p>
          </table:table-cell>
          <table:table-cell table:style-name="Tableau12.B2" office:value-type="string">
            <text:p text:style-name="P57"/>
          </table:table-cell>
        </table:table-row>
        <table:table-row>
          <table:table-cell table:style-name="Tableau12.A2" office:value-type="string">
            <text:p text:style-name="P289"><text:span text:style-name="T2">C</text:span><text:span text:style-name="T9">ommentaire :</text:span></text:p>
          </table:table-cell>
          <table:table-cell table:style-name="Tableau12.B2" office:value-type="string">
            <text:p text:style-name="P43"/>
            <text:p text:style-name="P43"/>
            <text:p text:style-name="P43"/>
            <text:p text:style-name="P43"/>
          </table:table-cell>
        </table:table-row>
      </table:table>
      <text:h text:style-name="P395" text:outline-level="3"><text:span text:style-name="T10">Ajout d'un</text:span><text:span text:style-name="T12">e</text:span><text:span text:style-name="T10"> </text:span><text:span text:style-name="T12">équipe pluridisciplinaire</text:span></text:h>
      <table:table table:name="Tableau4" table:style-name="Tableau4">
        <table:table-column table:style-name="Tableau4.A"/>
        <table:table-column table:style-name="Tableau4.B"/>
        <table:table-row>
          <table:table-cell table:style-name="Tableau4.A1" office:value-type="string">
            <text:p text:style-name="P270">Cas de test :</text:p>
          </table:table-cell>
          <table:table-cell table:style-name="Tableau4.B1" office:value-type="string">
            <text:p text:style-name="P34"><text:span text:style-name="T13">EP-ADM-</text:span><text:span text:style-name="T145">0</text:span><text:span text:style-name="T146">4</text:span></text:p>
          </table:table-cell>
        </table:table-row>
        <table:table-row>
          <table:table-cell table:style-name="Tableau4.A2" office:value-type="string">
            <text:p text:style-name="P260">O<text:span text:style-name="T2">bjectif :</text:span></text:p>
          </table:table-cell>
          <table:table-cell table:style-name="Tableau4.B2" office:value-type="string">
            <text:p text:style-name="P20"><text:span text:style-name="T5">Ajouter un</text:span><text:span text:style-name="T15">e </text:span><text:span text:style-name="T14">équipe pluridisciplinaire</text:span><text:span text:style-name="T16">, attachée à un regroupement et à des zones géographiques.</text:span></text:p>
          </table:table-cell>
        </table:table-row>
        <table:table-row>
          <table:table-cell table:style-name="Tableau4.A2" office:value-type="string">
            <text:p text:style-name="P270">Initialisation :</text:p>
          </table:table-cell>
          <table:table-cell table:style-name="Tableau4.B2" office:value-type="string">
            <text:list xml:id="list582759253" text:continue-list="list1953515427" text:style-name="L1">
              <text:list-item text:start-value="1">
                <text:p text:style-name="P374">Menu « Administration » → « Paramétrages »</text:p>
              </text:list-item>
              <text:list-item>
                <text:p text:style-name="P374">Lien « Voir » de l'entrée « Équipes pluridisciplinaires »</text:p>
              </text:list-item>
              <text:list-item>
                <text:p text:style-name="P368"><text:span text:style-name="T4">Lien « Voir » de l'entrée « </text:span><text:span text:style-name="T16">Liste des équipes pluridisciplinaires</text:span><text:span text:style-name="T4"> »</text:span></text:p>
              </text:list-item>
            </text:list>
          </table:table-cell>
        </table:table-row>
      </table:table>
      <text:p text:style-name="P347"/>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25">Étape</text:p>
          </table:table-cell>
          <table:table-cell table:style-name="Tableau5.A1" office:value-type="string">
            <text:p text:style-name="P325">Démarche</text:p>
          </table:table-cell>
          <table:table-cell table:style-name="Tableau5.A1" office:value-type="string">
            <text:p text:style-name="P325">Données d'entrée</text:p>
          </table:table-cell>
          <table:table-cell table:style-name="Tableau5.A1" office:value-type="string">
            <text:p text:style-name="P325">Comportement attendu</text:p>
          </table:table-cell>
          <table:table-cell table:style-name="Tableau5.E1" office:value-type="string">
            <text:p text:style-name="P325">OK ?</text:p>
          </table:table-cell>
        </table:table-row>
        <table:table-row>
          <table:table-cell table:style-name="Tableau5.A2" office:value-type="float" office:value="1">
            <text:p text:style-name="P74">1</text:p>
          </table:table-cell>
          <table:table-cell table:style-name="Tableau5.B2" office:value-type="string">
            <text:p text:style-name="P74">Cliquer sur « Ajouter »</text:p>
          </table:table-cell>
          <table:table-cell table:style-name="Tableau5.B2" office:value-type="string">
            <text:p text:style-name="P15"/>
          </table:table-cell>
          <table:table-cell table:style-name="Tableau5.B2" office:value-type="string">
            <text:p text:style-name="P74">Un formulaire apparaît.</text:p>
          </table:table-cell>
          <table:table-cell table:style-name="Tableau5.E2" office:value-type="string">
            <text:p text:style-name="P15"/>
          </table:table-cell>
        </table:table-row>
        <table:table-row>
          <table:table-cell table:style-name="Tableau5.A2" office:value-type="float" office:value="2">
            <text:p text:style-name="P74">2</text:p>
          </table:table-cell>
          <table:table-cell table:style-name="Tableau5.B2" office:value-type="string">
            <text:p text:style-name="P15"><text:span text:style-name="T7">Choisir l</text:span><text:span text:style-name="T17">'identifiant</text:span></text:p>
          </table:table-cell>
          <table:table-cell table:style-name="Tableau5.B2" office:value-type="string">
            <text:p text:style-name="P112">Identifiant 1</text:p>
          </table:table-cell>
          <table:table-cell table:style-name="Tableau5.B2" office:value-type="string">
            <text:p text:style-name="P15"/>
          </table:table-cell>
          <table:table-cell table:style-name="Tableau5.E2" office:value-type="string">
            <text:p text:style-name="P15"/>
          </table:table-cell>
        </table:table-row>
        <table:table-row>
          <table:table-cell table:style-name="Tableau5.A2" office:value-type="float" office:value="3">
            <text:p text:style-name="P112">3</text:p>
          </table:table-cell>
          <table:table-cell table:style-name="Tableau5.B2" office:value-type="string">
            <text:p text:style-name="P21"><text:span text:style-name="T7">Choisir l</text:span><text:span text:style-name="T17">e nom de l'EP</text:span></text:p>
          </table:table-cell>
          <table:table-cell table:style-name="Tableau5.B2" office:value-type="string">
            <text:p text:style-name="P112">EP 1.1</text:p>
          </table:table-cell>
          <table:table-cell table:style-name="Tableau5.B2" office:value-type="string">
            <text:p text:style-name="P15"/>
          </table:table-cell>
          <table:table-cell table:style-name="Tableau5.E2" office:value-type="string">
            <text:p text:style-name="P15"/>
          </table:table-cell>
        </table:table-row>
        <table:table-row>
          <table:table-cell table:style-name="Tableau5.A2" office:value-type="float" office:value="4">
            <text:p text:style-name="P114">4</text:p>
          </table:table-cell>
          <table:table-cell table:style-name="Tableau5.B2" office:value-type="string">
            <text:p text:style-name="P114">Choisir le regroupement de l'EP</text:p>
          </table:table-cell>
          <table:table-cell table:style-name="Tableau5.B2" office:value-type="string">
            <text:p text:style-name="P114">Regroupement 1</text:p>
          </table:table-cell>
          <table:table-cell table:style-name="Tableau5.B2" office:value-type="string">
            <text:p text:style-name="P15"/>
          </table:table-cell>
          <table:table-cell table:style-name="Tableau5.E2" office:value-type="string">
            <text:p text:style-name="P15"/>
          </table:table-cell>
        </table:table-row>
        <text:soft-page-break/>
        <table:table-row>
          <table:table-cell table:style-name="Tableau5.A2" office:value-type="float" office:value="4">
            <text:p text:style-name="P114">4</text:p>
          </table:table-cell>
          <table:table-cell table:style-name="Tableau5.B2" office:value-type="string">
            <text:p text:style-name="P114">Cliquer sur le bouton « Tout cocher » situé au-dessous de la partie « Zones géographiques dont s'occupe l'EP »</text:p>
          </table:table-cell>
          <table:table-cell table:style-name="Tableau5.B2" office:value-type="string">
            <text:p text:style-name="P21"/>
          </table:table-cell>
          <table:table-cell table:style-name="Tableau5.B2" office:value-type="string">
            <text:p text:style-name="P114">Toutes les cases à cocher des zones géographiques doivent être cochées.</text:p>
          </table:table-cell>
          <table:table-cell table:style-name="Tableau5.E2" office:value-type="string">
            <text:p text:style-name="P15"/>
          </table:table-cell>
        </table:table-row>
        <table:table-row>
          <table:table-cell table:style-name="Tableau5.A2" office:value-type="float" office:value="5">
            <text:p text:style-name="P116">5</text:p>
          </table:table-cell>
          <table:table-cell table:style-name="Tableau5.B2" office:value-type="string">
            <text:p text:style-name="P74">Cliquer sur « Enregistrer »</text:p>
          </table:table-cell>
          <table:table-cell table:style-name="Tableau5.B2" office:value-type="string">
            <text:p text:style-name="P15"/>
          </table:table-cell>
          <table:table-cell table:style-name="Tableau5.B2" office:value-type="string">
            <text:p text:style-name="P25"><text:span text:style-name="T8">On revient à la liste des </text:span><text:span text:style-name="T18">équipes pluridisciplinaires</text:span><text:span text:style-name="T8"> dans laquelle apparaît l</text:span><text:span text:style-name="T28">e nouvel enregistrement.</text:span></text:p>
            <text:p text:style-name="P22"><text:span text:style-name="T19">Pour ce</text:span><text:span text:style-name="T29">lui-ci</text:span><text:span text:style-name="T19">, la valeur contenue dans les colonnes «</text:span><text:span text:style-name="T20">Prise de décision non respect des obligations / sanctions</text:span><text:span text:style-name="T19">» et « </text:span><text:span text:style-name="T20">Prise de décision saisine demandes de réorientation</text:span><text:span text:style-name="T19"> » doit être « </text:span><text:span text:style-name="T20">Décision émise par le CG</text:span><text:span text:style-name="T19"> » (pour le CG 93).</text:span></text:p>
          </table:table-cell>
          <table:table-cell table:style-name="Tableau5.E2" office:value-type="string">
            <text:p text:style-name="P15"/>
          </table:table-cell>
        </table:table-row>
      </table:table>
      <text:h text:style-name="P409" text:outline-level="4">Remarques</text:h>
      <text:list xml:id="list838140681" text:continue-list="list1205142552" text:style-name="L2">
        <text:list-item>
          <text:p text:style-name="P430"><text:span text:style-name="T21">Les intitulés des colonnes </text:span><text:span text:style-name="T19">«</text:span><text:span text:style-name="T20">Prise de décision non respect des obligations / sanctions</text:span><text:span text:style-name="T19">» et « </text:span><text:span text:style-name="T20">Prise de décision saisine demandes de réorientation</text:span><text:span text:style-name="T19"> » </text:span><text:span text:style-name="T21">devront être changés pour la livraison.</text:span></text:p>
        </text:list-item>
        <text:list-item>
          <text:p text:style-name="P431"><text:span text:style-name="T21">L'ajout de participants ne peut se faire actuellement que lors de la modification (voir cas de test « </text:span><text:span text:style-name="T11">EP-ADMIN-</text:span><text:span text:style-name="T35">MODIFICATION</text:span><text:span text:style-name="T13">EQUIPE</text:span><text:span text:style-name="T21"> ») d'une équipe pluridisciplinaire. Pour la livraison, les participants pourront être ajoutés à cette étape-ci.</text:span></text:p>
        </text:list-item>
      </text:list>
      <table:table table:name="Tableau6" table:style-name="Tableau6">
        <table:table-column table:style-name="Tableau6.A"/>
        <table:table-column table:style-name="Tableau6.B"/>
        <table:table-row>
          <table:table-cell table:style-name="Tableau6.A1" office:value-type="string">
            <text:p text:style-name="P297">Testé par :</text:p>
          </table:table-cell>
          <table:table-cell table:style-name="Tableau6.B1" office:value-type="string">
            <text:p text:style-name="P98"/>
          </table:table-cell>
        </table:table-row>
        <table:table-row>
          <table:table-cell table:style-name="Tableau6.A2" office:value-type="string">
            <text:p text:style-name="P287"><text:span text:style-name="T2">D</text:span><text:span text:style-name="T9">ate :</text:span></text:p>
          </table:table-cell>
          <table:table-cell table:style-name="Tableau6.B2" office:value-type="string">
            <text:p text:style-name="P58"/>
          </table:table-cell>
        </table:table-row>
        <table:table-row>
          <table:table-cell table:style-name="Tableau6.A2" office:value-type="string">
            <text:p text:style-name="P287"><text:span text:style-name="T2">C</text:span><text:span text:style-name="T9">ommentaire :</text:span></text:p>
          </table:table-cell>
          <table:table-cell table:style-name="Tableau6.B2" office:value-type="string">
            <text:p text:style-name="P44"/>
            <text:p text:style-name="P44"/>
            <text:p text:style-name="P44"/>
            <text:p text:style-name="P44"/>
          </table:table-cell>
        </table:table-row>
      </table:table>
      <text:h text:style-name="P396" text:outline-level="3"><text:span text:style-name="T34">Modification</text:span><text:span text:style-name="T10"> d'un</text:span><text:span text:style-name="T12">e</text:span><text:span text:style-name="T10"> </text:span><text:span text:style-name="T12">équipe pluridisciplinaire</text:span></text:h>
      <table:table table:name="Tableau13" table:style-name="Tableau13">
        <table:table-column table:style-name="Tableau13.A"/>
        <table:table-column table:style-name="Tableau13.B"/>
        <table:table-row>
          <table:table-cell table:style-name="Tableau13.A1" office:value-type="string">
            <text:p text:style-name="P271">Cas de test :</text:p>
          </table:table-cell>
          <table:table-cell table:style-name="Tableau13.B1" office:value-type="string">
            <text:p text:style-name="P35"><text:span text:style-name="T13">EP-ADM-</text:span><text:span text:style-name="T145">0</text:span><text:span text:style-name="T147">5</text:span></text:p>
          </table:table-cell>
        </table:table-row>
        <table:table-row>
          <table:table-cell table:style-name="Tableau13.A2" office:value-type="string">
            <text:p text:style-name="P263">O<text:span text:style-name="T2">bjectif :</text:span></text:p>
          </table:table-cell>
          <table:table-cell table:style-name="Tableau13.B2" office:value-type="string">
            <text:p text:style-name="P18"><text:span text:style-name="T35">Modifier</text:span><text:span text:style-name="T5"> un</text:span><text:span text:style-name="T15">e </text:span><text:span text:style-name="T14">équipe pluridisciplinaire</text:span><text:span text:style-name="T16">, attachée à un regroupement, à des zones géographiques </text:span><text:span text:style-name="T35">et à un ensemble de membres liés à des fonctions de membres.</text:span></text:p>
          </table:table-cell>
        </table:table-row>
        <table:table-row>
          <table:table-cell table:style-name="Tableau13.A2" office:value-type="string">
            <text:p text:style-name="P271">Initialisation :</text:p>
          </table:table-cell>
          <table:table-cell table:style-name="Tableau13.B2" office:value-type="string">
            <text:list xml:id="list58318052" text:continue-list="list582759253" text:style-name="L1">
              <text:list-item text:start-value="1">
                <text:p text:style-name="P375">Menu « Administration » → « Paramétrages »</text:p>
              </text:list-item>
              <text:list-item>
                <text:p text:style-name="P375">Lien « Voir » de l'entrée « Équipes pluridisciplinaires »</text:p>
              </text:list-item>
              <text:list-item>
                <text:p text:style-name="P369"><text:span text:style-name="T4">Lien « Voir » de l'entrée « </text:span><text:span text:style-name="T16">Liste des équipes pluridisciplinaires</text:span><text:span text:style-name="T4"> »</text:span></text:p>
              </text:list-item>
            </text:list>
          </table:table-cell>
        </table:table-row>
      </table:table>
      <text:p text:style-name="P34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326">Étape</text:p>
          </table:table-cell>
          <table:table-cell table:style-name="Tableau14.A1" office:value-type="string">
            <text:p text:style-name="P326">Démarche</text:p>
          </table:table-cell>
          <table:table-cell table:style-name="Tableau14.A1" office:value-type="string">
            <text:p text:style-name="P326">Données d'entrée</text:p>
          </table:table-cell>
          <table:table-cell table:style-name="Tableau14.A1" office:value-type="string">
            <text:p text:style-name="P326">Comportement attendu</text:p>
          </table:table-cell>
          <table:table-cell table:style-name="Tableau14.E1" office:value-type="string">
            <text:p text:style-name="P326">OK ?</text:p>
          </table:table-cell>
        </table:table-row>
        <table:table-row>
          <table:table-cell table:style-name="Tableau14.A2" office:value-type="float" office:value="1">
            <text:p text:style-name="P75">1</text:p>
          </table:table-cell>
          <table:table-cell table:style-name="Tableau14.B2" office:value-type="string">
            <text:p text:style-name="P18"><text:span text:style-name="T7">Cliquer sur « </text:span><text:span text:style-name="T37">Modifier</text:span><text:span text:style-name="T7"> » </text:span><text:span text:style-name="T37">de la ligne dont l'identifiant est « Identifiant 1 »</text:span></text:p>
          </table:table-cell>
          <table:table-cell table:style-name="Tableau14.B2" office:value-type="string">
            <text:p text:style-name="P18"/>
          </table:table-cell>
          <table:table-cell table:style-name="Tableau14.B2" office:value-type="string">
            <text:p text:style-name="P75">Un formulaire apparaît.</text:p>
            <text:p text:style-name="P118">En-dessous de la liste des zones géographiques apparaît une liste de participants, découpée par blocs de fonctions et contenant des boutons permettant d'ajouter des membres.</text:p>
          </table:table-cell>
          <table:table-cell table:style-name="Tableau14.E2" office:value-type="string">
            <text:p text:style-name="P18"/>
          </table:table-cell>
        </table:table-row>
        <table:table-row>
          <table:table-cell table:style-name="Tableau14.A2" office:value-type="float" office:value="2">
            <text:p text:style-name="P118">2</text:p>
          </table:table-cell>
          <table:table-cell table:style-name="Tableau14.B2" office:value-type="string">
            <text:p text:style-name="P26"><text:span text:style-name="T38">Cliquer sur le bouton « Ajouter » </text:span><text:span text:style-name="T38">situé juste en-dessous de l'intitulé « Fonction membre 1 »</text:span></text:p>
          </table:table-cell>
          <table:table-cell table:style-name="Tableau14.B2" office:value-type="string">
            <text:p text:style-name="P113"/>
          </table:table-cell>
          <table:table-cell table:style-name="Tableau14.B2" office:value-type="string">
            <text:p text:style-name="P26"><text:span text:style-name="T38">Un nouveau formulaire apparaît, </text:span><text:span text:style-name="T38">contenant la liste des membres attachés à cette fonction.</text:span></text:p>
          </table:table-cell>
          <table:table-cell table:style-name="Tableau14.E2" office:value-type="string">
            <text:p text:style-name="P18"/>
          </table:table-cell>
        </table:table-row>
        <table:table-row>
          <table:table-cell table:style-name="Tableau14.A2" office:value-type="float" office:value="3">
            <text:p text:style-name="P118">3</text:p>
          </table:table-cell>
          <table:table-cell table:style-name="Tableau14.B2" office:value-type="string">
            <text:p text:style-name="P118">Choisir un membre dans la liste</text:p>
          </table:table-cell>
          <table:table-cell table:style-name="Tableau14.B2" office:value-type="string">
            <text:p text:style-name="P118">M. Nom membre 1 Prénom membre 1</text:p>
          </table:table-cell>
          <table:table-cell table:style-name="Tableau14.B2" office:value-type="string">
            <text:p text:style-name="P118"/>
          </table:table-cell>
          <table:table-cell table:style-name="Tableau14.E2" office:value-type="string">
            <text:p text:style-name="P18"/>
          </table:table-cell>
        </table:table-row>
        <table:table-row>
          <table:table-cell table:style-name="Tableau14.A2" office:value-type="float" office:value="4">
            <text:p text:style-name="P118">4</text:p>
          </table:table-cell>
          <table:table-cell table:style-name="Tableau14.B2" office:value-type="string">
            <text:p text:style-name="P118">Cliquer sur le bouton « Enregistrer »</text:p>
          </table:table-cell>
          <table:table-cell table:style-name="Tableau14.B2" office:value-type="string">
            <text:p text:style-name="P115"/>
          </table:table-cell>
          <table:table-cell table:style-name="Tableau14.B2" office:value-type="string">
            <text:p text:style-name="P118">On revient au formulaire précédent (le formulaire de modification de l'équipe pluridisciplinaire).</text:p>
            <text:p text:style-name="P118"><text:soft-page-break/>Dans la partie inférieure du formulaire, en-dessous de l'intitulé «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P18"/>
          </table:table-cell>
        </table:table-row>
        <table:table-row>
          <table:table-cell table:style-name="Tableau14.A2" office:value-type="float" office:value="5">
            <text:p text:style-name="P117">5</text:p>
          </table:table-cell>
          <table:table-cell table:style-name="Tableau14.B2" office:value-type="string">
            <text:p text:style-name="P75">Cliquer sur « Enregistrer »</text:p>
          </table:table-cell>
          <table:table-cell table:style-name="Tableau14.B2" office:value-type="string">
            <text:p text:style-name="P18"/>
          </table:table-cell>
          <table:table-cell table:style-name="Tableau14.B2" office:value-type="string">
            <text:p text:style-name="P18"><text:span text:style-name="T8">On revient à la liste des </text:span><text:span text:style-name="T18">équipes pluridisciplinaires</text:span><text:span text:style-name="T19">.</text:span></text:p>
            <text:p text:style-name="P125">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P18"/>
          </table:table-cell>
        </table:table-row>
      </table:table>
      <text:h text:style-name="P411" text:outline-level="4">Remarques</text:h>
      <text:list xml:id="list1479868656" text:style-name="L3">
        <text:list-item>
          <text:p text:style-name="P432"><text:span text:style-name="T21">L'ajout de participants ne peut se faire actuellement que lors de la modification (voir cas de test « </text:span><text:span text:style-name="T11">EP-ADMIN-AJOUT</text:span><text:span text:style-name="T13">EQUIPE</text:span><text:span text:style-name="T21"> ») d'une équipe pluridisciplinaire. Pour la livraison, les participants pourront </text:span><text:span text:style-name="T36">également </text:span><text:span text:style-name="T21">être ajoutés à </text:span><text:span text:style-name="T36">l'étape précédente</text:span><text:span text:style-name="T21">.</text:span></text:p>
        </text:list-item>
      </text:list>
      <table:table table:name="Tableau15" table:style-name="Tableau15">
        <table:table-column table:style-name="Tableau15.A"/>
        <table:table-column table:style-name="Tableau15.B"/>
        <table:table-row>
          <table:table-cell table:style-name="Tableau15.A1" office:value-type="string">
            <text:p text:style-name="P298">Testé par :</text:p>
          </table:table-cell>
          <table:table-cell table:style-name="Tableau15.B1" office:value-type="string">
            <text:p text:style-name="P99"/>
          </table:table-cell>
        </table:table-row>
        <table:table-row>
          <table:table-cell table:style-name="Tableau15.A2" office:value-type="string">
            <text:p text:style-name="P290"><text:span text:style-name="T2">D</text:span><text:span text:style-name="T9">ate :</text:span></text:p>
          </table:table-cell>
          <table:table-cell table:style-name="Tableau15.B2" office:value-type="string">
            <text:p text:style-name="P59"/>
          </table:table-cell>
        </table:table-row>
        <table:table-row>
          <table:table-cell table:style-name="Tableau15.A2" office:value-type="string">
            <text:p text:style-name="P290"><text:span text:style-name="T2">C</text:span><text:span text:style-name="T9">ommentaire :</text:span></text:p>
          </table:table-cell>
          <table:table-cell table:style-name="Tableau15.B2" office:value-type="string">
            <text:p text:style-name="P45"/>
            <text:p text:style-name="P45"/>
            <text:p text:style-name="P45"/>
            <text:p text:style-name="P45"/>
          </table:table-cell>
        </table:table-row>
      </table:table>
      <text:h text:style-name="P397" text:outline-level="3"><text:span text:style-name="T10">Ajout d'un </text:span><text:span text:style-name="T59">motif </text:span><text:span text:style-name="T66">de</text:span><text:span text:style-name="T63"> demande </text:span><text:span text:style-name="T59">de réorientation </text:span><text:span text:style-name="T62">(CG 93)</text:span></text:h>
      <table:table table:name="Tableau22" table:style-name="Tableau22">
        <table:table-column table:style-name="Tableau22.A"/>
        <table:table-column table:style-name="Tableau22.B"/>
        <table:table-row>
          <table:table-cell table:style-name="Tableau22.A1" office:value-type="string">
            <text:p text:style-name="P272">Cas de test :</text:p>
          </table:table-cell>
          <table:table-cell table:style-name="Tableau22.B1" office:value-type="string">
            <text:p text:style-name="P35"><text:span text:style-name="T62">EP-ADM-</text:span><text:span text:style-name="T145">0</text:span><text:span text:style-name="T147">6</text:span></text:p>
          </table:table-cell>
        </table:table-row>
        <table:table-row>
          <table:table-cell table:style-name="Tableau22.A2" office:value-type="string">
            <text:p text:style-name="P266">O<text:span text:style-name="T2">bjectif :</text:span></text:p>
          </table:table-cell>
          <table:table-cell table:style-name="Tableau22.B2" office:value-type="string">
            <text:p text:style-name="P19"><text:span text:style-name="T5">Ajouter un </text:span><text:span text:style-name="T64">intitulé utilisé dans le formulaire de demande de réorientation à passer en EP</text:span><text:span text:style-name="T5">.</text:span></text:p>
          </table:table-cell>
        </table:table-row>
        <table:table-row>
          <table:table-cell table:style-name="Tableau22.A2" office:value-type="string">
            <text:p text:style-name="P272">Initialisation :</text:p>
          </table:table-cell>
          <table:table-cell table:style-name="Tableau22.B2" office:value-type="string">
            <text:list xml:id="list863795059" text:continue-list="list58318052" text:style-name="L1">
              <text:list-item text:start-value="1">
                <text:p text:style-name="P376">Menu « Administration » → « Paramétrages »</text:p>
              </text:list-item>
              <text:list-item>
                <text:p text:style-name="P376">Lien « Voir » de l'entrée « Équipes pluridisciplinaires »</text:p>
              </text:list-item>
              <text:list-item>
                <text:p text:style-name="P370"><text:span text:style-name="T4">Lien « Voir » de l'entrée « </text:span><text:span text:style-name="T65">Motifs de </text:span><text:span text:style-name="T67">demandes de</text:span><text:span text:style-name="T65"> réorientation</text:span><text:span text:style-name="T4"> »</text:span></text:p>
              </text:list-item>
            </text:list>
          </table:table-cell>
        </table:table-row>
      </table:table>
      <text:p text:style-name="P349"/>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P327">Étape</text:p>
          </table:table-cell>
          <table:table-cell table:style-name="Tableau23.A1" office:value-type="string">
            <text:p text:style-name="P327">Démarche</text:p>
          </table:table-cell>
          <table:table-cell table:style-name="Tableau23.A1" office:value-type="string">
            <text:p text:style-name="P327">Données d'entrée</text:p>
          </table:table-cell>
          <table:table-cell table:style-name="Tableau23.A1" office:value-type="string">
            <text:p text:style-name="P327">Comportement attendu</text:p>
          </table:table-cell>
          <table:table-cell table:style-name="Tableau23.E1" office:value-type="string">
            <text:p text:style-name="P327">OK ?</text:p>
          </table:table-cell>
        </table:table-row>
        <table:table-row>
          <table:table-cell table:style-name="Tableau23.A2" office:value-type="float" office:value="1">
            <text:p text:style-name="P76">1</text:p>
          </table:table-cell>
          <table:table-cell table:style-name="Tableau23.B2" office:value-type="string">
            <text:p text:style-name="P76">Cliquer sur « Ajouter »</text:p>
          </table:table-cell>
          <table:table-cell table:style-name="Tableau23.B2" office:value-type="string">
            <text:p text:style-name="P19"/>
          </table:table-cell>
          <table:table-cell table:style-name="Tableau23.B2" office:value-type="string">
            <text:p text:style-name="P76">Un formulaire apparaît.</text:p>
          </table:table-cell>
          <table:table-cell table:style-name="Tableau23.E2" office:value-type="string">
            <text:p text:style-name="P19"/>
          </table:table-cell>
        </table:table-row>
        <table:table-row>
          <table:table-cell table:style-name="Tableau23.A2" office:value-type="float" office:value="2">
            <text:p text:style-name="P76">2</text:p>
          </table:table-cell>
          <table:table-cell table:style-name="Tableau23.B2" office:value-type="string">
            <text:p text:style-name="P76">Choisir le <text:span text:style-name="T68">motif de la demande</text:span></text:p>
          </table:table-cell>
          <table:table-cell table:style-name="Tableau23.B2" office:value-type="string">
            <text:p text:style-name="P142">Orientation initiale inappropriée</text:p>
          </table:table-cell>
          <table:table-cell table:style-name="Tableau23.B2" office:value-type="string">
            <text:p text:style-name="P19"/>
          </table:table-cell>
          <table:table-cell table:style-name="Tableau23.E2" office:value-type="string">
            <text:p text:style-name="P19"/>
          </table:table-cell>
        </table:table-row>
        <table:table-row>
          <table:table-cell table:style-name="Tableau23.A2" office:value-type="float" office:value="3">
            <text:p text:style-name="P76">3</text:p>
          </table:table-cell>
          <table:table-cell table:style-name="Tableau23.B2" office:value-type="string">
            <text:p text:style-name="P76">Cliquer sur « Enregistrer »</text:p>
          </table:table-cell>
          <table:table-cell table:style-name="Tableau23.B2" office:value-type="string">
            <text:p text:style-name="P19"/>
          </table:table-cell>
          <table:table-cell table:style-name="Tableau23.B2" office:value-type="string">
            <text:p text:style-name="P19"><text:span text:style-name="T8">On revient à la liste des </text:span><text:span text:style-name="T69">motifs <text:s text:c="2"/>de demandes de réorientations</text:span><text:span text:style-name="T8"> dans laquelle apparaît l</text:span><text:span text:style-name="T28">e nouvel </text:span><text:span text:style-name="T28">enregistrement.</text:span></text:p>
          </table:table-cell>
          <table:table-cell table:style-name="Tableau23.E2" office:value-type="string">
            <text:p text:style-name="P19"/>
          </table:table-cell>
        </table:table-row>
      </table:table>
      <text:p text:style-name="P349"/>
      <table:table table:name="Tableau24" table:style-name="Tableau24">
        <table:table-column table:style-name="Tableau24.A"/>
        <table:table-column table:style-name="Tableau24.B"/>
        <table:table-row>
          <table:table-cell table:style-name="Tableau24.A1" office:value-type="string">
            <text:p text:style-name="P299">Testé par :</text:p>
          </table:table-cell>
          <table:table-cell table:style-name="Tableau24.B1" office:value-type="string">
            <text:p text:style-name="P100"/>
          </table:table-cell>
        </table:table-row>
        <table:table-row>
          <table:table-cell table:style-name="Tableau24.A2" office:value-type="string">
            <text:p text:style-name="P293"><text:span text:style-name="T2">D</text:span><text:span text:style-name="T9">ate :</text:span></text:p>
          </table:table-cell>
          <table:table-cell table:style-name="Tableau24.B2" office:value-type="string">
            <text:p text:style-name="P60"/>
          </table:table-cell>
        </table:table-row>
        <table:table-row>
          <table:table-cell table:style-name="Tableau24.A2" office:value-type="string">
            <text:p text:style-name="P293"><text:span text:style-name="T2">C</text:span><text:span text:style-name="T9">ommentaire :</text:span></text:p>
          </table:table-cell>
          <table:table-cell table:style-name="Tableau24.B2" office:value-type="string">
            <text:p text:style-name="P46"/>
            <text:p text:style-name="P46"/>
            <text:p text:style-name="P19"/>
            <text:p text:style-name="P19"><text:soft-page-break/></text:p>
          </table:table-cell>
        </table:table-row>
      </table:table>
      <text:h text:style-name="P426" text:outline-level="2"/>
      <text:h text:style-name="P427" text:outline-level="2">Création des dossiers d'EP pour les allocataires</text:h>
      <text:h text:style-name="P398" text:outline-level="3"><text:span text:style-name="T10">Ajout d'un</text:span><text:span text:style-name="T22"> </text:span><text:span text:style-name="T48">dossier pour la thématique « Réorientation » (CG 93)</text:span></text:h>
      <text:p text:style-name="P2"/>
      <table:table table:name="Tableau19" table:style-name="Tableau19">
        <table:table-column table:style-name="Tableau19.A"/>
        <table:table-column table:style-name="Tableau19.B"/>
        <table:table-row>
          <table:table-cell table:style-name="Tableau19.A1" office:value-type="string">
            <text:p text:style-name="P273">Cas de test :</text:p>
          </table:table-cell>
          <table:table-cell table:style-name="Tableau19.B1" office:value-type="string">
            <text:p text:style-name="P36"><text:span text:style-name="T49">EP-</text:span><text:span text:style-name="T148">DOS</text:span><text:span text:style-name="T49">-</text:span><text:span text:style-name="T145">01</text:span></text:p>
          </table:table-cell>
        </table:table-row>
        <table:table-row>
          <table:table-cell table:style-name="Tableau19.A2" office:value-type="string">
            <text:p text:style-name="P265">O<text:span text:style-name="T2">bjectif :</text:span></text:p>
          </table:table-cell>
          <table:table-cell table:style-name="Tableau19.B2" office:value-type="string">
            <text:p text:style-name="P29"><text:span text:style-name="T5">Ajouter un</text:span><text:span text:style-name="T50">e </text:span><text:span text:style-name="T51">orientation à une personne, </text:span><text:span text:style-name="T53">demandeur ou conjoint RSA, soumise à droits et devoirs, dans un dossier dont les droits sont ouverts, et</text:span><text:span text:style-name="T51"> possédant déjà au moins une orientation initiale validée et éditée.</text:span></text:p>
          </table:table-cell>
        </table:table-row>
        <table:table-row>
          <table:table-cell table:style-name="Tableau19.A2" office:value-type="string">
            <text:p text:style-name="P273">Initialisation :</text:p>
          </table:table-cell>
          <table:table-cell table:style-name="Tableau19.B2" office:value-type="string">
            <text:list xml:id="list1678283212" text:style-name="L4">
              <text:list-item>
                <text:p text:style-name="P377"><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 critère « Orienté » pour le filtre « Statut de l'orientation ».</text:span></text:p>
              </text:list-item>
              <text:list-item>
                <text:p text:style-name="P377">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377"><text:span text:style-name="T54">Lorsqu'une ligne est trouvée, cliquer sur le bouton « Voir » </text:span><text:span text:style-name="T55">afin d'arriver sur la page de visualisation de la personne.</text:span></text:p>
              </text:list-item>
              <text:list-item>
                <text:p text:style-name="P377"><text:span text:style-name="T55">Des</text:span><text:span text:style-name="T56">c</text:span><text:span text:style-name="T55">endre dans le menu du dossier : « Droit » → « Orientation » </text:span><text:span text:style-name="T57">pour obtenir la liste des orientations existantes.</text:span></text:p>
              </text:list-item>
            </text:list>
          </table:table-cell>
        </table:table-row>
      </table:table>
      <text:p text:style-name="P350"/>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P328">Étape</text:p>
          </table:table-cell>
          <table:table-cell table:style-name="Tableau20.A1" office:value-type="string">
            <text:p text:style-name="P328">Démarche</text:p>
          </table:table-cell>
          <table:table-cell table:style-name="Tableau20.A1" office:value-type="string">
            <text:p text:style-name="P328">Données d'entrée</text:p>
          </table:table-cell>
          <table:table-cell table:style-name="Tableau20.A1" office:value-type="string">
            <text:p text:style-name="P328">Comportement attendu</text:p>
          </table:table-cell>
          <table:table-cell table:style-name="Tableau20.E1" office:value-type="string">
            <text:p text:style-name="P328">OK ?</text:p>
          </table:table-cell>
        </table:table-row>
        <table:table-row>
          <table:table-cell table:style-name="Tableau20.A2" office:value-type="float" office:value="1">
            <text:p text:style-name="P126">1</text:p>
          </table:table-cell>
          <table:table-cell table:style-name="Tableau20.B2" office:value-type="string">
            <text:p text:style-name="P118">Cliquer sur le bouton « Ajouter »</text:p>
          </table:table-cell>
          <table:table-cell table:style-name="Tableau20.B2" office:value-type="string">
            <text:p text:style-name="P29"/>
          </table:table-cell>
          <table:table-cell table:style-name="Tableau20.B2" office:value-type="string">
            <text:p text:style-name="P127">Un formulaire d'ajout de réorientation apparaît</text:p>
          </table:table-cell>
          <table:table-cell table:style-name="Tableau20.E2" office:value-type="string">
            <text:p text:style-name="P29"/>
          </table:table-cell>
        </table:table-row>
        <table:table-row>
          <table:table-cell table:style-name="Tableau20.A2" office:value-type="float" office:value="2">
            <text:p text:style-name="P128">2</text:p>
          </table:table-cell>
          <table:table-cell table:style-name="Tableau20.B2" office:value-type="string">
            <text:p text:style-name="P15"><text:span text:style-name="T7">Choisir l</text:span><text:span text:style-name="T58">e type d'orientation</text:span></text:p>
          </table:table-cell>
          <table:table-cell table:style-name="Tableau20.B2" office:value-type="string">
            <text:p text:style-name="P128">Emploi</text:p>
          </table:table-cell>
          <table:table-cell table:style-name="Tableau20.B2" office:value-type="string">
            <text:p text:style-name="P29"/>
          </table:table-cell>
          <table:table-cell table:style-name="Tableau20.E2" office:value-type="string">
            <text:p text:style-name="P29"/>
          </table:table-cell>
        </table:table-row>
        <table:table-row>
          <table:table-cell table:style-name="Tableau20.A2" office:value-type="float" office:value="3">
            <text:p text:style-name="P128">3</text:p>
          </table:table-cell>
          <table:table-cell table:style-name="Tableau20.B2" office:value-type="string">
            <text:p text:style-name="P30"><text:span text:style-name="T7">Choisir l</text:span><text:span text:style-name="T58">e type de structure</text:span></text:p>
          </table:table-cell>
          <table:table-cell table:style-name="Tableau20.B2" office:value-type="string">
            <text:p text:style-name="P128">Pôle Emploi d'Aubervilliers</text:p>
          </table:table-cell>
          <table:table-cell table:style-name="Tableau20.B2" office:value-type="string">
            <text:p text:style-name="P129"/>
          </table:table-cell>
          <table:table-cell table:style-name="Tableau20.E2" office:value-type="string">
            <text:p text:style-name="P29"/>
          </table:table-cell>
        </table:table-row>
        <table:table-row>
          <table:table-cell table:style-name="Tableau20.A2" office:value-type="float" office:value="4">
            <text:p text:style-name="P128">4</text:p>
          </table:table-cell>
          <table:table-cell table:style-name="Tableau20.B2" office:value-type="string">
            <text:p text:style-name="P128">Choisir le motif</text:p>
          </table:table-cell>
          <table:table-cell table:style-name="Tableau20.B2" office:value-type="string">
            <text:p text:style-name="P128">Orientation initiale inappropriée</text:p>
          </table:table-cell>
          <table:table-cell table:style-name="Tableau20.B2" office:value-type="string">
            <text:p text:style-name="P29"/>
          </table:table-cell>
          <table:table-cell table:style-name="Tableau20.E2" office:value-type="string">
            <text:p text:style-name="P29"/>
          </table:table-cell>
        </table:table-row>
        <table:table-row>
          <table:table-cell table:style-name="Tableau20.A2" office:value-type="float" office:value="5">
            <text:p text:style-name="P130">5</text:p>
          </table:table-cell>
          <table:table-cell table:style-name="Tableau20.B2" office:value-type="string">
            <text:p text:style-name="P130">Choisir l'accord du référent d'accueil</text:p>
          </table:table-cell>
          <table:table-cell table:style-name="Tableau20.B2" office:value-type="string">
            <text:p text:style-name="P130">Accord</text:p>
          </table:table-cell>
          <table:table-cell table:style-name="Tableau20.B2" office:value-type="string">
            <text:p text:style-name="P29"/>
          </table:table-cell>
          <table:table-cell table:style-name="Tableau20.E2" office:value-type="string">
            <text:p text:style-name="P29"/>
          </table:table-cell>
        </table:table-row>
        <table:table-row>
          <table:table-cell table:style-name="Tableau20.A2" office:value-type="float" office:value="6">
            <text:p text:style-name="P130">6</text:p>
          </table:table-cell>
          <table:table-cell table:style-name="Tableau20.B2" office:value-type="string">
            <text:p text:style-name="P130">Choisir l'accord de l'allocataire</text:p>
          </table:table-cell>
          <table:table-cell table:style-name="Tableau20.B2" office:value-type="string">
            <text:p text:style-name="P130">Accord</text:p>
          </table:table-cell>
          <table:table-cell table:style-name="Tableau20.B2" office:value-type="string">
            <text:p text:style-name="P29"/>
          </table:table-cell>
          <table:table-cell table:style-name="Tableau20.E2" office:value-type="string">
            <text:p text:style-name="P29"/>
          </table:table-cell>
        </table:table-row>
        <table:table-row>
          <table:table-cell table:style-name="Tableau20.A2" office:value-type="float" office:value="7">
            <text:p text:style-name="P130">7</text:p>
          </table:table-cell>
          <table:table-cell table:style-name="Tableau20.B2" office:value-type="string">
            <text:p text:style-name="P130">Choisir le fait que la demande soit urgente</text:p>
          </table:table-cell>
          <table:table-cell table:style-name="Tableau20.B2" office:value-type="string">
            <text:p text:style-name="P130">Non</text:p>
          </table:table-cell>
          <table:table-cell table:style-name="Tableau20.B2" office:value-type="string">
            <text:p text:style-name="P29"/>
          </table:table-cell>
          <table:table-cell table:style-name="Tableau20.E2" office:value-type="string">
            <text:p text:style-name="P29"/>
          </table:table-cell>
        </table:table-row>
        <table:table-row>
          <table:table-cell table:style-name="Tableau20.A2" office:value-type="float" office:value="8">
            <text:p text:style-name="P130">8</text:p>
          </table:table-cell>
          <table:table-cell table:style-name="Tableau20.B2" office:value-type="string">
            <text:p text:style-name="P130">Choisir la date de demande</text:p>
          </table:table-cell>
          <table:table-cell table:style-name="Tableau20.C9" office:value-type="date" office:date-value="2011-02-01">
            <text:p text:style-name="P130">01/02/11</text:p>
          </table:table-cell>
          <table:table-cell table:style-name="Tableau20.B2" office:value-type="string">
            <text:p text:style-name="P29"/>
          </table:table-cell>
          <table:table-cell table:style-name="Tableau20.E2" office:value-type="string">
            <text:p text:style-name="P29"/>
          </table:table-cell>
        </table:table-row>
        <table:table-row>
          <table:table-cell table:style-name="Tableau20.A2" office:value-type="float" office:value="9">
            <text:p text:style-name="P130">9</text:p>
          </table:table-cell>
          <table:table-cell table:style-name="Tableau20.B2" office:value-type="string">
            <text:p text:style-name="P119">Cliquer sur le bouton « Enregistrer »</text:p>
          </table:table-cell>
          <table:table-cell table:style-name="Tableau20.B2" office:value-type="string">
            <text:p text:style-name="P30"/>
          </table:table-cell>
          <table:table-cell table:style-name="Tableau20.B2" office:value-type="string">
            <text:p text:style-name="P131">On revient à la liste des orientations de l'allocataire.</text:p>
            <text:p text:style-name="P31"><text:span text:style-name="T60">Le bouton « Ajouter » est grisé (il le restera tant que la décision sur la demande de réorientation n'aura </text:span><text:span text:style-name="T60">pas été prise par le CG suite à la séance d'EP).</text:span></text:p>
            <text:p text:style-name="P131">Un nouveau tableau est visible au-dessusde la liste des orientations. Ce tableau montre l'enregistrement de la demande de réorientation qui vient d'être réalisé. La demande de réorientation peut être modifiée ou supprimée tant que le dossier d'EP <text:soft-page-break/>auquel la demande de réorientation appartient n'est pas associé à une séance d'EP.</text:p>
          </table:table-cell>
          <table:table-cell table:style-name="Tableau20.E2" office:value-type="string">
            <text:p text:style-name="P29"/>
          </table:table-cell>
        </table:table-row>
      </table:table>
      <text:p text:style-name="P350"/>
      <table:table table:name="Tableau21" table:style-name="Tableau21">
        <table:table-column table:style-name="Tableau21.A"/>
        <table:table-column table:style-name="Tableau21.B"/>
        <table:table-row>
          <table:table-cell table:style-name="Tableau21.A1" office:value-type="string">
            <text:p text:style-name="P300">Testé par :</text:p>
          </table:table-cell>
          <table:table-cell table:style-name="Tableau21.B1" office:value-type="string">
            <text:p text:style-name="P101"/>
          </table:table-cell>
        </table:table-row>
        <table:table-row>
          <table:table-cell table:style-name="Tableau21.A2" office:value-type="string">
            <text:p text:style-name="P292"><text:span text:style-name="T2">D</text:span><text:span text:style-name="T9">ate :</text:span></text:p>
          </table:table-cell>
          <table:table-cell table:style-name="Tableau21.B2" office:value-type="string">
            <text:p text:style-name="P62"/>
          </table:table-cell>
        </table:table-row>
        <table:table-row>
          <table:table-cell table:style-name="Tableau21.A2" office:value-type="string">
            <text:p text:style-name="P292"><text:span text:style-name="T2">C</text:span><text:span text:style-name="T9">ommentaire :</text:span></text:p>
          </table:table-cell>
          <table:table-cell table:style-name="Tableau21.B2" office:value-type="string">
            <text:p text:style-name="P47"/>
            <text:p text:style-name="P47"/>
            <text:p text:style-name="P47"/>
            <text:p text:style-name="P47"/>
          </table:table-cell>
        </table:table-row>
      </table:table>
      <text:h text:style-name="P398" text:outline-level="3"><text:span text:style-name="T10">Ajout d</text:span><text:span text:style-name="T61">e </text:span><text:span text:style-name="T48">dossier</text:span><text:span text:style-name="T61">s</text:span><text:span text:style-name="T48"> pour la thématique « Non respect et sanctions » (CG 93)</text:span></text:h>
      <text:h text:style-name="P414" text:outline-level="4"><text:span text:style-name="T10">Ajout d</text:span><text:span text:style-name="T61">e </text:span><text:span text:style-name="T48">dossier</text:span><text:span text:style-name="T61">s</text:span><text:span text:style-name="T48"> </text:span><text:span text:style-name="T61">par cohorte</text:span></text:h>
      <text:h text:style-name="Heading_20_5" text:outline-level="5"><text:span text:style-name="T111">A</text:span><text:span text:style-name="T70">jout d</text:span><text:span text:style-name="T111">e</text:span><text:span text:style-name="T70"> dossier</text:span><text:span text:style-name="T111">s</text:span><text:span text:style-name="T70"> </text:span><text:span text:style-name="T61">par cohorte</text:span><text:span text:style-name="T70"> pour non contractualisation</text:span></text:h>
      <table:table table:name="Tableau25" table:style-name="Tableau25">
        <table:table-column table:style-name="Tableau25.A"/>
        <table:table-column table:style-name="Tableau25.B"/>
        <table:table-row>
          <table:table-cell table:style-name="Tableau25.A1" office:value-type="string">
            <text:p text:style-name="P275">Cas de test :</text:p>
          </table:table-cell>
          <table:table-cell table:style-name="Tableau25.B1" office:value-type="string">
            <text:p text:style-name="P36"><text:span text:style-name="T49">EP-</text:span><text:span text:style-name="T148">DOS</text:span><text:span text:style-name="T49">-</text:span><text:span text:style-name="T145">0</text:span><text:span text:style-name="T148">2</text:span></text:p>
          </table:table-cell>
        </table:table-row>
        <table:table-row>
          <table:table-cell table:style-name="Tableau25.A2" office:value-type="string">
            <text:p text:style-name="P281">O<text:span text:style-name="T2">bjectif :</text:span></text:p>
          </table:table-cell>
          <table:table-cell table:style-name="Tableau25.B2" office:value-type="string">
            <text:p text:style-name="Table_20_Contents"><text:span text:style-name="T5">A</text:span><text:span text:style-name="T3">jout </text:span><text:span text:style-name="T4">d</text:span><text:span text:style-name="T75">es trois étapes de relance pour non contractualisation afin de créer un dossier d'EP pour le thème « Non respect et sanctions »</text:span></text:p>
          </table:table-cell>
        </table:table-row>
        <table:table-row>
          <table:table-cell table:style-name="Tableau25.A2" office:value-type="string">
            <text:p text:style-name="P275">Initialisation :</text:p>
          </table:table-cell>
          <table:table-cell table:style-name="Tableau25.B2" office:value-type="string">
            <text:p text:style-name="P148"><text:span text:style-name="T4">Menu « </text:span><text:span text:style-name="T71">Cohortes</text:span><text:span text:style-name="T4"> » → « </text:span><text:span text:style-name="T71">Relances (EP)</text:span><text:span text:style-name="T4"> » </text:span><text:span text:style-name="T71">→ « Dossiers à relancer (EP) »</text:span></text:p>
          </table:table-cell>
        </table:table-row>
      </table:table>
      <text:h text:style-name="Heading_20_6" text:outline-level="6"><text:span text:style-name="T10">Ajout d</text:span><text:span text:style-name="T72">'une première relance pour non contractualisation</text:span></text:h>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P330">Étape</text:p>
          </table:table-cell>
          <table:table-cell table:style-name="Tableau26.A1" office:value-type="string">
            <text:p text:style-name="P330">Démarche</text:p>
          </table:table-cell>
          <table:table-cell table:style-name="Tableau26.A1" office:value-type="string">
            <text:p text:style-name="P330">Données d'entrée</text:p>
          </table:table-cell>
          <table:table-cell table:style-name="Tableau26.A1" office:value-type="string">
            <text:p text:style-name="P330">Comportement attendu</text:p>
          </table:table-cell>
          <table:table-cell table:style-name="Tableau26.E1" office:value-type="string">
            <text:p text:style-name="P330">OK ?</text:p>
          </table:table-cell>
        </table:table-row>
        <table:table-row>
          <table:table-cell table:style-name="Tableau26.A2" office:value-type="float" office:value="1">
            <text:p text:style-name="P150">1</text:p>
          </table:table-cell>
          <table:table-cell table:style-name="Tableau26.B2" office:value-type="string">
            <text:p text:style-name="P149"><text:span text:style-name="T73">Cocher le bouton radio « </text:span><text:span text:style-name="T74">Présence contrat » → « Personne orientée sans contrat »</text:span></text:p>
          </table:table-cell>
          <table:table-cell table:style-name="Tableau26.B2" office:value-type="string">
            <text:p text:style-name="P148"/>
          </table:table-cell>
          <table:table-cell table:style-name="Tableau26.B2" office:value-type="string">
            <text:p text:style-name="P78"/>
          </table:table-cell>
          <table:table-cell table:style-name="Tableau26.E2" office:value-type="string">
            <text:p text:style-name="P148"/>
          </table:table-cell>
        </table:table-row>
        <table:table-row>
          <table:table-cell table:style-name="Tableau26.A2" office:value-type="float" office:value="2">
            <text:p text:style-name="P155">2</text:p>
          </table:table-cell>
          <table:table-cell table:style-name="Tableau26.B2" office:value-type="string">
            <text:p text:style-name="P149"><text:span text:style-name="T73">Cocher le bouton radio « </text:span><text:span text:style-name="T74">Type de relance à réaliser » → « Première relance »</text:span></text:p>
          </table:table-cell>
          <table:table-cell table:style-name="Tableau26.B2" office:value-type="string">
            <text:p text:style-name="P143"/>
          </table:table-cell>
          <table:table-cell table:style-name="Tableau26.B2" office:value-type="string">
            <text:p text:style-name="P148"/>
          </table:table-cell>
          <table:table-cell table:style-name="Tableau26.E2" office:value-type="string">
            <text:p text:style-name="P148"/>
          </table:table-cell>
        </table:table-row>
        <table:table-row>
          <table:table-cell table:style-name="Tableau26.A2" office:value-type="float" office:value="3">
            <text:p text:style-name="P155">3</text:p>
          </table:table-cell>
          <table:table-cell table:style-name="Tableau26.B2" office:value-type="string">
            <text:p text:style-name="P119">Cliquer sur le bouton « <text:span text:style-name="T74">Rechercher</text:span> »</text:p>
          </table:table-cell>
          <table:table-cell table:style-name="Tableau26.B2" office:value-type="string">
            <text:p text:style-name="P148"/>
          </table:table-cell>
          <table:table-cell table:style-name="Tableau26.B2" office:value-type="string">
            <text:p text:style-name="P155">La page de résultats de la recherche apparaît. Le formulaire est caché mais sa visibilité peut être changée en cliquant sur le bouton « Formulaire » situé en haut de la page.</text:p>
          </table:table-cell>
          <table:table-cell table:style-name="Tableau26.E2" office:value-type="string">
            <text:p text:style-name="P148"/>
          </table:table-cell>
        </table:table-row>
        <table:table-row>
          <table:table-cell table:style-name="Tableau26.A2" office:value-type="float" office:value="4">
            <text:p text:style-name="P160">4</text:p>
          </table:table-cell>
          <table:table-cell table:style-name="Tableau26.B2" office:value-type="string">
            <text:p text:style-name="P79"><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26.B2" office:value-type="string">
            <text:p text:style-name="P148"/>
          </table:table-cell>
          <table:table-cell table:style-name="Tableau26.B2" office:value-type="string">
            <text:p text:style-name="P165">Dégriser la date se trouvant dans la colonne précédente.</text:p>
          </table:table-cell>
          <table:table-cell table:style-name="Tableau26.E2" office:value-type="string">
            <text:p text:style-name="P148"/>
          </table:table-cell>
        </table:table-row>
        <table:table-row>
          <table:table-cell table:style-name="Tableau26.A2" office:value-type="float" office:value="5">
            <text:p text:style-name="P170">5</text:p>
          </table:table-cell>
          <table:table-cell table:style-name="Tableau26.B2" office:value-type="string">
            <text:p text:style-name="P170">Passage de la date de relance (qui est à la date du jour) à la date minimale de relance (qui se trouve dans la colonne précédente)</text:p>
          </table:table-cell>
          <table:table-cell table:style-name="Tableau26.B2" office:value-type="string">
            <text:p text:style-name="P148"/>
          </table:table-cell>
          <table:table-cell table:style-name="Tableau26.B2" office:value-type="string">
            <text:p text:style-name="P148"/>
          </table:table-cell>
          <table:table-cell table:style-name="Tableau26.E2" office:value-type="string">
            <text:p text:style-name="P148"/>
          </table:table-cell>
        </table:table-row>
        <table:table-row>
          <table:table-cell table:style-name="Tableau26.A2" office:value-type="float" office:value="6">
            <text:p text:style-name="P175">6</text:p>
          </table:table-cell>
          <table:table-cell table:style-name="Tableau26.B2" office:value-type="string">
            <text:p text:style-name="P120">Cliquer sur le bouton « <text:span text:style-name="T78">Enregistrer</text:span> »</text:p>
          </table:table-cell>
          <table:table-cell table:style-name="Tableau26.B2" office:value-type="string">
            <text:p text:style-name="P148"/>
          </table:table-cell>
          <table:table-cell table:style-name="Tableau26.B2" office:value-type="string">
            <text:p text:style-name="P180">On revient sur la page de résultats de la recherche.</text:p>
            <text:p text:style-name="P180">Un message sur fond bleu situé en haut de la page indique que l'enregistrement s'est bien effectué.</text:p>
            <text:p text:style-name="P185">Le premier allocataire que l'on a relancé n'apparaît plus dans la liste.</text:p>
          </table:table-cell>
          <table:table-cell table:style-name="Tableau26.E2" office:value-type="string">
            <text:p text:style-name="P148"/>
          </table:table-cell>
        </table:table-row>
      </table:table>
      <text:p text:style-name="P352"><text:soft-page-break/></text:p>
      <table:table table:name="Tableau27" table:style-name="Tableau27">
        <table:table-column table:style-name="Tableau27.A"/>
        <table:table-column table:style-name="Tableau27.B"/>
        <table:table-row>
          <table:table-cell table:style-name="Tableau27.A1" office:value-type="string">
            <text:p text:style-name="P302">Testé par :</text:p>
          </table:table-cell>
          <table:table-cell table:style-name="Tableau27.B1" office:value-type="string">
            <text:p text:style-name="P103"/>
          </table:table-cell>
        </table:table-row>
        <table:table-row>
          <table:table-cell table:style-name="Tableau27.A2" office:value-type="string">
            <text:p text:style-name="P312"><text:span text:style-name="T2">D</text:span><text:span text:style-name="T9">ate :</text:span></text:p>
          </table:table-cell>
          <table:table-cell table:style-name="Tableau27.B2" office:value-type="string">
            <text:p text:style-name="P64"/>
          </table:table-cell>
        </table:table-row>
        <table:table-row>
          <table:table-cell table:style-name="Tableau27.A2" office:value-type="string">
            <text:p text:style-name="P312"><text:span text:style-name="T2">C</text:span><text:span text:style-name="T9">ommentaire :</text:span></text:p>
          </table:table-cell>
          <table:table-cell table:style-name="Tableau27.B2" office:value-type="string">
            <text:p text:style-name="P49"/>
            <text:p text:style-name="P49"/>
            <text:p text:style-name="P148"/>
            <text:p text:style-name="P148"/>
          </table:table-cell>
        </table:table-row>
      </table:table>
      <text:h text:style-name="Heading_20_6" text:outline-level="6"><text:span text:style-name="T10">Ajout d</text:span><text:span text:style-name="T72">'une </text:span><text:span text:style-name="T80">seconde</text:span><text:span text:style-name="T72"> relance pour non contractualisation</text:span></text:h>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P331">Étape</text:p>
          </table:table-cell>
          <table:table-cell table:style-name="Tableau28.A1" office:value-type="string">
            <text:p text:style-name="P331">Démarche</text:p>
          </table:table-cell>
          <table:table-cell table:style-name="Tableau28.A1" office:value-type="string">
            <text:p text:style-name="P331">Données d'entrée</text:p>
          </table:table-cell>
          <table:table-cell table:style-name="Tableau28.A1" office:value-type="string">
            <text:p text:style-name="P331">Comportement attendu</text:p>
          </table:table-cell>
          <table:table-cell table:style-name="Tableau28.E1" office:value-type="string">
            <text:p text:style-name="P331">OK ?</text:p>
          </table:table-cell>
        </table:table-row>
        <table:table-row>
          <table:table-cell table:style-name="Tableau28.A2" office:value-type="float" office:value="1">
            <text:p text:style-name="P151">1</text:p>
          </table:table-cell>
          <table:table-cell table:style-name="Tableau28.B2" office:value-type="string">
            <text:p text:style-name="P190"><text:span text:style-name="T73">Cocher le bouton radio « </text:span><text:span text:style-name="T74">Présence contrat » → « Personne orientée sans contrat »</text:span></text:p>
          </table:table-cell>
          <table:table-cell table:style-name="Tableau28.B2" office:value-type="string">
            <text:p text:style-name="P190"/>
          </table:table-cell>
          <table:table-cell table:style-name="Tableau28.B2" office:value-type="string">
            <text:p text:style-name="P80"/>
          </table:table-cell>
          <table:table-cell table:style-name="Tableau28.E2" office:value-type="string">
            <text:p text:style-name="P190"/>
          </table:table-cell>
        </table:table-row>
        <table:table-row>
          <table:table-cell table:style-name="Tableau28.A2" office:value-type="float" office:value="2">
            <text:p text:style-name="P156">2</text:p>
          </table:table-cell>
          <table:table-cell table:style-name="Tableau28.B2" office:value-type="string">
            <text:p text:style-name="P190"><text:span text:style-name="T73">Cocher le bouton radio « </text:span><text:span text:style-name="T74">Type de relance à réaliser » → « </text:span><text:span text:style-name="T81">Seconde</text:span><text:span text:style-name="T74"> relance »</text:span></text:p>
          </table:table-cell>
          <table:table-cell table:style-name="Tableau28.B2" office:value-type="string">
            <text:p text:style-name="P144"/>
          </table:table-cell>
          <table:table-cell table:style-name="Tableau28.B2" office:value-type="string">
            <text:p text:style-name="P190"/>
          </table:table-cell>
          <table:table-cell table:style-name="Tableau28.E2" office:value-type="string">
            <text:p text:style-name="P190"/>
          </table:table-cell>
        </table:table-row>
        <table:table-row>
          <table:table-cell table:style-name="Tableau28.A2" office:value-type="float" office:value="3">
            <text:p text:style-name="P156">3</text:p>
          </table:table-cell>
          <table:table-cell table:style-name="Tableau28.B2" office:value-type="string">
            <text:p text:style-name="P121">Cliquer sur le bouton « <text:span text:style-name="T74">Rechercher</text:span> »</text:p>
          </table:table-cell>
          <table:table-cell table:style-name="Tableau28.B2" office:value-type="string">
            <text:p text:style-name="P190"/>
          </table:table-cell>
          <table:table-cell table:style-name="Tableau28.B2" office:value-type="string">
            <text:p text:style-name="P156">La page de résultats de la recherche apparaît. Le formulaire est caché mais sa visibilité peut être changée en cliquant sur le bouton « Formulaire » situé en haut de la page.</text:p>
          </table:table-cell>
          <table:table-cell table:style-name="Tableau28.E2" office:value-type="string">
            <text:p text:style-name="P190"/>
          </table:table-cell>
        </table:table-row>
        <table:table-row>
          <table:table-cell table:style-name="Tableau28.A2" office:value-type="float" office:value="4">
            <text:p text:style-name="P161">4</text:p>
          </table:table-cell>
          <table:table-cell table:style-name="Tableau28.B2" office:value-type="string">
            <text:p text:style-name="P80"><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28.B2" office:value-type="string">
            <text:p text:style-name="P190"/>
          </table:table-cell>
          <table:table-cell table:style-name="Tableau28.B2" office:value-type="string">
            <text:p text:style-name="P166">Dégriser la date se trouvant dans la colonne précédente.</text:p>
          </table:table-cell>
          <table:table-cell table:style-name="Tableau28.E2" office:value-type="string">
            <text:p text:style-name="P190"/>
          </table:table-cell>
        </table:table-row>
        <table:table-row>
          <table:table-cell table:style-name="Tableau28.A2" office:value-type="float" office:value="5">
            <text:p text:style-name="P171">5</text:p>
          </table:table-cell>
          <table:table-cell table:style-name="Tableau28.B2" office:value-type="string">
            <text:p text:style-name="P171">Passage de la date de relance (qui est à la date du jour) à la date minimale de relance (qui se trouve dans la colonne précédente)</text:p>
          </table:table-cell>
          <table:table-cell table:style-name="Tableau28.B2" office:value-type="string">
            <text:p text:style-name="P190"/>
          </table:table-cell>
          <table:table-cell table:style-name="Tableau28.B2" office:value-type="string">
            <text:p text:style-name="P190"/>
          </table:table-cell>
          <table:table-cell table:style-name="Tableau28.E2" office:value-type="string">
            <text:p text:style-name="P190"/>
          </table:table-cell>
        </table:table-row>
        <table:table-row>
          <table:table-cell table:style-name="Tableau28.A2" office:value-type="float" office:value="6">
            <text:p text:style-name="P176">6</text:p>
          </table:table-cell>
          <table:table-cell table:style-name="Tableau28.B2" office:value-type="string">
            <text:p text:style-name="P121">Cliquer sur le bouton « <text:span text:style-name="T78">Enregistrer</text:span> »</text:p>
          </table:table-cell>
          <table:table-cell table:style-name="Tableau28.B2" office:value-type="string">
            <text:p text:style-name="P190"/>
          </table:table-cell>
          <table:table-cell table:style-name="Tableau28.B2" office:value-type="string">
            <text:p text:style-name="P181">On revient sur la page de résultats de la recherche.</text:p>
            <text:p text:style-name="P181">Un message sur fond bleu situé en haut de la page indique que l'enregistrement s'est bien effectué.</text:p>
            <text:p text:style-name="P186">Le premier allocataire que l'on a relancé n'apparaît plus dans la liste.</text:p>
          </table:table-cell>
          <table:table-cell table:style-name="Tableau28.E2" office:value-type="string">
            <text:p text:style-name="P190"/>
          </table:table-cell>
        </table:table-row>
      </table:table>
      <text:p text:style-name="P353"/>
      <table:table table:name="Tableau29" table:style-name="Tableau29">
        <table:table-column table:style-name="Tableau29.A"/>
        <table:table-column table:style-name="Tableau29.B"/>
        <table:table-row>
          <table:table-cell table:style-name="Tableau29.A1" office:value-type="string">
            <text:p text:style-name="P303">Testé par :</text:p>
          </table:table-cell>
          <table:table-cell table:style-name="Tableau29.B1" office:value-type="string">
            <text:p text:style-name="P104"/>
          </table:table-cell>
        </table:table-row>
        <table:table-row>
          <table:table-cell table:style-name="Tableau29.A2" office:value-type="string">
            <text:p text:style-name="P313"><text:span text:style-name="T2">D</text:span><text:span text:style-name="T9">ate :</text:span></text:p>
          </table:table-cell>
          <table:table-cell table:style-name="Tableau29.B2" office:value-type="string">
            <text:p text:style-name="P65"/>
          </table:table-cell>
        </table:table-row>
        <table:table-row>
          <table:table-cell table:style-name="Tableau29.A2" office:value-type="string">
            <text:p text:style-name="P313"><text:span text:style-name="T2">C</text:span><text:span text:style-name="T9">ommentaire :</text:span></text:p>
          </table:table-cell>
          <table:table-cell table:style-name="Tableau29.B2" office:value-type="string">
            <text:p text:style-name="P50"/>
            <text:p text:style-name="P50"/>
            <text:p text:style-name="P190"/>
            <text:p text:style-name="P190"/>
          </table:table-cell>
        </table:table-row>
      </table:table>
      <text:h text:style-name="Heading_20_6" text:outline-level="6"><text:span text:style-name="T10">Ajout d</text:span><text:span text:style-name="T72">'une </text:span><text:span text:style-name="T83">troisième</text:span><text:span text:style-name="T72"> relance pour non contractualisation</text:span></text:h>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P332">Étape</text:p>
          </table:table-cell>
          <table:table-cell table:style-name="Tableau30.A1" office:value-type="string">
            <text:p text:style-name="P332">Démarche</text:p>
          </table:table-cell>
          <table:table-cell table:style-name="Tableau30.A1" office:value-type="string">
            <text:p text:style-name="P332">Données d'entrée</text:p>
          </table:table-cell>
          <table:table-cell table:style-name="Tableau30.A1" office:value-type="string">
            <text:p text:style-name="P332">Comportement attendu</text:p>
          </table:table-cell>
          <table:table-cell table:style-name="Tableau30.E1" office:value-type="string">
            <text:p text:style-name="P332">OK ?</text:p>
          </table:table-cell>
        </table:table-row>
        <table:table-row>
          <table:table-cell table:style-name="Tableau30.A2" office:value-type="float" office:value="1">
            <text:p text:style-name="P152">1</text:p>
          </table:table-cell>
          <table:table-cell table:style-name="Tableau30.B2" office:value-type="string">
            <text:p text:style-name="P191"><text:span text:style-name="T73">Cocher le bouton radio « </text:span><text:span text:style-name="T74">Présence contrat » → « Personne orientée </text:span><text:span text:style-name="T74">sans contrat »</text:span></text:p>
          </table:table-cell>
          <table:table-cell table:style-name="Tableau30.B2" office:value-type="string">
            <text:p text:style-name="P191"/>
          </table:table-cell>
          <table:table-cell table:style-name="Tableau30.B2" office:value-type="string">
            <text:p text:style-name="P81"/>
          </table:table-cell>
          <table:table-cell table:style-name="Tableau30.E2" office:value-type="string">
            <text:p text:style-name="P191"/>
          </table:table-cell>
        </table:table-row>
        <text:soft-page-break/>
        <table:table-row>
          <table:table-cell table:style-name="Tableau30.A2" office:value-type="float" office:value="2">
            <text:p text:style-name="P157">2</text:p>
          </table:table-cell>
          <table:table-cell table:style-name="Tableau30.B2" office:value-type="string">
            <text:p text:style-name="P191"><text:span text:style-name="T73">Cocher le bouton radio « </text:span><text:span text:style-name="T74">Type de relance à réaliser » → « </text:span><text:span text:style-name="T82">Troisième</text:span><text:span text:style-name="T74"> relance »</text:span></text:p>
          </table:table-cell>
          <table:table-cell table:style-name="Tableau30.B2" office:value-type="string">
            <text:p text:style-name="P145"/>
          </table:table-cell>
          <table:table-cell table:style-name="Tableau30.B2" office:value-type="string">
            <text:p text:style-name="P191"/>
          </table:table-cell>
          <table:table-cell table:style-name="Tableau30.E2" office:value-type="string">
            <text:p text:style-name="P191"/>
          </table:table-cell>
        </table:table-row>
        <table:table-row>
          <table:table-cell table:style-name="Tableau30.A2" office:value-type="float" office:value="3">
            <text:p text:style-name="P157">3</text:p>
          </table:table-cell>
          <table:table-cell table:style-name="Tableau30.B2" office:value-type="string">
            <text:p text:style-name="P122">Cliquer sur le bouton « <text:span text:style-name="T74">Rechercher</text:span> »</text:p>
          </table:table-cell>
          <table:table-cell table:style-name="Tableau30.B2" office:value-type="string">
            <text:p text:style-name="P191"/>
          </table:table-cell>
          <table:table-cell table:style-name="Tableau30.B2" office:value-type="string">
            <text:p text:style-name="P157">La page de résultats de la recherche apparaît. Le formulaire est caché mais sa visibilité peut être changée en cliquant sur le bouton « Formulaire » situé en haut de la page.</text:p>
          </table:table-cell>
          <table:table-cell table:style-name="Tableau30.E2" office:value-type="string">
            <text:p text:style-name="P191"/>
          </table:table-cell>
        </table:table-row>
        <table:table-row>
          <table:table-cell table:style-name="Tableau30.A2" office:value-type="float" office:value="4">
            <text:p text:style-name="P162">4</text:p>
          </table:table-cell>
          <table:table-cell table:style-name="Tableau30.B2" office:value-type="string">
            <text:p text:style-name="P81"><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30.B2" office:value-type="string">
            <text:p text:style-name="P191"/>
          </table:table-cell>
          <table:table-cell table:style-name="Tableau30.B2" office:value-type="string">
            <text:p text:style-name="P167">Dégriser la date se trouvant dans la colonne précédente.</text:p>
          </table:table-cell>
          <table:table-cell table:style-name="Tableau30.E2" office:value-type="string">
            <text:p text:style-name="P191"/>
          </table:table-cell>
        </table:table-row>
        <table:table-row>
          <table:table-cell table:style-name="Tableau30.A2" office:value-type="float" office:value="5">
            <text:p text:style-name="P172">5</text:p>
          </table:table-cell>
          <table:table-cell table:style-name="Tableau30.B2" office:value-type="string">
            <text:p text:style-name="P172">Passage de la date de relance (qui est à la date du jour) à la date minimale de relance (qui se trouve dans la colonne précédente)</text:p>
          </table:table-cell>
          <table:table-cell table:style-name="Tableau30.B2" office:value-type="string">
            <text:p text:style-name="P191"/>
          </table:table-cell>
          <table:table-cell table:style-name="Tableau30.B2" office:value-type="string">
            <text:p text:style-name="P191"/>
          </table:table-cell>
          <table:table-cell table:style-name="Tableau30.E2" office:value-type="string">
            <text:p text:style-name="P191"/>
          </table:table-cell>
        </table:table-row>
        <table:table-row>
          <table:table-cell table:style-name="Tableau30.A2" office:value-type="float" office:value="6">
            <text:p text:style-name="P177">6</text:p>
          </table:table-cell>
          <table:table-cell table:style-name="Tableau30.B2" office:value-type="string">
            <text:p text:style-name="P122">Cliquer sur le bouton « <text:span text:style-name="T78">Enregistrer</text:span> »</text:p>
          </table:table-cell>
          <table:table-cell table:style-name="Tableau30.B2" office:value-type="string">
            <text:p text:style-name="P191"/>
          </table:table-cell>
          <table:table-cell table:style-name="Tableau30.B2" office:value-type="string">
            <text:p text:style-name="P182">On revient sur la page de résultats de la recherche.</text:p>
            <text:p text:style-name="P182">Un message sur fond bleu situé en haut de la page indique que l'enregistrement s'est bien effectué.</text:p>
            <text:p text:style-name="P187">Le premier allocataire que l'on a relancé n'apparaît plus dans la liste.</text:p>
            <text:p text:style-name="P192"><text:span text:style-name="T84">Il existe à présent un dossier d'EP pour « Demande de suspension </text:span><text:span text:style-name="T79">» </text:span><text:span text:style-name="T84">pour cet allocataire (ce dossier sera visible lors du choix des dossiers à passer en séance d'EP).</text:span></text:p>
          </table:table-cell>
          <table:table-cell table:style-name="Tableau30.E2" office:value-type="string">
            <text:p text:style-name="P191"/>
          </table:table-cell>
        </table:table-row>
      </table:table>
      <text:p text:style-name="P354"/>
      <table:table table:name="Tableau31" table:style-name="Tableau31">
        <table:table-column table:style-name="Tableau31.A"/>
        <table:table-column table:style-name="Tableau31.B"/>
        <table:table-row>
          <table:table-cell table:style-name="Tableau31.A1" office:value-type="string">
            <text:p text:style-name="P304">Testé par :</text:p>
          </table:table-cell>
          <table:table-cell table:style-name="Tableau31.B1" office:value-type="string">
            <text:p text:style-name="P105"/>
          </table:table-cell>
        </table:table-row>
        <table:table-row>
          <table:table-cell table:style-name="Tableau31.A2" office:value-type="string">
            <text:p text:style-name="P314"><text:span text:style-name="T2">D</text:span><text:span text:style-name="T9">ate :</text:span></text:p>
          </table:table-cell>
          <table:table-cell table:style-name="Tableau31.B2" office:value-type="string">
            <text:p text:style-name="P66"/>
          </table:table-cell>
        </table:table-row>
        <table:table-row>
          <table:table-cell table:style-name="Tableau31.A2" office:value-type="string">
            <text:p text:style-name="P314"><text:span text:style-name="T2">C</text:span><text:span text:style-name="T9">ommentaire :</text:span></text:p>
          </table:table-cell>
          <table:table-cell table:style-name="Tableau31.B2" office:value-type="string">
            <text:p text:style-name="P51"/>
            <text:p text:style-name="P51"/>
            <text:p text:style-name="P191"/>
            <text:p text:style-name="P191"/>
          </table:table-cell>
        </table:table-row>
      </table:table>
      <text:h text:style-name="Heading_20_5" text:outline-level="5"><text:span text:style-name="T112">A</text:span><text:span text:style-name="T70">jout d</text:span><text:span text:style-name="T112">e</text:span><text:span text:style-name="T70"> dossier</text:span><text:span text:style-name="T112">s</text:span><text:span text:style-name="T70"> pour non </text:span><text:span text:style-name="T85">renouvellement de contrat</text:span></text:h>
      <text:h text:style-name="Heading_20_6" text:outline-level="6"><text:span text:style-name="T10">Ajout d</text:span><text:span text:style-name="T72">'une première relance pour non </text:span><text:span text:style-name="T86">renouvellement du contrat</text:span></text:h>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P333">Étape</text:p>
          </table:table-cell>
          <table:table-cell table:style-name="Tableau32.A1" office:value-type="string">
            <text:p text:style-name="P333">Démarche</text:p>
          </table:table-cell>
          <table:table-cell table:style-name="Tableau32.A1" office:value-type="string">
            <text:p text:style-name="P333">Données d'entrée</text:p>
          </table:table-cell>
          <table:table-cell table:style-name="Tableau32.A1" office:value-type="string">
            <text:p text:style-name="P333">Comportement attendu</text:p>
          </table:table-cell>
          <table:table-cell table:style-name="Tableau32.E1" office:value-type="string">
            <text:p text:style-name="P333">OK ?</text:p>
          </table:table-cell>
        </table:table-row>
        <table:table-row>
          <table:table-cell table:style-name="Tableau32.A2" office:value-type="float" office:value="1">
            <text:p text:style-name="P153">1</text:p>
          </table:table-cell>
          <table:table-cell table:style-name="Tableau32.B2" office:value-type="string">
            <text:p text:style-name="P193"><text:span text:style-name="T73">Cocher le bouton radio « </text:span><text:span text:style-name="T74">Présence contrat » → « Personne orientée </text:span><text:span text:style-name="T85">avec</text:span><text:span text:style-name="T74"> contrat »</text:span></text:p>
          </table:table-cell>
          <table:table-cell table:style-name="Tableau32.B2" office:value-type="string">
            <text:p text:style-name="P193"/>
          </table:table-cell>
          <table:table-cell table:style-name="Tableau32.B2" office:value-type="string">
            <text:p text:style-name="P82"/>
          </table:table-cell>
          <table:table-cell table:style-name="Tableau32.E2" office:value-type="string">
            <text:p text:style-name="P193"/>
          </table:table-cell>
        </table:table-row>
        <table:table-row>
          <table:table-cell table:style-name="Tableau32.A2" office:value-type="float" office:value="2">
            <text:p text:style-name="P158">2</text:p>
          </table:table-cell>
          <table:table-cell table:style-name="Tableau32.B2" office:value-type="string">
            <text:p text:style-name="P193"><text:span text:style-name="T73">Cocher le bouton radio « </text:span><text:span text:style-name="T74">Type de relance à réaliser » → « Première relance »</text:span></text:p>
          </table:table-cell>
          <table:table-cell table:style-name="Tableau32.B2" office:value-type="string">
            <text:p text:style-name="P146"/>
          </table:table-cell>
          <table:table-cell table:style-name="Tableau32.B2" office:value-type="string">
            <text:p text:style-name="P193"/>
          </table:table-cell>
          <table:table-cell table:style-name="Tableau32.E2" office:value-type="string">
            <text:p text:style-name="P193"/>
          </table:table-cell>
        </table:table-row>
        <table:table-row>
          <table:table-cell table:style-name="Tableau32.A2" office:value-type="float" office:value="3">
            <text:p text:style-name="P158">3</text:p>
          </table:table-cell>
          <table:table-cell table:style-name="Tableau32.B2" office:value-type="string">
            <text:p text:style-name="P123">Cliquer sur le bouton « <text:span text:style-name="T74">Rechercher</text:span> »</text:p>
          </table:table-cell>
          <table:table-cell table:style-name="Tableau32.B2" office:value-type="string">
            <text:p text:style-name="P193"/>
          </table:table-cell>
          <table:table-cell table:style-name="Tableau32.B2" office:value-type="string">
            <text:p text:style-name="P158">La page de résultats de la recherche apparaît. Le formulaire est caché mais sa visibilité peut être changée en cliquant sur le bouton « Formulaire » situé en haut de la <text:soft-page-break/>page.</text:p>
          </table:table-cell>
          <table:table-cell table:style-name="Tableau32.E2" office:value-type="string">
            <text:p text:style-name="P193"/>
          </table:table-cell>
        </table:table-row>
        <table:table-row>
          <table:table-cell table:style-name="Tableau32.A2" office:value-type="float" office:value="4">
            <text:p text:style-name="P163">4</text:p>
          </table:table-cell>
          <table:table-cell table:style-name="Tableau32.B2" office:value-type="string">
            <text:p text:style-name="P82"><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32.B2" office:value-type="string">
            <text:p text:style-name="P193"/>
          </table:table-cell>
          <table:table-cell table:style-name="Tableau32.B2" office:value-type="string">
            <text:p text:style-name="P168">Dégriser la date se trouvant dans la colonne précédente.</text:p>
          </table:table-cell>
          <table:table-cell table:style-name="Tableau32.E2" office:value-type="string">
            <text:p text:style-name="P193"/>
          </table:table-cell>
        </table:table-row>
        <table:table-row>
          <table:table-cell table:style-name="Tableau32.A2" office:value-type="float" office:value="5">
            <text:p text:style-name="P173">5</text:p>
          </table:table-cell>
          <table:table-cell table:style-name="Tableau32.B2" office:value-type="string">
            <text:p text:style-name="P173">Passage de la date de relance (qui est à la date du jour) à la date minimale de relance (qui se trouve dans la colonne précédente)</text:p>
          </table:table-cell>
          <table:table-cell table:style-name="Tableau32.B2" office:value-type="string">
            <text:p text:style-name="P193"/>
          </table:table-cell>
          <table:table-cell table:style-name="Tableau32.B2" office:value-type="string">
            <text:p text:style-name="P193"/>
          </table:table-cell>
          <table:table-cell table:style-name="Tableau32.E2" office:value-type="string">
            <text:p text:style-name="P193"/>
          </table:table-cell>
        </table:table-row>
        <table:table-row>
          <table:table-cell table:style-name="Tableau32.A2" office:value-type="float" office:value="6">
            <text:p text:style-name="P178">6</text:p>
          </table:table-cell>
          <table:table-cell table:style-name="Tableau32.B2" office:value-type="string">
            <text:p text:style-name="P123">Cliquer sur le bouton « <text:span text:style-name="T78">Enregistrer</text:span> »</text:p>
          </table:table-cell>
          <table:table-cell table:style-name="Tableau32.B2" office:value-type="string">
            <text:p text:style-name="P193"/>
          </table:table-cell>
          <table:table-cell table:style-name="Tableau32.B2" office:value-type="string">
            <text:p text:style-name="P183">On revient sur la page de résultats de la recherche.</text:p>
            <text:p text:style-name="P183">Un message sur fond bleu situé en haut de la page indique que l'enregistrement s'est bien effectué.</text:p>
            <text:p text:style-name="P188">Le premier allocataire que l'on a relancé n'apparaît plus dans la liste.</text:p>
          </table:table-cell>
          <table:table-cell table:style-name="Tableau32.E2" office:value-type="string">
            <text:p text:style-name="P193"/>
          </table:table-cell>
        </table:table-row>
      </table:table>
      <text:p text:style-name="P355"/>
      <table:table table:name="Tableau33" table:style-name="Tableau33">
        <table:table-column table:style-name="Tableau33.A"/>
        <table:table-column table:style-name="Tableau33.B"/>
        <table:table-row>
          <table:table-cell table:style-name="Tableau33.A1" office:value-type="string">
            <text:p text:style-name="P305">Testé par :</text:p>
          </table:table-cell>
          <table:table-cell table:style-name="Tableau33.B1" office:value-type="string">
            <text:p text:style-name="P106"/>
          </table:table-cell>
        </table:table-row>
        <table:table-row>
          <table:table-cell table:style-name="Tableau33.A2" office:value-type="string">
            <text:p text:style-name="P315"><text:span text:style-name="T2">D</text:span><text:span text:style-name="T9">ate :</text:span></text:p>
          </table:table-cell>
          <table:table-cell table:style-name="Tableau33.B2" office:value-type="string">
            <text:p text:style-name="P67"/>
          </table:table-cell>
        </table:table-row>
        <table:table-row>
          <table:table-cell table:style-name="Tableau33.A2" office:value-type="string">
            <text:p text:style-name="P315"><text:span text:style-name="T2">C</text:span><text:span text:style-name="T9">ommentaire :</text:span></text:p>
          </table:table-cell>
          <table:table-cell table:style-name="Tableau33.B2" office:value-type="string">
            <text:p text:style-name="P52"/>
            <text:p text:style-name="P52"/>
            <text:p text:style-name="P193"/>
            <text:p text:style-name="P193"/>
          </table:table-cell>
        </table:table-row>
      </table:table>
      <text:h text:style-name="Heading_20_6" text:outline-level="6"><text:span text:style-name="T10">Ajout d</text:span><text:span text:style-name="T72">'une </text:span><text:span text:style-name="T86">seconde</text:span><text:span text:style-name="T72"> relance pour non </text:span><text:span text:style-name="T86">renouvellement du contrat</text:span></text:h>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334">Étape</text:p>
          </table:table-cell>
          <table:table-cell table:style-name="Tableau34.A1" office:value-type="string">
            <text:p text:style-name="P334">Démarche</text:p>
          </table:table-cell>
          <table:table-cell table:style-name="Tableau34.A1" office:value-type="string">
            <text:p text:style-name="P334">Données d'entrée</text:p>
          </table:table-cell>
          <table:table-cell table:style-name="Tableau34.A1" office:value-type="string">
            <text:p text:style-name="P334">Comportement attendu</text:p>
          </table:table-cell>
          <table:table-cell table:style-name="Tableau34.E1" office:value-type="string">
            <text:p text:style-name="P334">OK ?</text:p>
          </table:table-cell>
        </table:table-row>
        <table:table-row>
          <table:table-cell table:style-name="Tableau34.A2" office:value-type="float" office:value="1">
            <text:p text:style-name="P154">1</text:p>
          </table:table-cell>
          <table:table-cell table:style-name="Tableau34.B2" office:value-type="string">
            <text:p text:style-name="P194"><text:span text:style-name="T73">Cocher le bouton radio « </text:span><text:span text:style-name="T74">Présence contrat » → « Personne orientée sans contrat »</text:span></text:p>
          </table:table-cell>
          <table:table-cell table:style-name="Tableau34.B2" office:value-type="string">
            <text:p text:style-name="P194"/>
          </table:table-cell>
          <table:table-cell table:style-name="Tableau34.B2" office:value-type="string">
            <text:p text:style-name="P83"/>
          </table:table-cell>
          <table:table-cell table:style-name="Tableau34.E2" office:value-type="string">
            <text:p text:style-name="P194"/>
          </table:table-cell>
        </table:table-row>
        <table:table-row>
          <table:table-cell table:style-name="Tableau34.A2" office:value-type="float" office:value="2">
            <text:p text:style-name="P159">2</text:p>
          </table:table-cell>
          <table:table-cell table:style-name="Tableau34.B2" office:value-type="string">
            <text:p text:style-name="P194"><text:span text:style-name="T73">Cocher le bouton radio « </text:span><text:span text:style-name="T74">Type de relance à réaliser » → « </text:span><text:span text:style-name="T86">Seconde</text:span><text:span text:style-name="T74"> relance »</text:span></text:p>
          </table:table-cell>
          <table:table-cell table:style-name="Tableau34.B2" office:value-type="string">
            <text:p text:style-name="P147"/>
          </table:table-cell>
          <table:table-cell table:style-name="Tableau34.B2" office:value-type="string">
            <text:p text:style-name="P194"/>
          </table:table-cell>
          <table:table-cell table:style-name="Tableau34.E2" office:value-type="string">
            <text:p text:style-name="P194"/>
          </table:table-cell>
        </table:table-row>
        <table:table-row>
          <table:table-cell table:style-name="Tableau34.A2" office:value-type="float" office:value="3">
            <text:p text:style-name="P159">3</text:p>
          </table:table-cell>
          <table:table-cell table:style-name="Tableau34.B2" office:value-type="string">
            <text:p text:style-name="P124">Cliquer sur le bouton « <text:span text:style-name="T74">Rechercher</text:span> »</text:p>
          </table:table-cell>
          <table:table-cell table:style-name="Tableau34.B2" office:value-type="string">
            <text:p text:style-name="P194"/>
          </table:table-cell>
          <table:table-cell table:style-name="Tableau34.B2" office:value-type="string">
            <text:p text:style-name="P159">La page de résultats de la recherche apparaît. Le formulaire est caché mais sa visibilité peut être changée en cliquant sur le bouton « Formulaire » situé en haut de la page.</text:p>
          </table:table-cell>
          <table:table-cell table:style-name="Tableau34.E2" office:value-type="string">
            <text:p text:style-name="P194"/>
          </table:table-cell>
        </table:table-row>
        <table:table-row>
          <table:table-cell table:style-name="Tableau34.A2" office:value-type="float" office:value="4">
            <text:p text:style-name="P164">4</text:p>
          </table:table-cell>
          <table:table-cell table:style-name="Tableau34.B2" office:value-type="string">
            <text:p text:style-name="P83"><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34.B2" office:value-type="string">
            <text:p text:style-name="P194"/>
          </table:table-cell>
          <table:table-cell table:style-name="Tableau34.B2" office:value-type="string">
            <text:p text:style-name="P169">Dégriser la date se trouvant dans la colonne précédente.</text:p>
          </table:table-cell>
          <table:table-cell table:style-name="Tableau34.E2" office:value-type="string">
            <text:p text:style-name="P194"/>
          </table:table-cell>
        </table:table-row>
        <table:table-row>
          <table:table-cell table:style-name="Tableau34.A2" office:value-type="float" office:value="5">
            <text:p text:style-name="P174">5</text:p>
          </table:table-cell>
          <table:table-cell table:style-name="Tableau34.B2" office:value-type="string">
            <text:p text:style-name="P174">Passage de la date de relance (qui est à la date du jour) à la date minimale de relance (qui se trouve dans la colonne précédente)</text:p>
          </table:table-cell>
          <table:table-cell table:style-name="Tableau34.B2" office:value-type="string">
            <text:p text:style-name="P194"/>
          </table:table-cell>
          <table:table-cell table:style-name="Tableau34.B2" office:value-type="string">
            <text:p text:style-name="P194"/>
          </table:table-cell>
          <table:table-cell table:style-name="Tableau34.E2" office:value-type="string">
            <text:p text:style-name="P194"/>
          </table:table-cell>
        </table:table-row>
        <table:table-row>
          <table:table-cell table:style-name="Tableau34.A2" office:value-type="float" office:value="6">
            <text:p text:style-name="P179">6</text:p>
          </table:table-cell>
          <table:table-cell table:style-name="Tableau34.B2" office:value-type="string">
            <text:p text:style-name="P124">Cliquer sur le bouton « <text:span text:style-name="T78">Enregistrer</text:span> »</text:p>
          </table:table-cell>
          <table:table-cell table:style-name="Tableau34.B2" office:value-type="string">
            <text:p text:style-name="P194"/>
          </table:table-cell>
          <table:table-cell table:style-name="Tableau34.B2" office:value-type="string">
            <text:p text:style-name="P184">On revient sur la page de résultats de la recherche.</text:p>
            <text:p text:style-name="P184">Un message sur fond bleu situé en haut de la page indique que l'enregistrement s'est bien effectué.</text:p>
            <text:p text:style-name="P189"><text:soft-page-break/>Le premier allocataire que l'on a relancé n'apparaît plus dans la liste.</text:p>
            <text:p text:style-name="P194"><text:span text:style-name="T84">Il existe à présent un dossier d'EP pour « Demande de suspension </text:span><text:span text:style-name="T79">» </text:span><text:span text:style-name="T84">pour cet allocataire (ce dossier sera visible lors du choix des dossiers à passer en séance d'EP).</text:span></text:p>
          </table:table-cell>
          <table:table-cell table:style-name="Tableau34.E2" office:value-type="string">
            <text:p text:style-name="P194"/>
          </table:table-cell>
        </table:table-row>
      </table:table>
      <text:p text:style-name="P356"/>
      <table:table table:name="Tableau35" table:style-name="Tableau35">
        <table:table-column table:style-name="Tableau35.A"/>
        <table:table-column table:style-name="Tableau35.B"/>
        <table:table-row>
          <table:table-cell table:style-name="Tableau35.A1" office:value-type="string">
            <text:p text:style-name="P306">Testé par :</text:p>
          </table:table-cell>
          <table:table-cell table:style-name="Tableau35.B1" office:value-type="string">
            <text:p text:style-name="P107"/>
          </table:table-cell>
        </table:table-row>
        <table:table-row>
          <table:table-cell table:style-name="Tableau35.A2" office:value-type="string">
            <text:p text:style-name="P316"><text:span text:style-name="T2">D</text:span><text:span text:style-name="T9">ate :</text:span></text:p>
          </table:table-cell>
          <table:table-cell table:style-name="Tableau35.B2" office:value-type="string">
            <text:p text:style-name="P68"/>
          </table:table-cell>
        </table:table-row>
        <table:table-row>
          <table:table-cell table:style-name="Tableau35.A2" office:value-type="string">
            <text:p text:style-name="P316"><text:span text:style-name="T2">C</text:span><text:span text:style-name="T9">ommentaire :</text:span></text:p>
          </table:table-cell>
          <table:table-cell table:style-name="Tableau35.B2" office:value-type="string">
            <text:p text:style-name="P53"/>
            <text:p text:style-name="P53"/>
            <text:p text:style-name="P194"/>
            <text:p text:style-name="P194"/>
          </table:table-cell>
        </table:table-row>
      </table:table>
      <text:h text:style-name="Heading_20_4" text:outline-level="4"><text:span text:style-name="T10">Ajout d</text:span><text:span text:style-name="T61">e </text:span><text:span text:style-name="T114">dossiers</text:span><text:span text:style-name="T48"> </text:span><text:span text:style-name="T111">individuel</text:span><text:span text:style-name="T113">le</text:span><text:span text:style-name="T114">ment</text:span></text:h>
      <text:h text:style-name="Heading_20_5" text:outline-level="5"><text:span text:style-name="T10">Ajout d</text:span><text:span text:style-name="T61">e </text:span><text:span text:style-name="T114">dossiers</text:span><text:span text:style-name="T48"> </text:span><text:span text:style-name="T111">individuel</text:span><text:span text:style-name="T113">le</text:span><text:span text:style-name="T114">ment </text:span><text:span text:style-name="T126">pour non contractualisation</text:span></text:h>
      <table:table table:name="Tableau43" table:style-name="Tableau43">
        <table:table-column table:style-name="Tableau43.A"/>
        <table:table-column table:style-name="Tableau43.B"/>
        <table:table-row>
          <table:table-cell table:style-name="Tableau43.A1" office:value-type="string">
            <text:p text:style-name="P278">Cas de test :</text:p>
          </table:table-cell>
          <table:table-cell table:style-name="Tableau43.B1" office:value-type="string">
            <text:p text:style-name="P36"><text:span text:style-name="T49">EP-</text:span><text:span text:style-name="T148">DOS</text:span><text:span text:style-name="T49">-</text:span><text:span text:style-name="T145">0</text:span><text:span text:style-name="T148">3</text:span></text:p>
          </table:table-cell>
        </table:table-row>
        <table:table-row>
          <table:table-cell table:style-name="Tableau43.A2" office:value-type="string">
            <text:p text:style-name="P284">O<text:span text:style-name="T2">bjectif :</text:span></text:p>
          </table:table-cell>
          <table:table-cell table:style-name="Tableau43.B2" office:value-type="string">
            <text:p text:style-name="P227"><text:span text:style-name="T5">A</text:span><text:span text:style-name="T3">jout </text:span><text:span text:style-name="T4">d</text:span><text:span text:style-name="T75">es trois étapes de relance pour non contractualisation afin de créer un dossier d'EP pour le thème « Non respect et sanctions »</text:span></text:p>
          </table:table-cell>
        </table:table-row>
        <table:table-row>
          <table:table-cell table:style-name="Tableau43.A2" office:value-type="string">
            <text:p text:style-name="P278">Initialisation :</text:p>
          </table:table-cell>
          <table:table-cell table:style-name="Tableau43.B2" office:value-type="string">
            <text:list xml:id="list766683866" text:continue-numbering="true" text:style-name="L4">
              <text:list-item>
                <text:p text:style-name="P378"><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text:span><text:span text:style-name="T115">s</text:span><text:span text:style-name="T53"> critère</text:span><text:span text:style-name="T115">s :</text:span></text:p>
              </text:list-item>
              <text:list-item>
                <text:p text:style-name="P388">« Filtrer par date d'orientation » : du « 1 janvier 2010 » au « 1 juillet 2010 »</text:p>
              </text:list-item>
              <text:list-item>
                <text:p text:style-name="P389"><text:span text:style-name="T53">« Statut de l'orientation », </text:span><text:span text:style-name="T115">filtrer par </text:span><text:span text:style-name="T53"><text:s/>« Orienté »</text:span></text:p>
              </text:list-item>
              <text:list-item>
                <text:p text:style-name="P377">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377"><text:span text:style-name="T54">Lorsqu'une ligne est trouvée, cliquer sur le bouton « Voir » </text:span><text:span text:style-name="T55">afin d'arriver sur la page de visualisation de la personne.</text:span></text:p>
              </text:list-item>
              <text:list-item>
                <text:p text:style-name="P379"><text:span text:style-name="T121">Descendre dans le menu du dossier : </text:span><text:span text:style-name="T55">« </text:span><text:span text:style-name="T116">Accompagnement du parcours</text:span><text:span text:style-name="T55"> » → « </text:span><text:span text:style-name="T122">Contrats</text:span><text:span text:style-name="T55"> » </text:span><text:span text:style-name="T122">→ « CER » et s'assurer que la personne ne possède pas encore de CER.</text:span></text:p>
              </text:list-item>
              <text:list-item>
                <text:p text:style-name="P377"><text:span text:style-name="T55">Des</text:span><text:span text:style-name="T56">c</text:span><text:span text:style-name="T55">endre dans le menu du dossier : « </text:span><text:span text:style-name="T116">Accompagnement du parcours</text:span><text:span text:style-name="T55"> » → « </text:span><text:span text:style-name="T116">Actualisation suivi</text:span><text:span text:style-name="T55"> » </text:span><text:span text:style-name="T116">→ « Relances »</text:span><text:span text:style-name="T55"> </text:span><text:span text:style-name="T57">pour obtenir la liste des </text:span><text:span text:style-name="T116">relances de la personne</text:span><text:span text:style-name="T57">.</text:span></text:p>
              </text:list-item>
              <text:list-item>
                <text:p text:style-name="P380"><text:span text:style-name="T117">Il faut s'assurer que le bouton « Ajouter » ne soit pas grisé (sinon, cela signifie que la personne ne peut pas être relancée) </text:span><text:span text:style-name="T118">et que la personne ne possède aucune relance actuellement.</text:span></text:p>
              </text:list-item>
            </text:list>
          </table:table-cell>
        </table:table-row>
      </table:table>
      <text:h text:style-name="P407" text:outline-level="6"><text:span text:style-name="T10">Ajout d</text:span><text:span text:style-name="T119">'une première relance </text:span><text:span text:style-name="T123">pour non contractualisation</text:span></text:h>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P338">Étape</text:p>
          </table:table-cell>
          <table:table-cell table:style-name="Tableau44.A1" office:value-type="string">
            <text:p text:style-name="P338">Démarche</text:p>
          </table:table-cell>
          <table:table-cell table:style-name="Tableau44.A1" office:value-type="string">
            <text:p text:style-name="P338">Données d'entrée</text:p>
          </table:table-cell>
          <table:table-cell table:style-name="Tableau44.A1" office:value-type="string">
            <text:p text:style-name="P338">Comportement attendu</text:p>
          </table:table-cell>
          <table:table-cell table:style-name="Tableau44.E1" office:value-type="string">
            <text:p text:style-name="P338">OK ?</text:p>
          </table:table-cell>
        </table:table-row>
        <table:table-row>
          <table:table-cell table:style-name="Tableau44.A2" office:value-type="float" office:value="1">
            <text:p text:style-name="P88">1</text:p>
          </table:table-cell>
          <table:table-cell table:style-name="Tableau44.B2" office:value-type="string">
            <text:p text:style-name="P88">Cliquer sur « Ajouter »</text:p>
          </table:table-cell>
          <table:table-cell table:style-name="Tableau44.B2" office:value-type="string">
            <text:p text:style-name="P228"/>
          </table:table-cell>
          <table:table-cell table:style-name="Tableau44.B2" office:value-type="string">
            <text:p text:style-name="P88">Un formulaire apparaît.</text:p>
          </table:table-cell>
          <table:table-cell table:style-name="Tableau44.E2" office:value-type="string">
            <text:p text:style-name="P228"/>
          </table:table-cell>
        </table:table-row>
        <table:table-row>
          <table:table-cell table:style-name="Tableau44.A2" office:value-type="float" office:value="2">
            <text:p text:style-name="P232">2</text:p>
          </table:table-cell>
          <table:table-cell table:style-name="Tableau44.B2" office:value-type="string">
            <text:p text:style-name="P232">Vérifier les valeurs des champs « Origine » et « Type de relance »</text:p>
          </table:table-cell>
          <table:table-cell table:style-name="Tableau44.B2" office:value-type="string">
            <text:p text:style-name="P232">Origine : « Orientation non contractualisée »</text:p>
            <text:p text:style-name="P232">Type de relance : « Première relance »</text:p>
          </table:table-cell>
          <table:table-cell table:style-name="Tableau44.B2" office:value-type="string">
            <text:p text:style-name="P228"/>
          </table:table-cell>
          <table:table-cell table:style-name="Tableau44.E2" office:value-type="string">
            <text:p text:style-name="P228"/>
          </table:table-cell>
        </table:table-row>
        <table:table-row>
          <table:table-cell table:style-name="Tableau44.A2" office:value-type="float" office:value="3">
            <text:p text:style-name="P232">3</text:p>
          </table:table-cell>
          <table:table-cell table:style-name="Tableau44.B2" office:value-type="string">
            <text:p text:style-name="P228"><text:span text:style-name="T7">Choisir </text:span><text:span text:style-name="T119">la date de relance</text:span></text:p>
          </table:table-cell>
          <table:table-cell table:style-name="Tableau44.B2" office:value-type="string">
            <text:p text:style-name="P237">Voir la date de relance minimale sur la ligne précédente.</text:p>
          </table:table-cell>
          <table:table-cell table:style-name="Tableau44.B2" office:value-type="string">
            <text:p text:style-name="P228"/>
          </table:table-cell>
          <table:table-cell table:style-name="Tableau44.E2" office:value-type="string">
            <text:p text:style-name="P228"/>
          </table:table-cell>
        </table:table-row>
        <table:table-row>
          <table:table-cell table:style-name="Tableau44.A2" office:value-type="float" office:value="4">
            <text:p text:style-name="P232">4</text:p>
          </table:table-cell>
          <table:table-cell table:style-name="Tableau44.B2" office:value-type="string">
            <text:p text:style-name="P138">Cliquer sur « Enregistrer »</text:p>
          </table:table-cell>
          <table:table-cell table:style-name="Tableau44.B2" office:value-type="string">
            <text:p text:style-name="P243"/>
          </table:table-cell>
          <table:table-cell table:style-name="Tableau44.B2" office:value-type="string">
            <text:p text:style-name="P237">On revient sur la page de la liste des relances.</text:p>
            <text:p text:style-name="P249">La relance que l'on vient d'enregistrer apparaît dans la liste.</text:p>
          </table:table-cell>
          <table:table-cell table:style-name="Tableau44.E2" office:value-type="string">
            <text:p text:style-name="P228"/>
          </table:table-cell>
        </table:table-row>
      </table:table>
      <text:p text:style-name="P7"/>
      <text:p text:style-name="P7">Remarques :</text:p>
      <text:list xml:id="list173709316" text:style-name="L5">
        <text:list-item>
          <text:p text:style-name="P434">Les parties du formulaire « Origine » et « Type de relance » sont présentes à titre indicatif (il n'est pas possible de modifier ces valeurs).</text:p>
        </text:list-item>
      </text:list>
      <text:p text:style-name="P11"/>
      <table:table table:name="Tableau45" table:style-name="Tableau45">
        <table:table-column table:style-name="Tableau45.A"/>
        <table:table-column table:style-name="Tableau45.B"/>
        <table:table-row>
          <table:table-cell table:style-name="Tableau45.A1" office:value-type="string">
            <text:p text:style-name="P306">Testé par :</text:p>
          </table:table-cell>
          <table:table-cell table:style-name="Tableau45.B1" office:value-type="string">
            <text:p text:style-name="Table_20_Contents"/>
          </table:table-cell>
        </table:table-row>
        <table:table-row>
          <table:table-cell table:style-name="Tableau45.A2" office:value-type="string">
            <text:p text:style-name="P316"><text:span text:style-name="T2">D</text:span><text:span text:style-name="T9">ate :</text:span></text:p>
          </table:table-cell>
          <table:table-cell table:style-name="Tableau45.B2" office:value-type="string">
            <text:p text:style-name="Table_20_Contents"/>
          </table:table-cell>
        </table:table-row>
        <table:table-row>
          <table:table-cell table:style-name="Tableau45.A2" office:value-type="string">
            <text:p text:style-name="P316"><text:span text:style-name="T2">C</text:span><text:span text:style-name="T9">ommentaire :</text:span></text:p>
          </table:table-cell>
          <table:table-cell table:style-name="Tableau45.B2" office:value-type="string">
            <text:p text:style-name="Table_20_Contents"/>
          </table:table-cell>
        </table:table-row>
      </table:table>
      <text:h text:style-name="Heading_20_6" text:outline-level="6"><text:span text:style-name="T120">Ajout d'une seconde relance </text:span><text:span text:style-name="T123">pour non contractualisation</text:span></text:h>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office:value-type="string">
            <text:p text:style-name="P339">Étape</text:p>
          </table:table-cell>
          <table:table-cell table:style-name="Tableau46.A1" office:value-type="string">
            <text:p text:style-name="P339">Démarche</text:p>
          </table:table-cell>
          <table:table-cell table:style-name="Tableau46.A1" office:value-type="string">
            <text:p text:style-name="P339">Données d'entrée</text:p>
          </table:table-cell>
          <table:table-cell table:style-name="Tableau46.A1" office:value-type="string">
            <text:p text:style-name="P339">Comportement attendu</text:p>
          </table:table-cell>
          <table:table-cell table:style-name="Tableau46.E1" office:value-type="string">
            <text:p text:style-name="P339">OK ?</text:p>
          </table:table-cell>
        </table:table-row>
        <table:table-row>
          <table:table-cell table:style-name="Tableau46.A2" office:value-type="float" office:value="1">
            <text:p text:style-name="P89">1</text:p>
          </table:table-cell>
          <table:table-cell table:style-name="Tableau46.B2" office:value-type="string">
            <text:p text:style-name="P89">Cliquer sur « Ajouter »</text:p>
          </table:table-cell>
          <table:table-cell table:style-name="Tableau46.B2" office:value-type="string">
            <text:p text:style-name="P229"/>
          </table:table-cell>
          <table:table-cell table:style-name="Tableau46.B2" office:value-type="string">
            <text:p text:style-name="P89">Un formulaire apparaît.</text:p>
          </table:table-cell>
          <table:table-cell table:style-name="Tableau46.E2" office:value-type="string">
            <text:p text:style-name="P229"/>
          </table:table-cell>
        </table:table-row>
        <table:table-row>
          <table:table-cell table:style-name="Tableau46.A2" office:value-type="float" office:value="2">
            <text:p text:style-name="P233">2</text:p>
          </table:table-cell>
          <table:table-cell table:style-name="Tableau46.B2" office:value-type="string">
            <text:p text:style-name="P233">Vérifier les valeurs des champs « Origine » et « Type de relance »</text:p>
          </table:table-cell>
          <table:table-cell table:style-name="Tableau46.B2" office:value-type="string">
            <text:p text:style-name="P233">Origine : « Orientation non contractualisée »</text:p>
            <text:p text:style-name="P136"><text:span text:style-name="T120">Type de relance : « </text:span><text:span text:style-name="T124">Seconde</text:span><text:span text:style-name="T120"> relance »</text:span></text:p>
          </table:table-cell>
          <table:table-cell table:style-name="Tableau46.B2" office:value-type="string">
            <text:p text:style-name="P229"/>
          </table:table-cell>
          <table:table-cell table:style-name="Tableau46.E2" office:value-type="string">
            <text:p text:style-name="P229"/>
          </table:table-cell>
        </table:table-row>
        <table:table-row>
          <table:table-cell table:style-name="Tableau46.A2" office:value-type="float" office:value="3">
            <text:p text:style-name="P233">3</text:p>
          </table:table-cell>
          <table:table-cell table:style-name="Tableau46.B2" office:value-type="string">
            <text:p text:style-name="P229"><text:span text:style-name="T7">Choisir </text:span><text:span text:style-name="T119">la date de relance</text:span></text:p>
          </table:table-cell>
          <table:table-cell table:style-name="Tableau46.B2" office:value-type="string">
            <text:p text:style-name="P238">Voir la date de relance minimale sur la ligne précédente.</text:p>
          </table:table-cell>
          <table:table-cell table:style-name="Tableau46.B2" office:value-type="string">
            <text:p text:style-name="P229"/>
          </table:table-cell>
          <table:table-cell table:style-name="Tableau46.E2" office:value-type="string">
            <text:p text:style-name="P229"/>
          </table:table-cell>
        </table:table-row>
        <table:table-row>
          <table:table-cell table:style-name="Tableau46.A2" office:value-type="float" office:value="4">
            <text:p text:style-name="P233">4</text:p>
          </table:table-cell>
          <table:table-cell table:style-name="Tableau46.B2" office:value-type="string">
            <text:p text:style-name="P136">Cliquer sur « Enregistrer »</text:p>
          </table:table-cell>
          <table:table-cell table:style-name="Tableau46.B2" office:value-type="string">
            <text:p text:style-name="P244"/>
          </table:table-cell>
          <table:table-cell table:style-name="Tableau46.B2" office:value-type="string">
            <text:p text:style-name="P238">On revient sur la page de la liste des relances.</text:p>
            <text:p text:style-name="P250">La relance que l'on vient d'enregistrer apparaît dans la liste.</text:p>
          </table:table-cell>
          <table:table-cell table:style-name="Tableau46.E2" office:value-type="string">
            <text:p text:style-name="P229"/>
          </table:table-cell>
        </table:table-row>
      </table:table>
      <text:p text:style-name="P7"/>
      <text:p text:style-name="P7">Remarques :</text:p>
      <text:list xml:id="list2159099573" text:continue-numbering="true" text:style-name="L5">
        <text:list-item>
          <text:p text:style-name="P435">Les parties du formulaire « Origine » et « Type de relance » sont présentes à titre indicatif (il n'est pas possible de modifier ces valeurs).</text:p>
        </text:list-item>
      </text:list>
      <text:p text:style-name="P12"/>
      <table:table table:name="Tableau47" table:style-name="Tableau47">
        <table:table-column table:style-name="Tableau47.A"/>
        <table:table-column table:style-name="Tableau47.B"/>
        <table:table-row>
          <table:table-cell table:style-name="Tableau47.A1" office:value-type="string">
            <text:p text:style-name="P309">Testé par :</text:p>
          </table:table-cell>
          <table:table-cell table:style-name="Tableau47.B1" office:value-type="string">
            <text:p text:style-name="P230"/>
          </table:table-cell>
        </table:table-row>
        <table:table-row>
          <table:table-cell table:style-name="Tableau47.A2" office:value-type="string">
            <text:p text:style-name="P319"><text:span text:style-name="T2">D</text:span><text:span text:style-name="T9">ate :</text:span></text:p>
          </table:table-cell>
          <table:table-cell table:style-name="Tableau47.B2" office:value-type="string">
            <text:p text:style-name="P230"/>
          </table:table-cell>
        </table:table-row>
        <text:soft-page-break/>
        <table:table-row>
          <table:table-cell table:style-name="Tableau47.A2" office:value-type="string">
            <text:p text:style-name="P319"><text:span text:style-name="T2">C</text:span><text:span text:style-name="T9">ommentaire :</text:span></text:p>
          </table:table-cell>
          <table:table-cell table:style-name="Tableau47.B2" office:value-type="string">
            <text:p text:style-name="P230"/>
          </table:table-cell>
        </table:table-row>
      </table:table>
      <text:h text:style-name="Heading_20_6" text:outline-level="6"><text:span text:style-name="T120">Ajout d'une </text:span><text:span text:style-name="T124">troisième</text:span><text:span text:style-name="T120"> relance </text:span><text:span text:style-name="T123">pour non contractualisation</text:span></text:h>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P340">Étape</text:p>
          </table:table-cell>
          <table:table-cell table:style-name="Tableau48.A1" office:value-type="string">
            <text:p text:style-name="P340">Démarche</text:p>
          </table:table-cell>
          <table:table-cell table:style-name="Tableau48.A1" office:value-type="string">
            <text:p text:style-name="P340">Données d'entrée</text:p>
          </table:table-cell>
          <table:table-cell table:style-name="Tableau48.A1" office:value-type="string">
            <text:p text:style-name="P340">Comportement attendu</text:p>
          </table:table-cell>
          <table:table-cell table:style-name="Tableau48.E1" office:value-type="string">
            <text:p text:style-name="P340">OK ?</text:p>
          </table:table-cell>
        </table:table-row>
        <table:table-row>
          <table:table-cell table:style-name="Tableau48.A2" office:value-type="float" office:value="1">
            <text:p text:style-name="P90">1</text:p>
          </table:table-cell>
          <table:table-cell table:style-name="Tableau48.B2" office:value-type="string">
            <text:p text:style-name="P90">Cliquer sur « Ajouter »</text:p>
          </table:table-cell>
          <table:table-cell table:style-name="Tableau48.B2" office:value-type="string">
            <text:p text:style-name="P231"/>
          </table:table-cell>
          <table:table-cell table:style-name="Tableau48.B2" office:value-type="string">
            <text:p text:style-name="P90">Un formulaire apparaît.</text:p>
          </table:table-cell>
          <table:table-cell table:style-name="Tableau48.E2" office:value-type="string">
            <text:p text:style-name="P231"/>
          </table:table-cell>
        </table:table-row>
        <table:table-row>
          <table:table-cell table:style-name="Tableau48.A2" office:value-type="float" office:value="2">
            <text:p text:style-name="P234">2</text:p>
          </table:table-cell>
          <table:table-cell table:style-name="Tableau48.B2" office:value-type="string">
            <text:p text:style-name="P234">Vérifier les valeurs des champs « Origine » et « Type de relance »</text:p>
          </table:table-cell>
          <table:table-cell table:style-name="Tableau48.B2" office:value-type="string">
            <text:p text:style-name="P234">Origine : « Orientation non contractualisée »</text:p>
            <text:p text:style-name="P137"><text:span text:style-name="T120">Type de relance : « </text:span><text:span text:style-name="T125">Troisième</text:span><text:span text:style-name="T120"> relance »</text:span></text:p>
          </table:table-cell>
          <table:table-cell table:style-name="Tableau48.B2" office:value-type="string">
            <text:p text:style-name="P231"/>
          </table:table-cell>
          <table:table-cell table:style-name="Tableau48.E2" office:value-type="string">
            <text:p text:style-name="P231"/>
          </table:table-cell>
        </table:table-row>
        <table:table-row>
          <table:table-cell table:style-name="Tableau48.A2" office:value-type="float" office:value="3">
            <text:p text:style-name="P234">3</text:p>
          </table:table-cell>
          <table:table-cell table:style-name="Tableau48.B2" office:value-type="string">
            <text:p text:style-name="P231"><text:span text:style-name="T7">Choisir </text:span><text:span text:style-name="T119">la date de relance</text:span></text:p>
          </table:table-cell>
          <table:table-cell table:style-name="Tableau48.B2" office:value-type="string">
            <text:p text:style-name="P239">Voir la date de relance minimale sur la ligne précédente.</text:p>
          </table:table-cell>
          <table:table-cell table:style-name="Tableau48.B2" office:value-type="string">
            <text:p text:style-name="P231"/>
          </table:table-cell>
          <table:table-cell table:style-name="Tableau48.E2" office:value-type="string">
            <text:p text:style-name="P231"/>
          </table:table-cell>
        </table:table-row>
        <table:table-row>
          <table:table-cell table:style-name="Tableau48.A2" office:value-type="float" office:value="4">
            <text:p text:style-name="P234">4</text:p>
          </table:table-cell>
          <table:table-cell table:style-name="Tableau48.B2" office:value-type="string">
            <text:p text:style-name="P137">Cliquer sur « Enregistrer »</text:p>
          </table:table-cell>
          <table:table-cell table:style-name="Tableau48.B2" office:value-type="string">
            <text:p text:style-name="P245"/>
          </table:table-cell>
          <table:table-cell table:style-name="Tableau48.B2" office:value-type="string">
            <text:p text:style-name="P239">On revient sur la page de la liste des relances.</text:p>
            <text:p text:style-name="P251">La relance que l'on vient d'enregistrer apparaît dans la liste.</text:p>
            <text:p text:style-name="P254">Le bouton « Ajouter » est à présent grisé.</text:p>
            <text:p text:style-name="P254">Un message sur fond rouge apparaît : « Il existe déjà un dossier d'EP non finalisé pour "Demande de suspension" »</text:p>
          </table:table-cell>
          <table:table-cell table:style-name="Tableau48.E2" office:value-type="string">
            <text:p text:style-name="P231"/>
          </table:table-cell>
        </table:table-row>
      </table:table>
      <text:p text:style-name="P7"/>
      <text:p text:style-name="P7">Remarques :</text:p>
      <text:list xml:id="list1379539532" text:continue-numbering="true" text:style-name="L5">
        <text:list-item>
          <text:p text:style-name="P436">Les parties du formulaire « Origine » et « Type de relance » sont présentes à titre indicatif (il n'est pas possible de modifier ces valeurs).</text:p>
        </text:list-item>
      </text:list>
      <text:p text:style-name="P13"/>
      <table:table table:name="Tableau49" table:style-name="Tableau49">
        <table:table-column table:style-name="Tableau49.A"/>
        <table:table-column table:style-name="Tableau49.B"/>
        <table:table-row>
          <table:table-cell table:style-name="Tableau49.A1" office:value-type="string">
            <text:p text:style-name="P310">Testé par :</text:p>
          </table:table-cell>
          <table:table-cell table:style-name="Tableau49.B1" office:value-type="string">
            <text:p text:style-name="P231"/>
          </table:table-cell>
        </table:table-row>
        <table:table-row>
          <table:table-cell table:style-name="Tableau49.A2" office:value-type="string">
            <text:p text:style-name="P320"><text:span text:style-name="T2">D</text:span><text:span text:style-name="T9">ate :</text:span></text:p>
          </table:table-cell>
          <table:table-cell table:style-name="Tableau49.B2" office:value-type="string">
            <text:p text:style-name="P231"/>
          </table:table-cell>
        </table:table-row>
        <table:table-row>
          <table:table-cell table:style-name="Tableau49.A2" office:value-type="string">
            <text:p text:style-name="P320"><text:span text:style-name="T2">C</text:span><text:span text:style-name="T9">ommentaire :</text:span></text:p>
          </table:table-cell>
          <table:table-cell table:style-name="Tableau49.B2" office:value-type="string">
            <text:p text:style-name="P231"/>
          </table:table-cell>
        </table:table-row>
      </table:table>
      <text:h text:style-name="P391" text:outline-level="5"><text:soft-page-break/><text:span text:style-name="T10">Ajout d</text:span><text:span text:style-name="T61">e </text:span><text:span text:style-name="T114">dossiers</text:span><text:span text:style-name="T48"> </text:span><text:span text:style-name="T111">individuel</text:span><text:span text:style-name="T113">le</text:span><text:span text:style-name="T114">ment </text:span><text:span text:style-name="T126">pour non </text:span><text:span text:style-name="T127">renouvellement de contrat</text:span></text:h>
      <table:table table:name="Tableau50" table:style-name="Tableau50">
        <table:table-column table:style-name="Tableau50.A"/>
        <table:table-column table:style-name="Tableau50.B"/>
        <table:table-row>
          <table:table-cell table:style-name="Tableau50.A1" office:value-type="string">
            <text:p text:style-name="P279">Cas de test :</text:p>
          </table:table-cell>
          <table:table-cell table:style-name="Tableau50.B1" office:value-type="string">
            <text:p text:style-name="P37"><text:span text:style-name="T49">EP-</text:span><text:span text:style-name="T148">DOS</text:span><text:span text:style-name="T49">-</text:span><text:span text:style-name="T145">0</text:span><text:span text:style-name="T149">4</text:span></text:p>
          </table:table-cell>
        </table:table-row>
        <table:table-row>
          <table:table-cell table:style-name="Tableau50.A2" office:value-type="string">
            <text:p text:style-name="P285">O<text:span text:style-name="T2">bjectif :</text:span></text:p>
          </table:table-cell>
          <table:table-cell table:style-name="Tableau50.B2" office:value-type="string">
            <text:p text:style-name="P213"><text:span text:style-name="T5">A</text:span><text:span text:style-name="T3">jout </text:span><text:span text:style-name="T4">d</text:span><text:span text:style-name="T75">es </text:span><text:span text:style-name="T128">deux</text:span><text:span text:style-name="T75"> étapes de relance pour non </text:span><text:span text:style-name="T129">renouvellement de contrat</text:span><text:span text:style-name="T75"> afin de créer un dossier d'EP pour le thème « Non respect et sanctions »</text:span></text:p>
          </table:table-cell>
        </table:table-row>
        <table:table-row>
          <table:table-cell table:style-name="Tableau50.A2" office:value-type="string">
            <text:p text:style-name="P279">Initialisation :</text:p>
          </table:table-cell>
          <table:table-cell table:style-name="Tableau50.B2" office:value-type="string">
            <text:list xml:id="list1365834258" text:continue-list="list766683866" text:style-name="L4">
              <text:list-item>
                <text:p text:style-name="P381"><text:span text:style-name="T52">Pour trouver </text:span><text:span text:style-name="T53">cette personne, une possibilité est d'aller dans le m</text:span><text:span text:style-name="T4">enu « </text:span><text:span text:style-name="T49">Recherches</text:span><text:span text:style-name="T4"> » → « </text:span><text:span text:style-name="T49">Par </text:span><text:span text:style-name="T130">contrats</text:span><text:span text:style-name="T4"> » </text:span><text:span text:style-name="T130">→ « Par CER »</text:span><text:span text:style-name="T4">, </text:span><text:span text:style-name="T53">de choisir le</text:span><text:span text:style-name="T115">s</text:span><text:span text:style-name="T53"> critère</text:span><text:span text:style-name="T115">s :</text:span></text:p>
              </text:list-item>
              <text:list-item>
                <text:p text:style-name="P390"><text:span text:style-name="T115">« </text:span><text:span text:style-name="T131">Forme du contrat</text:span><text:span text:style-name="T115"> » : « </text:span><text:span text:style-name="T131">Simple »</text:span></text:p>
              </text:list-item>
              <text:list-item>
                <text:p text:style-name="P390"><text:span text:style-name="T53">« </text:span><text:span text:style-name="T132">Date de fin du contrat</text:span><text:span text:style-name="T53"> » : « </text:span><text:span text:style-name="T132">1er juin 2010 »</text:span></text:p>
              </text:list-item>
              <text:list-item>
                <text:p text:style-name="P381"><text:span text:style-name="T54">Lorsqu'une ligne est trouvée, cliquer sur le bouton « Voir » </text:span><text:span text:style-name="T55">afin d'arriver sur la page de visualisation de</text:span><text:span text:style-name="T135">s CER de</text:span><text:span text:style-name="T55"> la personne.</text:span></text:p>
              </text:list-item>
              <text:list-item>
                <text:p text:style-name="P382"><text:span text:style-name="T136">Il faut s</text:span><text:span text:style-name="T137">'</text:span><text:span text:style-name="T122">assurer que l</text:span><text:span text:style-name="T134">e</text:span><text:span text:style-name="T122"> </text:span><text:span text:style-name="T134">dernier CER de la personne ait bien une date de fin datant d'environ 6 mois.</text:span></text:p>
              </text:list-item>
              <text:list-item>
                <text:p text:style-name="P383"><text:span text:style-name="T55">Dans le </text:span><text:span text:style-name="T133">menu du dossier</text:span><text:span text:style-name="T55">, il faudra s'assurer que </text:span><text:span text:style-name="T133">l'état du dossier soit</text:span><text:span text:style-name="T53"> parmi « </text:span><text:span text:style-name="T55">Non défini », « Droit ouvert et versable », « Droit ouvert et suspendu (le montant du droit est calculable, mais l'existence du droit est remis en cause) », « Droit ouvert mais versement suspendu (le montant du droit n'est pas calculable) »</text:span></text:p>
              </text:list-item>
              <text:list-item>
                <text:p text:style-name="P383"><text:span text:style-name="T133">Il faut s'assurer que </text:span><text:span text:style-name="T55">la personne soit bien soumise à droits et devoirs</text:span></text:p>
              </text:list-item>
              <text:list-item>
                <text:p text:style-name="P384"><text:span text:style-name="T55">Des</text:span><text:span text:style-name="T56">c</text:span><text:span text:style-name="T55">endre dans le menu du dossier : « </text:span><text:span text:style-name="T139">Droit</text:span><text:span text:style-name="T55"> » → « </text:span><text:span text:style-name="T139">Orientation</text:span><text:span text:style-name="T55"> » </text:span><text:span text:style-name="T139">pour obtenir la liste des orientations et vérifier que la personne soit n'est pas orientée, soit ne </text:span><text:span text:style-name="T139">possède pas d'orientation dont la date d'orientation est plus récente que la date de fin de contrat.</text:span></text:p>
              </text:list-item>
              <text:list-item>
                <text:p text:style-name="P381"><text:span text:style-name="T55">Des</text:span><text:span text:style-name="T56">c</text:span><text:span text:style-name="T55">endre dans le menu du dossier : « </text:span><text:span text:style-name="T116">Accompagnement du parcours</text:span><text:span text:style-name="T55"> » → « </text:span><text:span text:style-name="T116">Actualisation suivi</text:span><text:span text:style-name="T55"> » </text:span><text:span text:style-name="T116">→ « Relances »</text:span><text:span text:style-name="T55"> </text:span><text:span text:style-name="T57">pour obtenir la liste des </text:span><text:span text:style-name="T116">relances de la personne</text:span><text:span text:style-name="T57">.</text:span></text:p>
              </text:list-item>
              <text:list-item>
                <text:p text:style-name="P381"><text:span text:style-name="T117">Il faut s'assurer que le bouton « Ajouter » ne soit pas grisé (sinon, cela signifie que la personne ne peut pas être relancée) </text:span><text:span text:style-name="T118">et que la personne ne possède aucune relance actuellement.</text:span></text:p>
              </text:list-item>
            </text:list>
          </table:table-cell>
        </table:table-row>
      </table:table>
      <text:h text:style-name="P405" text:outline-level="6">Ajout d'une première relance pour non renouvellement de contrat</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P341">Étape</text:p>
          </table:table-cell>
          <table:table-cell table:style-name="Tableau51.A1" office:value-type="string">
            <text:p text:style-name="P341">Démarche</text:p>
          </table:table-cell>
          <table:table-cell table:style-name="Tableau51.A1" office:value-type="string">
            <text:p text:style-name="P341">Données d'entrée</text:p>
          </table:table-cell>
          <table:table-cell table:style-name="Tableau51.A1" office:value-type="string">
            <text:p text:style-name="P341">Comportement attendu</text:p>
          </table:table-cell>
          <table:table-cell table:style-name="Tableau51.E1" office:value-type="string">
            <text:p text:style-name="P341">OK ?</text:p>
          </table:table-cell>
        </table:table-row>
        <table:table-row>
          <table:table-cell table:style-name="Tableau51.A2" office:value-type="float" office:value="1">
            <text:p text:style-name="P91">1</text:p>
          </table:table-cell>
          <table:table-cell table:style-name="Tableau51.B2" office:value-type="string">
            <text:p text:style-name="P91">Cliquer sur « Ajouter »</text:p>
          </table:table-cell>
          <table:table-cell table:style-name="Tableau51.B2" office:value-type="string">
            <text:p text:style-name="P256"/>
          </table:table-cell>
          <table:table-cell table:style-name="Tableau51.B2" office:value-type="string">
            <text:p text:style-name="P91">Un formulaire apparaît.</text:p>
          </table:table-cell>
          <table:table-cell table:style-name="Tableau51.E2" office:value-type="string">
            <text:p text:style-name="P256"/>
          </table:table-cell>
        </table:table-row>
        <table:table-row>
          <table:table-cell table:style-name="Tableau51.A2" office:value-type="float" office:value="2">
            <text:p text:style-name="P235">2</text:p>
          </table:table-cell>
          <table:table-cell table:style-name="Tableau51.B2" office:value-type="string">
            <text:p text:style-name="P235">Vérifier les valeurs des champs « Origine » et « Type de relance »</text:p>
          </table:table-cell>
          <table:table-cell table:style-name="Tableau51.B2" office:value-type="string">
            <text:p text:style-name="P235">Origine : « <text:span text:style-name="T140">Non renouvellement du CER</text:span> »</text:p>
            <text:p text:style-name="P235">Type de relance : « Première relance »</text:p>
          </table:table-cell>
          <table:table-cell table:style-name="Tableau51.B2" office:value-type="string">
            <text:p text:style-name="P256"/>
          </table:table-cell>
          <table:table-cell table:style-name="Tableau51.E2" office:value-type="string">
            <text:p text:style-name="P256"/>
          </table:table-cell>
        </table:table-row>
        <table:table-row>
          <table:table-cell table:style-name="Tableau51.A2" office:value-type="float" office:value="3">
            <text:p text:style-name="P235">3</text:p>
          </table:table-cell>
          <table:table-cell table:style-name="Tableau51.B2" office:value-type="string">
            <text:p text:style-name="P256"><text:span text:style-name="T7">Choisir </text:span><text:span text:style-name="T119">la date de relance</text:span></text:p>
          </table:table-cell>
          <table:table-cell table:style-name="Tableau51.B2" office:value-type="string">
            <text:p text:style-name="P240">Voir la date de relance minimale sur la ligne précédente.</text:p>
          </table:table-cell>
          <table:table-cell table:style-name="Tableau51.B2" office:value-type="string">
            <text:p text:style-name="P256"/>
          </table:table-cell>
          <table:table-cell table:style-name="Tableau51.E2" office:value-type="string">
            <text:p text:style-name="P256"/>
          </table:table-cell>
        </table:table-row>
        <table:table-row>
          <table:table-cell table:style-name="Tableau51.A2" office:value-type="float" office:value="4">
            <text:p text:style-name="P235">4</text:p>
          </table:table-cell>
          <table:table-cell table:style-name="Tableau51.B2" office:value-type="string">
            <text:p text:style-name="P139">Cliquer sur « Enregistrer »</text:p>
          </table:table-cell>
          <table:table-cell table:style-name="Tableau51.B2" office:value-type="string">
            <text:p text:style-name="P246"/>
          </table:table-cell>
          <table:table-cell table:style-name="Tableau51.B2" office:value-type="string">
            <text:p text:style-name="P240">On revient sur la page de la liste des relances.</text:p>
            <text:p text:style-name="P252">La relance que l'on vient d'enregistrer apparaît dans la liste.</text:p>
          </table:table-cell>
          <table:table-cell table:style-name="Tableau51.E2" office:value-type="string">
            <text:p text:style-name="P256"/>
          </table:table-cell>
        </table:table-row>
      </table:table>
      <text:p text:style-name="P8"/>
      <text:p text:style-name="Text_20_body">Remarques :</text:p>
      <text:list xml:id="list947591966" text:continue-list="list1379539532" text:style-name="L5">
        <text:list-item>
          <text:p text:style-name="P360">Les parties du formulaire « Origine » et « Type de relance » sont présentes à titre indicatif (il n'est pas possible de modifier ces valeurs).</text:p>
        </text:list-item>
        <text:list-item>
          <text:p text:style-name="P362"><text:span text:style-name="T141">La date qui est prise en compte comme date d'orientation est celle de l'impression de l'orientation (l'idée est que la personne sera théoriquement prévenue uniquement après impression de la notification) –</text:span><text:span text:style-name="T142"> il se peut que ce soit également le cas des <text:s/>CER</text:span><text:span text:style-name="T141">.</text:span></text:p>
        </text:list-item>
      </text:list>
      <text:p text:style-name="P14"/>
      <table:table table:name="Tableau52" table:style-name="Tableau52">
        <table:table-column table:style-name="Tableau52.A"/>
        <table:table-column table:style-name="Tableau52.B"/>
        <table:table-row>
          <table:table-cell table:style-name="Tableau52.A1" office:value-type="string">
            <text:p text:style-name="P311">Testé par :</text:p>
          </table:table-cell>
          <table:table-cell table:style-name="Tableau52.B1" office:value-type="string">
            <text:p text:style-name="P257"/>
          </table:table-cell>
        </table:table-row>
        <text:soft-page-break/>
        <table:table-row>
          <table:table-cell table:style-name="Tableau52.A2" office:value-type="string">
            <text:p text:style-name="P321"><text:span text:style-name="T2">D</text:span><text:span text:style-name="T9">ate :</text:span></text:p>
          </table:table-cell>
          <table:table-cell table:style-name="Tableau52.B2" office:value-type="string">
            <text:p text:style-name="P257"/>
          </table:table-cell>
        </table:table-row>
        <table:table-row>
          <table:table-cell table:style-name="Tableau52.A2" office:value-type="string">
            <text:p text:style-name="P321"><text:span text:style-name="T2">C</text:span><text:span text:style-name="T9">ommentaire :</text:span></text:p>
          </table:table-cell>
          <table:table-cell table:style-name="Tableau52.B2" office:value-type="string">
            <text:p text:style-name="P257"/>
            <text:p text:style-name="P257"/>
            <text:p text:style-name="P257"/>
          </table:table-cell>
        </table:table-row>
      </table:table>
      <text:h text:style-name="P406" text:outline-level="6"><text:span text:style-name="T138">Ajout d'une </text:span><text:span text:style-name="T143">seconde</text:span><text:span text:style-name="T138"> relance pour non renouvellement de contrat</text:span></text:h>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P342">Étape</text:p>
          </table:table-cell>
          <table:table-cell table:style-name="Tableau53.A1" office:value-type="string">
            <text:p text:style-name="P342">Démarche</text:p>
          </table:table-cell>
          <table:table-cell table:style-name="Tableau53.A1" office:value-type="string">
            <text:p text:style-name="P342">Données d'entrée</text:p>
          </table:table-cell>
          <table:table-cell table:style-name="Tableau53.A1" office:value-type="string">
            <text:p text:style-name="P342">Comportement attendu</text:p>
          </table:table-cell>
          <table:table-cell table:style-name="Tableau53.E1" office:value-type="string">
            <text:p text:style-name="P342">OK ?</text:p>
          </table:table-cell>
        </table:table-row>
        <table:table-row>
          <table:table-cell table:style-name="Tableau53.A2" office:value-type="float" office:value="1">
            <text:p text:style-name="P92">1</text:p>
          </table:table-cell>
          <table:table-cell table:style-name="Tableau53.B2" office:value-type="string">
            <text:p text:style-name="P92">Cliquer sur « Ajouter »</text:p>
          </table:table-cell>
          <table:table-cell table:style-name="Tableau53.B2" office:value-type="string">
            <text:p text:style-name="P257"/>
          </table:table-cell>
          <table:table-cell table:style-name="Tableau53.B2" office:value-type="string">
            <text:p text:style-name="P92">Un formulaire apparaît.</text:p>
          </table:table-cell>
          <table:table-cell table:style-name="Tableau53.E2" office:value-type="string">
            <text:p text:style-name="P257"/>
          </table:table-cell>
        </table:table-row>
        <table:table-row>
          <table:table-cell table:style-name="Tableau53.A2" office:value-type="float" office:value="2">
            <text:p text:style-name="P236">2</text:p>
          </table:table-cell>
          <table:table-cell table:style-name="Tableau53.B2" office:value-type="string">
            <text:p text:style-name="P236">Vérifier les valeurs des champs « Origine » et « Type de relance »</text:p>
          </table:table-cell>
          <table:table-cell table:style-name="Tableau53.B2" office:value-type="string">
            <text:p text:style-name="P236">Origine : « <text:span text:style-name="T140">Non renouvellement du CER</text:span> »</text:p>
            <text:p text:style-name="P236">Type de relance : « <text:span text:style-name="T143">Seconde</text:span> relance »</text:p>
          </table:table-cell>
          <table:table-cell table:style-name="Tableau53.B2" office:value-type="string">
            <text:p text:style-name="P257"/>
          </table:table-cell>
          <table:table-cell table:style-name="Tableau53.E2" office:value-type="string">
            <text:p text:style-name="P257"/>
          </table:table-cell>
        </table:table-row>
        <table:table-row>
          <table:table-cell table:style-name="Tableau53.A2" office:value-type="float" office:value="3">
            <text:p text:style-name="P236">3</text:p>
          </table:table-cell>
          <table:table-cell table:style-name="Tableau53.B2" office:value-type="string">
            <text:p text:style-name="P257"><text:span text:style-name="T7">Choisir </text:span><text:span text:style-name="T119">la date de relance</text:span></text:p>
          </table:table-cell>
          <table:table-cell table:style-name="Tableau53.B2" office:value-type="string">
            <text:p text:style-name="P241">Voir la date de relance minimale sur la ligne précédente.</text:p>
          </table:table-cell>
          <table:table-cell table:style-name="Tableau53.B2" office:value-type="string">
            <text:p text:style-name="P257"/>
          </table:table-cell>
          <table:table-cell table:style-name="Tableau53.E2" office:value-type="string">
            <text:p text:style-name="P257"/>
          </table:table-cell>
        </table:table-row>
        <table:table-row>
          <table:table-cell table:style-name="Tableau53.A2" office:value-type="float" office:value="4">
            <text:p text:style-name="P236">4</text:p>
          </table:table-cell>
          <table:table-cell table:style-name="Tableau53.B2" office:value-type="string">
            <text:p text:style-name="P140">Cliquer sur « Enregistrer »</text:p>
          </table:table-cell>
          <table:table-cell table:style-name="Tableau53.B2" office:value-type="string">
            <text:p text:style-name="P247"/>
          </table:table-cell>
          <table:table-cell table:style-name="Tableau53.B2" office:value-type="string">
            <text:p text:style-name="P241">On revient sur la page de la liste des relances.</text:p>
            <text:p text:style-name="P253">La relance que l'on vient d'enregistrer apparaît dans la liste.</text:p>
            <text:p text:style-name="P255">Le bouton « Ajouter » est à présent grisé.</text:p>
            <text:p text:style-name="P255">Un message sur fond rouge apparaît : « Il existe déjà un dossier d'EP non finalisé pour "Demande de suspension" »</text:p>
          </table:table-cell>
          <table:table-cell table:style-name="Tableau53.E2" office:value-type="string">
            <text:p text:style-name="P257"/>
          </table:table-cell>
        </table:table-row>
      </table:table>
      <text:p text:style-name="P9"/>
      <text:p text:style-name="P358">Remarques :</text:p>
      <text:list xml:id="list865072855" text:continue-numbering="true" text:style-name="L5">
        <text:list-item>
          <text:p text:style-name="P361">Les parties du formulaire « Origine » et « Type de relance » sont présentes à titre indicatif (il n'est pas possible de modifier ces valeurs).</text:p>
        </text:list-item>
        <text:list-item>
          <text:p text:style-name="P363">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h text:style-name="P415" text:outline-level="4">Impression des relances par cohorte</text:h>
      <text:p text:style-name="P364"/>
      <table:table table:name="Tableau54" table:style-name="Tableau54">
        <table:table-column table:style-name="Tableau54.A"/>
        <table:table-column table:style-name="Tableau54.B"/>
        <table:table-row>
          <table:table-cell table:style-name="Tableau54.A1" office:value-type="string">
            <text:p text:style-name="P280">Cas de test :</text:p>
          </table:table-cell>
          <table:table-cell table:style-name="Tableau54.B1" office:value-type="string">
            <text:p text:style-name="P39"><text:span text:style-name="T49">EP-</text:span><text:span text:style-name="T152">IR</text:span><text:span text:style-name="T49">-</text:span><text:span text:style-name="T145">0</text:span><text:span text:style-name="T152">1</text:span></text:p>
          </table:table-cell>
        </table:table-row>
        <table:table-row>
          <table:table-cell table:style-name="Tableau54.A2" office:value-type="string">
            <text:p text:style-name="P286">O<text:span text:style-name="T2">bjectif :</text:span></text:p>
          </table:table-cell>
          <table:table-cell table:style-name="Tableau54.B2" office:value-type="string">
            <text:p text:style-name="P385">Impression des relances par cohorte</text:p>
          </table:table-cell>
        </table:table-row>
        <table:table-row>
          <table:table-cell table:style-name="Tableau54.A2" office:value-type="string">
            <text:p text:style-name="P280">Initialisation :</text:p>
          </table:table-cell>
          <table:table-cell table:style-name="Tableau54.B2" office:value-type="string">
            <text:p text:style-name="P385">Aller dans le menu « Cohortes » → « Relances (EP) » → « Dossiers relancés (EP) »</text:p>
          </table:table-cell>
        </table:table-row>
      </table:table>
      <text:p text:style-name="P364"/>
      <text:p text:style-name="P364"/>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table-cell table:style-name="Tableau55.A1" office:value-type="string">
            <text:p text:style-name="P343">Étape</text:p>
          </table:table-cell>
          <table:table-cell table:style-name="Tableau55.A1" office:value-type="string">
            <text:p text:style-name="P343">Démarche</text:p>
          </table:table-cell>
          <table:table-cell table:style-name="Tableau55.A1" office:value-type="string">
            <text:p text:style-name="P343">Données d'entrée</text:p>
          </table:table-cell>
          <table:table-cell table:style-name="Tableau55.A1" office:value-type="string">
            <text:p text:style-name="P343">Comportement attendu</text:p>
          </table:table-cell>
          <table:table-cell table:style-name="Tableau55.E1" office:value-type="string">
            <text:p text:style-name="P343">OK ?</text:p>
          </table:table-cell>
        </table:table-row>
        <table:table-row>
          <table:table-cell table:style-name="Tableau55.A2" office:value-type="float" office:value="1">
            <text:p text:style-name="P386">1</text:p>
          </table:table-cell>
          <table:table-cell table:style-name="Tableau55.B2" office:value-type="string">
            <text:p text:style-name="P94"><text:span text:style-name="T73">Cocher le bouton radio « </text:span><text:span text:style-name="T74">Présence contrat » → « </text:span><text:span text:style-name="T153">Non</text:span><text:span text:style-name="T74"> »</text:span></text:p>
          </table:table-cell>
          <table:table-cell table:style-name="Tableau55.B2" office:value-type="string">
            <text:p text:style-name="P258"/>
          </table:table-cell>
          <table:table-cell table:style-name="Tableau55.B2" office:value-type="string">
            <text:p text:style-name="P93"/>
          </table:table-cell>
          <table:table-cell table:style-name="Tableau55.E2" office:value-type="string">
            <text:p text:style-name="P258"/>
          </table:table-cell>
        </table:table-row>
        <table:table-row>
          <table:table-cell table:style-name="Tableau55.A2" office:value-type="float" office:value="2">
            <text:p text:style-name="P386">2</text:p>
          </table:table-cell>
          <table:table-cell table:style-name="Tableau55.B2" office:value-type="string">
            <text:p text:style-name="P119">Cliquer sur le bouton « <text:span text:style-name="T74">Rechercher</text:span> »</text:p>
          </table:table-cell>
          <table:table-cell table:style-name="Tableau55.B2" office:value-type="string">
            <text:p text:style-name="P148"/>
          </table:table-cell>
          <table:table-cell table:style-name="Tableau55.B2" office:value-type="string">
            <text:p text:style-name="P155">La page de résultats de la recherche apparaît. Le formulaire est caché mais sa visibilité peut être changée en cliquant sur le bouton « Formulaire » situé en haut de la page.</text:p>
          </table:table-cell>
          <table:table-cell table:style-name="Tableau55.E2" office:value-type="string">
            <text:p text:style-name="P258"/>
          </table:table-cell>
        </table:table-row>
        <text:soft-page-break/>
        <table:table-row>
          <table:table-cell table:style-name="Tableau55.A2" office:value-type="float" office:value="3">
            <text:p text:style-name="P386">3</text:p>
          </table:table-cell>
          <table:table-cell table:style-name="Tableau55.B2" office:value-type="string">
            <text:p text:style-name="P386">Cliquer sur le bouton « Imprimer » de la première ligne de résultats.</text:p>
          </table:table-cell>
          <table:table-cell table:style-name="Tableau55.B2" office:value-type="string">
            <text:p text:style-name="P242"/>
          </table:table-cell>
          <table:table-cell table:style-name="Tableau55.B2" office:value-type="string">
            <text:p text:style-name="P386">Un document PDF est proposé au téléchargement.</text:p>
            <text:p text:style-name="P386">Ce document comprend le courrier concernant la relance correspondant à cette ligne de résultats.</text:p>
          </table:table-cell>
          <table:table-cell table:style-name="Tableau55.E2" office:value-type="string">
            <text:p text:style-name="P258"/>
          </table:table-cell>
        </table:table-row>
        <table:table-row>
          <table:table-cell table:style-name="Tableau55.A2" office:value-type="float" office:value="4">
            <text:p text:style-name="P386">4</text:p>
          </table:table-cell>
          <table:table-cell table:style-name="Tableau55.B2" office:value-type="string">
            <text:p text:style-name="P386">Cliquer sur le bouton « Imprimer <text:span text:style-name="T154">la cohorte</text:span> » <text:span text:style-name="T154">situé en-dessous du tableau de résultats</text:span>.</text:p>
          </table:table-cell>
          <table:table-cell table:style-name="Tableau55.B2" office:value-type="string">
            <text:p text:style-name="P248"/>
          </table:table-cell>
          <table:table-cell table:style-name="Tableau55.B2" office:value-type="string">
            <text:p text:style-name="P386">Un document PDF est proposé au téléchargement.</text:p>
            <text:p text:style-name="P386">Ce document comprend le courrier concernant les relances correspondant à l'ensemble des résultats retournés par le moteur de recherche.</text:p>
          </table:table-cell>
          <table:table-cell table:style-name="Tableau55.E2" office:value-type="string">
            <text:p text:style-name="P258"/>
          </table:table-cell>
        </table:table-row>
        <table:table-row>
          <table:table-cell table:style-name="Tableau55.A2" office:value-type="float" office:value="5">
            <text:p text:style-name="P386">5</text:p>
          </table:table-cell>
          <table:table-cell table:style-name="Tableau55.B2" office:value-type="string">
            <text:p text:style-name="P386">Cliquer sur le bouton « Télécharger le tableau »</text:p>
          </table:table-cell>
          <table:table-cell table:style-name="Tableau55.B2" office:value-type="string">
            <text:p text:style-name="P248"/>
          </table:table-cell>
          <table:table-cell table:style-name="Tableau55.B2" office:value-type="string">
            <text:p text:style-name="P386">Un document CSV est proposé au téléchargement.</text:p>
            <text:p text:style-name="P386">Ce document est un export de l'ensemble des résultats retournés par le moteur de recherche.</text:p>
          </table:table-cell>
          <table:table-cell table:style-name="Tableau55.E2" office:value-type="string">
            <text:p text:style-name="P258"/>
          </table:table-cell>
        </table:table-row>
      </table:table>
      <text:p text:style-name="P10"/>
      <text:p text:style-name="P359">Remarques :</text:p>
      <text:list xml:id="list1331985029" text:continue-numbering="true" text:style-name="L5">
        <text:list-item>
          <text:p text:style-name="P365">Les impressions ne sont pas <text:span text:style-name="T155">correctement</text:span> mises en place, il manque les modèles <text:span text:style-name="T155">de documents </text:span>fournis par le CG.</text:p>
        </text:list-item>
        <text:list-item>
          <text:p text:style-name="P365">Pour que le CG puisse mettre en place les modèles, il faut qu'Adullact communique les variables pouvant être utilisées dans le modèle.</text:p>
        </text:list-item>
      </text:list>
      <text:h text:style-name="P425" text:outline-level="2"><text:span text:style-name="T46"/></text:h>
      <text:h text:style-name="P428" text:outline-level="2"><text:span text:style-name="T46">Gestion</text:span><text:span text:style-name="T1"> des </text:span><text:span text:style-name="T46">séances d'</text:span><text:span text:style-name="T1">équipes pluridisciplinaires</text:span></text:h>
      <text:h text:style-name="P399" text:outline-level="3"><text:span text:style-name="T10">Ajout d'un</text:span><text:span text:style-name="T22">e</text:span><text:span text:style-name="T10"> </text:span><text:span text:style-name="T39">séance</text:span><text:span text:style-name="T22"> d'</text:span><text:span text:style-name="T10">équipe</text:span><text:span text:style-name="T22">s</text:span><text:span text:style-name="T10"> pluridisciplinaire</text:span><text:span text:style-name="T22">s</text:span></text:h>
      <table:table table:name="Tableau16" table:style-name="Tableau16">
        <table:table-column table:style-name="Tableau16.A"/>
        <table:table-column table:style-name="Tableau16.B"/>
        <table:table-row>
          <table:table-cell table:style-name="Tableau16.A1" office:value-type="string">
            <text:p text:style-name="P274">Cas de test :</text:p>
          </table:table-cell>
          <table:table-cell table:style-name="Tableau16.B1" office:value-type="string">
            <text:p text:style-name="P37"><text:span text:style-name="T49">EP-</text:span><text:span text:style-name="T149">SEA</text:span><text:span text:style-name="T49">-</text:span><text:span text:style-name="T145">01</text:span></text:p>
          </table:table-cell>
        </table:table-row>
        <table:table-row>
          <table:table-cell table:style-name="Tableau16.A2" office:value-type="string">
            <text:p text:style-name="P264">O<text:span text:style-name="T2">bjectif :</text:span></text:p>
          </table:table-cell>
          <table:table-cell table:style-name="Tableau16.B2" office:value-type="string">
            <text:p text:style-name="P27"><text:span text:style-name="T5">Ajouter un</text:span><text:span text:style-name="T25">e </text:span><text:span text:style-name="T40">séance</text:span><text:span text:style-name="T25"> </text:span><text:span text:style-name="T40">d'</text:span><text:span text:style-name="T24">équipes pluridisciplinaires</text:span><text:span text:style-name="T5">.</text:span></text:p>
          </table:table-cell>
        </table:table-row>
        <table:table-row>
          <table:table-cell table:style-name="Tableau16.A2" office:value-type="string">
            <text:p text:style-name="P274">Initialisation :</text:p>
          </table:table-cell>
          <table:table-cell table:style-name="Tableau16.B2" office:value-type="string">
            <text:p text:style-name="P27"><text:span text:style-name="T4">Menu « </text:span><text:span text:style-name="T41">Eq. Pluri.</text:span><text:span text:style-name="T4"> » → « </text:span><text:span text:style-name="T41">Création / modification</text:span><text:span text:style-name="T4"> »</text:span></text:p>
          </table:table-cell>
        </table:table-row>
      </table:table>
      <text:p text:style-name="P351"/>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329">Étape</text:p>
          </table:table-cell>
          <table:table-cell table:style-name="Tableau17.A1" office:value-type="string">
            <text:p text:style-name="P329">Démarche</text:p>
          </table:table-cell>
          <table:table-cell table:style-name="Tableau17.A1" office:value-type="string">
            <text:p text:style-name="P329">Données d'entrée</text:p>
          </table:table-cell>
          <table:table-cell table:style-name="Tableau17.A1" office:value-type="string">
            <text:p text:style-name="P329">Comportement attendu</text:p>
          </table:table-cell>
          <table:table-cell table:style-name="Tableau17.E1" office:value-type="string">
            <text:p text:style-name="P329">OK ?</text:p>
          </table:table-cell>
        </table:table-row>
        <table:table-row>
          <table:table-cell table:style-name="Tableau17.A2" office:value-type="float" office:value="1">
            <text:p text:style-name="P77">1</text:p>
          </table:table-cell>
          <table:table-cell table:style-name="Tableau17.B2" office:value-type="string">
            <text:p text:style-name="P77">Cliquer sur « Ajouter »</text:p>
          </table:table-cell>
          <table:table-cell table:style-name="Tableau17.B2" office:value-type="string">
            <text:p text:style-name="P27"/>
          </table:table-cell>
          <table:table-cell table:style-name="Tableau17.B2" office:value-type="string">
            <text:p text:style-name="P77">Un formulaire apparaît.</text:p>
          </table:table-cell>
          <table:table-cell table:style-name="Tableau17.E2" office:value-type="string">
            <text:p text:style-name="P27"/>
          </table:table-cell>
        </table:table-row>
        <table:table-row>
          <table:table-cell table:style-name="Tableau17.A2" office:value-type="float" office:value="2">
            <text:p text:style-name="P132">2</text:p>
          </table:table-cell>
          <table:table-cell table:style-name="Tableau17.B2" office:value-type="string">
            <text:p text:style-name="P28"><text:span text:style-name="T7">Choisir l</text:span><text:span text:style-name="T17">'</text:span><text:span text:style-name="T45">identifiant</text:span></text:p>
          </table:table-cell>
          <table:table-cell table:style-name="Tableau17.A2" office:value-type="float" office:value="20110001">
            <text:p text:style-name="P134">20110001</text:p>
          </table:table-cell>
          <table:table-cell table:style-name="Tableau17.B2" office:value-type="string">
            <text:p text:style-name="P27"/>
          </table:table-cell>
          <table:table-cell table:style-name="Tableau17.E2" office:value-type="string">
            <text:p text:style-name="P27"/>
          </table:table-cell>
        </table:table-row>
        <table:table-row>
          <table:table-cell table:style-name="Tableau17.A2" office:value-type="float" office:value="3">
            <text:p text:style-name="P132">3</text:p>
          </table:table-cell>
          <table:table-cell table:style-name="Tableau17.B2" office:value-type="string">
            <text:p text:style-name="P28"><text:span text:style-name="T7">Choisir l</text:span><text:span text:style-name="T17">'</text:span><text:span text:style-name="T45">équipe dont dépend la séance</text:span></text:p>
          </table:table-cell>
          <table:table-cell table:style-name="Tableau17.B2" office:value-type="string">
            <text:p text:style-name="P141">EP 1.1 <text:span text:style-name="T87">(FIXME : EP totale)</text:span></text:p>
          </table:table-cell>
          <table:table-cell table:style-name="Tableau17.B2" office:value-type="string">
            <text:p text:style-name="P27"/>
          </table:table-cell>
          <table:table-cell table:style-name="Tableau17.E2" office:value-type="string">
            <text:p text:style-name="P27"/>
          </table:table-cell>
        </table:table-row>
        <table:table-row>
          <table:table-cell table:style-name="Tableau17.A2" office:value-type="float" office:value="4">
            <text:p text:style-name="P132">4</text:p>
          </table:table-cell>
          <table:table-cell table:style-name="Tableau17.B2" office:value-type="string">
            <text:p text:style-name="P28"><text:span text:style-name="T7">Choisir l</text:span><text:span text:style-name="T17">'</text:span><text:span text:style-name="T45">intitulé</text:span></text:p>
          </table:table-cell>
          <table:table-cell table:style-name="Tableau17.B2" office:value-type="string">
            <text:p text:style-name="P141">Équipe de test 1</text:p>
          </table:table-cell>
          <table:table-cell table:style-name="Tableau17.B2" office:value-type="string">
            <text:p text:style-name="P27"/>
          </table:table-cell>
          <table:table-cell table:style-name="Tableau17.E2" office:value-type="string">
            <text:p text:style-name="P27"/>
          </table:table-cell>
        </table:table-row>
        <table:table-row>
          <table:table-cell table:style-name="Tableau17.A2" office:value-type="float" office:value="5">
            <text:p text:style-name="P132">5</text:p>
          </table:table-cell>
          <table:table-cell table:style-name="Tableau17.B2" office:value-type="string">
            <text:p text:style-name="P28"><text:span text:style-name="T7">Choisir l</text:span><text:span text:style-name="T45">a date de la séance</text:span></text:p>
          </table:table-cell>
          <table:table-cell table:style-name="Tableau17.C6" office:value-type="date" office:date-value="2011-02-01T10:00:00">
            <text:p text:style-name="P141">01/02/11 10:00</text:p>
          </table:table-cell>
          <table:table-cell table:style-name="Tableau17.B2" office:value-type="string">
            <text:p text:style-name="P27"/>
          </table:table-cell>
          <table:table-cell table:style-name="Tableau17.E2" office:value-type="string">
            <text:p text:style-name="P27"/>
          </table:table-cell>
        </table:table-row>
        <table:table-row>
          <table:table-cell table:style-name="Tableau17.A2" office:value-type="float" office:value="6">
            <text:p text:style-name="P132">6</text:p>
          </table:table-cell>
          <table:table-cell table:style-name="Tableau17.B2" office:value-type="string">
            <text:p text:style-name="P134">Lieu de la séance</text:p>
          </table:table-cell>
          <table:table-cell table:style-name="Tableau17.B2" office:value-type="string">
            <text:p text:style-name="P141">CAF 93</text:p>
          </table:table-cell>
          <table:table-cell table:style-name="Tableau17.B2" office:value-type="string">
            <text:p text:style-name="P141">Après avoir choisi la valeur et être passé au champ suivant, les coordonnées de la structure apparaissent en-dessous du menu déroulant.</text:p>
          </table:table-cell>
          <table:table-cell table:style-name="Tableau17.E2" office:value-type="string">
            <text:p text:style-name="P27"/>
          </table:table-cell>
        </table:table-row>
        <table:table-row>
          <table:table-cell table:style-name="Tableau17.A2" office:value-type="float" office:value="7">
            <text:p text:style-name="P132">7</text:p>
          </table:table-cell>
          <table:table-cell table:style-name="Tableau17.B2" office:value-type="string">
            <text:p text:style-name="P77">Cliquer sur « Enregistrer »</text:p>
          </table:table-cell>
          <table:table-cell table:style-name="Tableau17.B2" office:value-type="string">
            <text:p text:style-name="P27"/>
          </table:table-cell>
          <table:table-cell table:style-name="Tableau17.B2" office:value-type="string">
            <text:p text:style-name="P27"><text:span text:style-name="T8">On </text:span><text:span text:style-name="T47">arrive sur la page de détails de </text:span><text:span text:style-name="T47">cette séance d'EP.</text:span></text:p>
          </table:table-cell>
          <table:table-cell table:style-name="Tableau17.E2" office:value-type="string">
            <text:p text:style-name="P27"/>
          </table:table-cell>
        </table:table-row>
      </table:table>
      <text:h text:style-name="P412" text:outline-level="4">Remarques</text:h>
      <text:list xml:id="list1986847796" text:continue-list="list1479868656" text:style-name="L3">
        <text:list-item>
          <text:p text:style-name="P433"><text:span text:style-name="T42">L'identifiant de l'EP sera généré automatiquement pour la livraison, sur le même </text:span><text:span text:style-name="T43">princip</text:span><text:span text:style-name="T44">e</text:span><text:span text:style-name="T43"> que la génération automatique des numéros de dossier d'APRE (ex. : 20110</text:span><text:span text:style-name="T44">00</text:span><text:span text:style-name="T43">1 </text:span><text:span text:style-name="T44">qui désignerait la première séance de l'année 2011</text:span><text:span text:style-name="T43">).</text:span></text:p>
        </text:list-item>
        <text:list-item>
          <text:p text:style-name="P437">Le lieu de la séance devrait être un champ obligatoire.</text:p>
        </text:list-item>
        <text:list-item>
          <text:p text:style-name="P438">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P301">Testé par :</text:p>
          </table:table-cell>
          <table:table-cell table:style-name="Tableau18.B1" office:value-type="string">
            <text:p text:style-name="P102"/>
          </table:table-cell>
        </table:table-row>
        <table:table-row>
          <table:table-cell table:style-name="Tableau18.A2" office:value-type="string">
            <text:p text:style-name="P291"><text:span text:style-name="T2">D</text:span><text:span text:style-name="T9">ate :</text:span></text:p>
          </table:table-cell>
          <table:table-cell table:style-name="Tableau18.B2" office:value-type="string">
            <text:p text:style-name="P63"/>
          </table:table-cell>
        </table:table-row>
        <table:table-row>
          <table:table-cell table:style-name="Tableau18.A2" office:value-type="string">
            <text:p text:style-name="P291"><text:span text:style-name="T2">C</text:span><text:span text:style-name="T9">ommentaire :</text:span></text:p>
          </table:table-cell>
          <table:table-cell table:style-name="Tableau18.B2" office:value-type="string">
            <text:p text:style-name="P48"/>
            <text:p text:style-name="P48"/>
            <text:p text:style-name="P48"/>
            <text:p text:style-name="P48"/>
          </table:table-cell>
        </table:table-row>
      </table:table>
      <text:h text:style-name="P400" text:outline-level="3">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276">Cas de test :</text:p>
          </table:table-cell>
          <table:table-cell table:style-name="Tableau36.B1" office:value-type="string">
            <text:p text:style-name="P38"><text:span text:style-name="T49">EP-</text:span><text:span text:style-name="T149">SEA</text:span><text:span text:style-name="T49">-</text:span><text:span text:style-name="T145">0</text:span><text:span text:style-name="T150">2</text:span></text:p>
          </table:table-cell>
        </table:table-row>
        <table:table-row>
          <table:table-cell table:style-name="Tableau36.A2" office:value-type="string">
            <text:p text:style-name="P282">O<text:span text:style-name="T2">bjectif :</text:span></text:p>
          </table:table-cell>
          <table:table-cell table:style-name="Tableau36.B2" office:value-type="string">
            <text:p text:style-name="P196"><text:span text:style-name="T88">Attribuer des dossiers à une séance </text:span><text:span text:style-name="T40">d'</text:span><text:span text:style-name="T24">équipes pluridisciplinaires</text:span><text:span text:style-name="T5">.</text:span></text:p>
          </table:table-cell>
        </table:table-row>
        <table:table-row>
          <table:table-cell table:style-name="Tableau36.A2" office:value-type="string">
            <text:p text:style-name="P276">Initialisation :</text:p>
          </table:table-cell>
          <table:table-cell table:style-name="Tableau36.B2" office:value-type="string">
            <text:p text:style-name="P197"><text:span text:style-name="T4">Menu « </text:span><text:span text:style-name="T41">Eq. Pluri.</text:span><text:span text:style-name="T4"> » → « </text:span><text:span text:style-name="T88">Attribution des dossiers à une séance</text:span><text:span text:style-name="T4"> »</text:span></text:p>
          </table:table-cell>
        </table:table-row>
      </table:table>
      <text:p text:style-name="P357"/>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P335">Étape</text:p>
          </table:table-cell>
          <table:table-cell table:style-name="Tableau37.A1" office:value-type="string">
            <text:p text:style-name="P335">Démarche</text:p>
          </table:table-cell>
          <table:table-cell table:style-name="Tableau37.A1" office:value-type="string">
            <text:p text:style-name="P335">Données d'entrée</text:p>
          </table:table-cell>
          <table:table-cell table:style-name="Tableau37.A1" office:value-type="string">
            <text:p text:style-name="P335">Comportement attendu</text:p>
          </table:table-cell>
          <table:table-cell table:style-name="Tableau37.E1" office:value-type="string">
            <text:p text:style-name="P335">OK ?</text:p>
          </table:table-cell>
        </table:table-row>
        <table:table-row>
          <table:table-cell table:style-name="Tableau37.A2" office:value-type="float" office:value="1">
            <text:p text:style-name="P198">1</text:p>
          </table:table-cell>
          <table:table-cell table:style-name="Tableau37.B2" office:value-type="string">
            <text:p text:style-name="P195"><text:span text:style-name="T7">Choisir l</text:span><text:span text:style-name="T17">'</text:span><text:span text:style-name="T45">identifiant</text:span></text:p>
          </table:table-cell>
          <table:table-cell table:style-name="Tableau37.A2" office:value-type="float" office:value="20110001">
            <text:p text:style-name="P135">20110001</text:p>
          </table:table-cell>
          <table:table-cell table:style-name="Tableau37.B2" office:value-type="string">
            <text:p text:style-name="P195"/>
          </table:table-cell>
          <table:table-cell table:style-name="Tableau37.E2" office:value-type="string">
            <text:p text:style-name="P195"/>
          </table:table-cell>
        </table:table-row>
        <table:table-row>
          <table:table-cell table:style-name="Tableau37.A2" office:value-type="float" office:value="2">
            <text:p text:style-name="P198">2</text:p>
          </table:table-cell>
          <table:table-cell table:style-name="Tableau37.B2" office:value-type="string">
            <text:p text:style-name="P84">Cliquer sur « <text:span text:style-name="T89">Rechercher</text:span> »</text:p>
          </table:table-cell>
          <table:table-cell table:style-name="Tableau37.B2" office:value-type="string">
            <text:p text:style-name="P195"/>
          </table:table-cell>
          <table:table-cell table:style-name="Tableau37.B2" office:value-type="string">
            <text:p text:style-name="P195"><text:span text:style-name="T8">On </text:span><text:span text:style-name="T47">arrive sur la page de </text:span><text:span text:style-name="T89">résultats </text:span><text:soft-page-break/><text:span text:style-name="T89">de recherche.</text:span></text:p>
            <text:p text:style-name="P199">Le formulaire est caché mais sa visibilité peut être changée en cliquant sur le bouton « Formulaire » situé en haut de la page.</text:p>
          </table:table-cell>
          <table:table-cell table:style-name="Tableau37.E2" office:value-type="string">
            <text:p text:style-name="P195"/>
          </table:table-cell>
        </table:table-row>
        <table:table-row>
          <table:table-cell table:style-name="Tableau37.A2" office:value-type="float" office:value="3">
            <text:p text:style-name="P200">3</text:p>
          </table:table-cell>
          <table:table-cell table:style-name="Tableau37.B2" office:value-type="string">
            <text:p text:style-name="P85"><text:span text:style-name="T90">Cliquer sur le lien « </text:span><text:span text:style-name="T88">Attribution des dossiers à une séance » </text:span><text:span text:style-name="T90">situé dans la dernière colonne du tableau de résultats.</text:span></text:p>
          </table:table-cell>
          <table:table-cell table:style-name="Tableau37.B2" office:value-type="string">
            <text:p text:style-name="P195"/>
          </table:table-cell>
          <table:table-cell table:style-name="Tableau37.B2" office:value-type="string">
            <text:p text:style-name="P200">On est redirigé sur une nouvelle page contenant une série de dossiers dans un tableau.</text:p>
            <text:p text:style-name="P200">Chacun des dossiers possède une case à cocher permettant d'associer ce dossier d'EP à la séance.</text:p>
          </table:table-cell>
          <table:table-cell table:style-name="Tableau37.E2" office:value-type="string">
            <text:p text:style-name="P195"/>
          </table:table-cell>
        </table:table-row>
        <table:table-row>
          <table:table-cell table:style-name="Tableau37.A2" office:value-type="float" office:value="4">
            <text:p text:style-name="P203">4</text:p>
          </table:table-cell>
          <table:table-cell table:style-name="Tableau37.B2" office:value-type="string">
            <text:p text:style-name="P214">Cocher les <text:span text:style-name="T144">4</text:span> dossiers d'EP créés précédemment.</text:p>
          </table:table-cell>
          <table:table-cell table:style-name="Tableau37.B2" office:value-type="string">
            <text:p text:style-name="P195"/>
          </table:table-cell>
          <table:table-cell table:style-name="Tableau37.B2" office:value-type="string">
            <text:p text:style-name="P195"/>
          </table:table-cell>
          <table:table-cell table:style-name="Tableau37.E2" office:value-type="string">
            <text:p text:style-name="P195"/>
          </table:table-cell>
        </table:table-row>
        <table:table-row>
          <table:table-cell table:style-name="Tableau37.A2" office:value-type="float" office:value="5">
            <text:p text:style-name="P215">5</text:p>
          </table:table-cell>
          <table:table-cell table:style-name="Tableau37.B2" office:value-type="string">
            <text:p text:style-name="P215">Cliquer sur « Valider »</text:p>
          </table:table-cell>
          <table:table-cell table:style-name="Tableau37.B2" office:value-type="string">
            <text:p text:style-name="P195"/>
          </table:table-cell>
          <table:table-cell table:style-name="Tableau37.B2" office:value-type="string">
            <text:p text:style-name="P215">On est redirigés sur la page de visualisation de la séance, onglet liste des dossiers.</text:p>
            <text:p text:style-name="P215">Les 3 dossiers cochés sont listés dans leurs onglets respectifs.</text:p>
          </table:table-cell>
          <table:table-cell table:style-name="Tableau37.E2" office:value-type="string">
            <text:p text:style-name="P195"/>
          </table:table-cell>
        </table:table-row>
      </table:table>
      <text:h text:style-name="P416" text:outline-level="4"/>
      <table:table table:name="Tableau38" table:style-name="Tableau38">
        <table:table-column table:style-name="Tableau38.A"/>
        <table:table-column table:style-name="Tableau38.B"/>
        <table:table-row>
          <table:table-cell table:style-name="Tableau38.A1" office:value-type="string">
            <text:p text:style-name="P307">Testé par :</text:p>
          </table:table-cell>
          <table:table-cell table:style-name="Tableau38.B1" office:value-type="string">
            <text:p text:style-name="P108"/>
          </table:table-cell>
        </table:table-row>
        <table:table-row>
          <table:table-cell table:style-name="Tableau38.A2" office:value-type="string">
            <text:p text:style-name="P317"><text:span text:style-name="T2">D</text:span><text:span text:style-name="T9">ate :</text:span></text:p>
          </table:table-cell>
          <table:table-cell table:style-name="Tableau38.B2" office:value-type="string">
            <text:p text:style-name="P69"/>
          </table:table-cell>
        </table:table-row>
        <table:table-row>
          <table:table-cell table:style-name="Tableau38.A2" office:value-type="string">
            <text:p text:style-name="P317"><text:span text:style-name="T2">C</text:span><text:span text:style-name="T9">ommentaire :</text:span></text:p>
          </table:table-cell>
          <table:table-cell table:style-name="Tableau38.B2" office:value-type="string">
            <text:p text:style-name="P54"/>
            <text:p text:style-name="P54"/>
            <text:p text:style-name="P54"/>
            <text:p text:style-name="P54"/>
          </table:table-cell>
        </table:table-row>
      </table:table>
      <text:h text:style-name="P401" text:outline-level="3">FIXME : Choix des membres pour la séance (préparation de l'ordre du jour) <text:span text:style-name="T151">→ reste à faire</text:span></text:h>
      <text:h text:style-name="P402" text:outline-level="3">Arbitrage d'une séance d'EPs</text:h>
      <table:table table:name="Tableau39" table:style-name="Tableau39">
        <table:table-column table:style-name="Tableau39.A"/>
        <table:table-column table:style-name="Tableau39.B"/>
        <table:table-row>
          <table:table-cell table:style-name="Tableau39.A1" office:value-type="string">
            <text:p text:style-name="P277">Cas de test :</text:p>
          </table:table-cell>
          <table:table-cell table:style-name="Tableau39.B1" office:value-type="string">
            <text:p text:style-name="P38"><text:span text:style-name="T49">EP-</text:span><text:span text:style-name="T149">SEA</text:span><text:span text:style-name="T49">-</text:span><text:span text:style-name="T145">0</text:span><text:span text:style-name="T150">4</text:span></text:p>
          </table:table-cell>
        </table:table-row>
        <table:table-row>
          <table:table-cell table:style-name="Tableau39.A2" office:value-type="string">
            <text:p text:style-name="P283">O<text:span text:style-name="T2">bjectif :</text:span></text:p>
          </table:table-cell>
          <table:table-cell table:style-name="Tableau39.B2" office:value-type="string">
            <text:p text:style-name="P210"><text:span text:style-name="T91">Arbitrer </text:span><text:span text:style-name="T88">une séance </text:span><text:span text:style-name="T40">d'</text:span><text:span text:style-name="T24">équipes pluridisciplinaires</text:span></text:p>
          </table:table-cell>
        </table:table-row>
        <table:table-row>
          <table:table-cell table:style-name="Tableau39.A2" office:value-type="string">
            <text:p text:style-name="P277">Initialisation :</text:p>
          </table:table-cell>
          <table:table-cell table:style-name="Tableau39.B2" office:value-type="string">
            <text:p text:style-name="P205"><text:span text:style-name="T4">Menu « </text:span><text:span text:style-name="T41">Eq. Pluri.</text:span><text:span text:style-name="T4"> » → « </text:span><text:span text:style-name="T91">Arbitrage</text:span><text:span text:style-name="T4"> »</text:span></text:p>
          </table:table-cell>
        </table:table-row>
      </table:table>
      <text:h text:style-name="P417" text:outline-level="4">Émission de l'avis de l'EP</text:h>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P336">Étape</text:p>
          </table:table-cell>
          <table:table-cell table:style-name="Tableau40.A1" office:value-type="string">
            <text:p text:style-name="P336">Démarche</text:p>
          </table:table-cell>
          <table:table-cell table:style-name="Tableau40.A1" office:value-type="string">
            <text:p text:style-name="P336">Données d'entrée</text:p>
          </table:table-cell>
          <table:table-cell table:style-name="Tableau40.A1" office:value-type="string">
            <text:p text:style-name="P336">Comportement attendu</text:p>
          </table:table-cell>
          <table:table-cell table:style-name="Tableau40.E1" office:value-type="string">
            <text:p text:style-name="P336">OK ?</text:p>
          </table:table-cell>
        </table:table-row>
        <table:table-row>
          <table:table-cell table:style-name="Tableau40.A2" office:value-type="float" office:value="1">
            <text:p text:style-name="P198">1</text:p>
          </table:table-cell>
          <table:table-cell table:style-name="Tableau40.B2" office:value-type="string">
            <text:p text:style-name="P195"><text:span text:style-name="T7">Choisir l</text:span><text:span text:style-name="T17">'</text:span><text:span text:style-name="T45">identifiant</text:span></text:p>
          </table:table-cell>
          <table:table-cell table:style-name="Tableau40.A2" office:value-type="float" office:value="20110001">
            <text:p text:style-name="P135">20110001</text:p>
          </table:table-cell>
          <table:table-cell table:style-name="Tableau40.B2" office:value-type="string">
            <text:p text:style-name="P195"/>
          </table:table-cell>
          <table:table-cell table:style-name="Tableau40.E2" office:value-type="string">
            <text:p text:style-name="P205"/>
          </table:table-cell>
        </table:table-row>
        <table:table-row>
          <table:table-cell table:style-name="Tableau40.A2" office:value-type="float" office:value="2">
            <text:p text:style-name="P198">2</text:p>
          </table:table-cell>
          <table:table-cell table:style-name="Tableau40.B2" office:value-type="string">
            <text:p text:style-name="P84">Cliquer sur « <text:span text:style-name="T89">Rechercher</text:span> »</text:p>
          </table:table-cell>
          <table:table-cell table:style-name="Tableau40.B2" office:value-type="string">
            <text:p text:style-name="P195"/>
          </table:table-cell>
          <table:table-cell table:style-name="Tableau40.B2" office:value-type="string">
            <text:p text:style-name="P195"><text:span text:style-name="T8">On </text:span><text:span text:style-name="T47">arrive sur la page de </text:span><text:span text:style-name="T89">résultats de recherche.</text:span></text:p>
            <text:p text:style-name="P199">Le formulaire est caché mais sa visibilité peut être changée en cliquant sur le bouton « Formulaire » situé en haut de la page.</text:p>
          </table:table-cell>
          <table:table-cell table:style-name="Tableau40.E2" office:value-type="string">
            <text:p text:style-name="P205"/>
          </table:table-cell>
        </table:table-row>
        <table:table-row>
          <table:table-cell table:style-name="Tableau40.A2" office:value-type="float" office:value="3">
            <text:p text:style-name="P200">3</text:p>
          </table:table-cell>
          <table:table-cell table:style-name="Tableau40.B2" office:value-type="string">
            <text:p text:style-name="P85"><text:span text:style-name="T90">Cliquer sur le lien « </text:span><text:span text:style-name="T92">Arbitrage</text:span><text:span text:style-name="T88"> » </text:span><text:span text:style-name="T90">situé dans la dernière colonne du </text:span><text:span text:style-name="T90">tableau de résultats.</text:span></text:p>
          </table:table-cell>
          <table:table-cell table:style-name="Tableau40.B2" office:value-type="string">
            <text:p text:style-name="P195"/>
          </table:table-cell>
          <table:table-cell table:style-name="Tableau40.B2" office:value-type="string">
            <text:p text:style-name="P200">On est redirigé sur une nouvelle page contenant <text:span text:style-name="T93">les détails de la </text:span><text:span text:style-name="T93">séance d'EP.</text:span></text:p>
            <text:p text:style-name="P216"><text:soft-page-break/>Vers le haut de la page, les boutons « Emettre l'avis de l'EP » et « Finaliser la séance d'EP » sont dégrisés.</text:p>
          </table:table-cell>
          <table:table-cell table:style-name="Tableau40.E2" office:value-type="string">
            <text:p text:style-name="P205"/>
          </table:table-cell>
        </table:table-row>
        <table:table-row>
          <table:table-cell table:style-name="Tableau40.A2" office:value-type="float" office:value="4">
            <text:p text:style-name="P217">4</text:p>
          </table:table-cell>
          <table:table-cell table:style-name="Tableau40.B2" office:value-type="string">
            <text:p text:style-name="P217">Cliquer sur le bouton « Avis de l'EP »</text:p>
          </table:table-cell>
          <table:table-cell table:style-name="Tableau40.B2" office:value-type="string">
            <text:p text:style-name="P205"/>
          </table:table-cell>
          <table:table-cell table:style-name="Tableau40.B2" office:value-type="string">
            <text:p text:style-name="P206"><text:span text:style-name="T95">On est redirigé sur une nouvelle, contenant un ong</text:span><text:span text:style-name="T99">l</text:span><text:span text:style-name="T95">et par thématique traitée.</text:span></text:p>
          </table:table-cell>
          <table:table-cell table:style-name="Tableau40.E2" office:value-type="string">
            <text:p text:style-name="P205"/>
          </table:table-cell>
        </table:table-row>
        <table:table-row>
          <table:table-cell table:style-name="Tableau40.A2" office:value-type="float" office:value="5">
            <text:p text:style-name="P217">5</text:p>
          </table:table-cell>
          <table:table-cell table:style-name="Tableau40.B2" office:value-type="string">
            <text:p text:style-name="P217">Cliquer sur l'onglet « Demande de suspension »</text:p>
          </table:table-cell>
          <table:table-cell table:style-name="Tableau40.B2" office:value-type="string">
            <text:p text:style-name="P205"/>
          </table:table-cell>
          <table:table-cell table:style-name="Tableau40.B2" office:value-type="string">
            <text:p text:style-name="P207"><text:span text:style-name="T96">Un tableau contenant une ligne par dossier à traiter </text:span><text:span text:style-name="T97">pour cette thématique </text:span><text:span text:style-name="T96">est visible.</text:span></text:p>
            <text:p text:style-name="P218">Des listes déroulantes permettent de donner les avis de l'EP.</text:p>
          </table:table-cell>
          <table:table-cell table:style-name="Tableau40.E2" office:value-type="string">
            <text:p text:style-name="P205"/>
          </table:table-cell>
        </table:table-row>
        <table:table-row>
          <table:table-cell table:style-name="Tableau40.A2" office:value-type="float" office:value="6">
            <text:p text:style-name="P218">6</text:p>
          </table:table-cell>
          <table:table-cell table:style-name="Tableau40.B2" office:value-type="string">
            <text:p text:style-name="P218">Modifier les valeurs sélectionnées dans les listes déroulantes.</text:p>
          </table:table-cell>
          <table:table-cell table:style-name="Tableau40.B2" office:value-type="string">
            <text:p text:style-name="P218">Dossier1 : maintien</text:p>
            <text:p text:style-name="P218">Dossier 2 : Réduction</text:p>
          </table:table-cell>
          <table:table-cell table:style-name="Tableau40.B2" office:value-type="string">
            <text:p text:style-name="P205"/>
          </table:table-cell>
          <table:table-cell table:style-name="Tableau40.E2" office:value-type="string">
            <text:p text:style-name="P205"/>
          </table:table-cell>
        </table:table-row>
        <table:table-row>
          <table:table-cell table:style-name="Tableau40.A2" office:value-type="float" office:value="7">
            <text:p text:style-name="P133">7</text:p>
          </table:table-cell>
          <table:table-cell table:style-name="Tableau40.B2" office:value-type="string">
            <text:p text:style-name="P86"><text:span text:style-name="T95">Cliquer sur l'onglet « Demande de </text:span><text:span text:style-name="T97">réorientations ...</text:span><text:span text:style-name="T95"> »</text:span></text:p>
          </table:table-cell>
          <table:table-cell table:style-name="Tableau40.B2" office:value-type="string">
            <text:p text:style-name="P219"/>
          </table:table-cell>
          <table:table-cell table:style-name="Tableau40.B2" office:value-type="string">
            <text:p text:style-name="P207"><text:span text:style-name="T96">Un tableau contenant une ligne par dossier à traiter </text:span><text:span text:style-name="T97">pour cette thématique devient</text:span><text:span text:style-name="T96"> visible.</text:span></text:p>
            <text:p text:style-name="P218">Des listes déroulantes permettent de donner les avis de l'EP.</text:p>
          </table:table-cell>
          <table:table-cell table:style-name="Tableau40.E2" office:value-type="string">
            <text:p text:style-name="P205"/>
          </table:table-cell>
        </table:table-row>
        <table:table-row>
          <table:table-cell table:style-name="Tableau40.A2" office:value-type="float" office:value="8">
            <text:p text:style-name="P220">8</text:p>
          </table:table-cell>
          <table:table-cell table:style-name="Tableau40.B2" office:value-type="string">
            <text:p text:style-name="P218">Modifier les valeurs sélectionnées dans les listes déroulantes.</text:p>
          </table:table-cell>
          <table:table-cell table:style-name="Tableau40.B2" office:value-type="string">
            <text:p text:style-name="P219">Dossier 1 : avis EP → Accepté</text:p>
          </table:table-cell>
          <table:table-cell table:style-name="Tableau40.B2" office:value-type="string">
            <text:p text:style-name="P205"/>
          </table:table-cell>
          <table:table-cell table:style-name="Tableau40.E2" office:value-type="string">
            <text:p text:style-name="P205"/>
          </table:table-cell>
        </table:table-row>
        <table:table-row>
          <table:table-cell table:style-name="Tableau40.A2" office:value-type="float" office:value="9">
            <text:p text:style-name="P220">9</text:p>
          </table:table-cell>
          <table:table-cell table:style-name="Tableau40.B2" office:value-type="string">
            <text:p text:style-name="P220">Cliquer sur le bouton « Enregistrer »</text:p>
          </table:table-cell>
          <table:table-cell table:style-name="Tableau40.B2" office:value-type="string">
            <text:p text:style-name="P205"/>
          </table:table-cell>
          <table:table-cell table:style-name="Tableau40.B2" office:value-type="string">
            <text:p text:style-name="P201">On est redirigé sur <text:span text:style-name="T99">la</text:span> page contenant <text:span text:style-name="T93">les détails de la séance d'EP.</text:span></text:p>
            <text:p text:style-name="P201"><text:span text:style-name="T94">Vers le haut de la page, les boutons « Emettre l'avis de l'EP » et « Finaliser la séance d'EP » sont </text:span><text:span text:style-name="T99">to</text:span><text:span text:style-name="T100">u</text:span><text:span text:style-name="T99">jours </text:span><text:span text:style-name="T94">dégrisés.</text:span></text:p>
          </table:table-cell>
          <table:table-cell table:style-name="Tableau40.E2" office:value-type="string">
            <text:p text:style-name="P205"/>
          </table:table-cell>
        </table:table-row>
        <table:table-row>
          <table:table-cell table:style-name="Tableau40.A2" office:value-type="float" office:value="10">
            <text:p text:style-name="P221">10</text:p>
          </table:table-cell>
          <table:table-cell table:style-name="Tableau40.B2" office:value-type="string">
            <text:p text:style-name="P221">Cliquer sur le bouton « Finaliser la séance d'EP »</text:p>
          </table:table-cell>
          <table:table-cell table:style-name="Tableau40.B2" office:value-type="string">
            <text:p text:style-name="P205"/>
          </table:table-cell>
          <table:table-cell table:style-name="Tableau40.B2" office:value-type="string">
            <text:p text:style-name="P222">On est redirigés sur la même page.</text:p>
            <text:p text:style-name="P209"><text:span text:style-name="T101">Les boutons </text:span><text:span text:style-name="T94">« Emettre l'avis de l'EP » et « Finaliser la séance d'EP » sont </text:span><text:span text:style-name="T101">à présent grisés.</text:span></text:p>
            <text:p text:style-name="P209"><text:span text:style-name="T101">Les boutons </text:span><text:span text:style-name="T94">« Emettre </text:span><text:span text:style-name="T101">la décision du CG</text:span><text:span text:style-name="T94"> » et « Finaliser la </text:span><text:span text:style-name="T101">décision</text:span><text:span text:style-name="T94"> </text:span><text:span text:style-name="T101">CG</text:span><text:span text:style-name="T94"> » sont </text:span><text:span text:style-name="T101">à présent dégrisés.</text:span></text:p>
          </table:table-cell>
          <table:table-cell table:style-name="Tableau40.E2" office:value-type="string">
            <text:p text:style-name="P205"/>
          </table:table-cell>
        </table:table-row>
      </table:table>
      <text:h text:style-name="P418" text:outline-level="4"><text:span text:style-name="T102">Émission de </text:span><text:span text:style-name="T103">la décision</text:span><text:span text:style-name="T102"> d</text:span><text:span text:style-name="T103">u</text:span><text:span text:style-name="T102"> </text:span><text:span text:style-name="T103">CG</text:span></text:h>
      <table:table table:name="Tableau42" table:style-name="Tableau42">
        <table:table-column table:style-name="Tableau42.A"/>
        <table:table-column table:style-name="Tableau42.B"/>
        <table:table-column table:style-name="Tableau42.C"/>
        <table:table-column table:style-name="Tableau42.D"/>
        <table:table-column table:style-name="Tableau42.E"/>
        <table:table-row>
          <table:table-cell table:style-name="Tableau42.A1" office:value-type="string">
            <text:p text:style-name="P337">Étape</text:p>
          </table:table-cell>
          <table:table-cell table:style-name="Tableau42.A1" office:value-type="string">
            <text:p text:style-name="P337">Démarche</text:p>
          </table:table-cell>
          <table:table-cell table:style-name="Tableau42.A1" office:value-type="string">
            <text:p text:style-name="P337">Données d'entrée</text:p>
          </table:table-cell>
          <table:table-cell table:style-name="Tableau42.A1" office:value-type="string">
            <text:p text:style-name="P337">Comportement attendu</text:p>
          </table:table-cell>
          <table:table-cell table:style-name="Tableau42.E1" office:value-type="string">
            <text:p text:style-name="P337">OK ?</text:p>
          </table:table-cell>
        </table:table-row>
        <table:table-row>
          <table:table-cell table:style-name="Tableau42.A2" office:value-type="float" office:value="1">
            <text:p text:style-name="P223">1</text:p>
          </table:table-cell>
          <table:table-cell table:style-name="Tableau42.B2" office:value-type="string">
            <text:p text:style-name="P204"><text:span text:style-name="T95">Cliquer sur le bouton « </text:span><text:span text:style-name="T106">Émettre</text:span><text:span text:style-name="T104"> la décision du CG</text:span><text:span text:style-name="T95"> »</text:span></text:p>
          </table:table-cell>
          <table:table-cell table:style-name="Tableau42.B2" office:value-type="string">
            <text:p text:style-name="P205"/>
          </table:table-cell>
          <table:table-cell table:style-name="Tableau42.B2" office:value-type="string">
            <text:p text:style-name="P206"><text:span text:style-name="T95">On est redirigé sur une nouvelle, contenant un ong</text:span><text:span text:style-name="T99">l</text:span><text:span text:style-name="T95">et par thématique traitée.</text:span></text:p>
            <text:p text:style-name="P223">Les valeurs par défaut des champs de formulaire sont celles de l'avis de l'EP.</text:p>
          </table:table-cell>
          <table:table-cell table:style-name="Tableau42.E2" office:value-type="string">
            <text:p text:style-name="P211"/>
          </table:table-cell>
        </table:table-row>
        <table:table-row>
          <table:table-cell table:style-name="Tableau42.A2" office:value-type="float" office:value="2">
            <text:p text:style-name="P224">2</text:p>
          </table:table-cell>
          <table:table-cell table:style-name="Tableau42.B2" office:value-type="string">
            <text:p text:style-name="P217">Cliquer sur l'onglet « Demande de suspension »</text:p>
          </table:table-cell>
          <table:table-cell table:style-name="Tableau42.B2" office:value-type="string">
            <text:p text:style-name="P205"/>
          </table:table-cell>
          <table:table-cell table:style-name="Tableau42.B2" office:value-type="string">
            <text:p text:style-name="P207"><text:span text:style-name="T96">Un tableau contenant une ligne par dossier à traiter </text:span><text:span text:style-name="T97">pour cette thématique </text:span><text:span text:style-name="T96">est visible.</text:span></text:p>
            <text:p text:style-name="P207"><text:span text:style-name="T96">Des listes déroulantes permettent de donner les </text:span><text:span text:style-name="T105">décisions du CG</text:span><text:span text:style-name="T96">.</text:span></text:p>
          </table:table-cell>
          <table:table-cell table:style-name="Tableau42.E2" office:value-type="string">
            <text:p text:style-name="P211"/>
          </table:table-cell>
        </table:table-row>
        <table:table-row>
          <table:table-cell table:style-name="Tableau42.A2" office:value-type="float" office:value="3">
            <text:p text:style-name="P224">3</text:p>
          </table:table-cell>
          <table:table-cell table:style-name="Tableau42.B2" office:value-type="string">
            <text:p text:style-name="P218">Modifier les valeurs sélectionnées dans les listes déroulantes.</text:p>
          </table:table-cell>
          <table:table-cell table:style-name="Tableau42.B2" office:value-type="string">
            <text:p text:style-name="P218">Dossier1 : maintien</text:p>
            <text:p text:style-name="P218">Dossier 2 : <text:soft-page-break/>Réduction</text:p>
          </table:table-cell>
          <table:table-cell table:style-name="Tableau42.B2" office:value-type="string">
            <text:p text:style-name="P205"/>
          </table:table-cell>
          <table:table-cell table:style-name="Tableau42.E2" office:value-type="string">
            <text:p text:style-name="P211"/>
          </table:table-cell>
        </table:table-row>
        <table:table-row>
          <table:table-cell table:style-name="Tableau42.A2" office:value-type="float" office:value="4">
            <text:p text:style-name="P224">4</text:p>
          </table:table-cell>
          <table:table-cell table:style-name="Tableau42.B2" office:value-type="string">
            <text:p text:style-name="P86"><text:span text:style-name="T95">Cliquer sur l'onglet « Demande de </text:span><text:span text:style-name="T97">réorientations ...</text:span><text:span text:style-name="T95"> »</text:span></text:p>
          </table:table-cell>
          <table:table-cell table:style-name="Tableau42.B2" office:value-type="string">
            <text:p text:style-name="P219"/>
          </table:table-cell>
          <table:table-cell table:style-name="Tableau42.B2" office:value-type="string">
            <text:p text:style-name="P207"><text:span text:style-name="T96">Un tableau contenant une ligne par dossier à traiter </text:span><text:span text:style-name="T97">pour cette thématique devient</text:span><text:span text:style-name="T96"> visible.</text:span></text:p>
            <text:p text:style-name="P207"><text:span text:style-name="T96">Des listes déroulantes permettent de donner les </text:span><text:span text:style-name="T105">décisions du CG</text:span><text:span text:style-name="T96">.</text:span></text:p>
          </table:table-cell>
          <table:table-cell table:style-name="Tableau42.E2" office:value-type="string">
            <text:p text:style-name="P211"/>
          </table:table-cell>
        </table:table-row>
        <table:table-row>
          <table:table-cell table:style-name="Tableau42.A2" office:value-type="float" office:value="5">
            <text:p text:style-name="P224">5</text:p>
          </table:table-cell>
          <table:table-cell table:style-name="Tableau42.B2" office:value-type="string">
            <text:p text:style-name="P218">Modifier les valeurs sélectionnées dans les listes déroulantes.</text:p>
          </table:table-cell>
          <table:table-cell table:style-name="Tableau42.B2" office:value-type="string">
            <text:p text:style-name="P208"><text:span text:style-name="T98">Dossier 1 : </text:span><text:span text:style-name="T105">décision CG</text:span><text:span text:style-name="T98"> → Accepté</text:span></text:p>
          </table:table-cell>
          <table:table-cell table:style-name="Tableau42.B2" office:value-type="string">
            <text:p text:style-name="P205"/>
          </table:table-cell>
          <table:table-cell table:style-name="Tableau42.E2" office:value-type="string">
            <text:p text:style-name="P211"/>
          </table:table-cell>
        </table:table-row>
        <table:table-row>
          <table:table-cell table:style-name="Tableau42.A2" office:value-type="float" office:value="6">
            <text:p text:style-name="P225">6</text:p>
          </table:table-cell>
          <table:table-cell table:style-name="Tableau42.B2" office:value-type="string">
            <text:p text:style-name="P220">Cliquer sur le bouton « Enregistrer »</text:p>
          </table:table-cell>
          <table:table-cell table:style-name="Tableau42.B2" office:value-type="string">
            <text:p text:style-name="P205"/>
          </table:table-cell>
          <table:table-cell table:style-name="Tableau42.B2" office:value-type="string">
            <text:p text:style-name="P201">On est redirigé sur <text:span text:style-name="T99">la</text:span> page contenant <text:span text:style-name="T93">les détails de la séance d'EP.</text:span></text:p>
            <text:p text:style-name="P202"><text:span text:style-name="T94">Vers le haut de la page, les boutons </text:span><text:span text:style-name="T95">« </text:span><text:span text:style-name="T106">Émettre</text:span><text:span text:style-name="T104"> la décision du CG</text:span><text:span text:style-name="T95"> »</text:span><text:span text:style-name="T94"> et « Finaliser la </text:span><text:span text:style-name="T106">décision CG</text:span><text:span text:style-name="T94"> » sont </text:span><text:span text:style-name="T99">to</text:span><text:span text:style-name="T100">u</text:span><text:span text:style-name="T99">jours </text:span><text:span text:style-name="T94">dégrisés.</text:span></text:p>
          </table:table-cell>
          <table:table-cell table:style-name="Tableau42.E2" office:value-type="string">
            <text:p text:style-name="P211"/>
          </table:table-cell>
        </table:table-row>
        <table:table-row>
          <table:table-cell table:style-name="Tableau42.A2" office:value-type="float" office:value="7">
            <text:p text:style-name="P226">7</text:p>
          </table:table-cell>
          <table:table-cell table:style-name="Tableau42.B2" office:value-type="string">
            <text:p text:style-name="P87"><text:span text:style-name="T100">Cliquer sur le bouton « Finaliser la </text:span><text:span text:style-name="T107">décision</text:span><text:span text:style-name="T100"> </text:span><text:span text:style-name="T107">CG</text:span><text:span text:style-name="T100"> »</text:span></text:p>
          </table:table-cell>
          <table:table-cell table:style-name="Tableau42.B2" office:value-type="string">
            <text:p text:style-name="P205"/>
          </table:table-cell>
          <table:table-cell table:style-name="Tableau42.B2" office:value-type="string">
            <text:p text:style-name="P209"><text:span text:style-name="T101">On est redirigés sur la page </text:span><text:span text:style-name="T108">de visualisation de la séance d'EP.</text:span></text:p>
            <text:p text:style-name="P209"><text:span text:style-name="T101">Les boutons </text:span><text:span text:style-name="T94">« Emettre </text:span><text:span text:style-name="T101">la décision du CG</text:span><text:span text:style-name="T94"> » et « Finaliser la </text:span><text:span text:style-name="T101">décision</text:span><text:span text:style-name="T94"> </text:span><text:span text:style-name="T101">CG</text:span><text:span text:style-name="T94"> » sont </text:span><text:span text:style-name="T101">à présent grisés.</text:span></text:p>
            <text:p text:style-name="P212"><text:span text:style-name="T109">Dans la liste des orientations de la personne qui passait pour la thématique « Demandes de réorientations ... » est à présent ajoutée l'orientation validée </text:span><text:span text:style-name="T110">lors de la séance.</text:span></text:p>
          </table:table-cell>
          <table:table-cell table:style-name="Tableau42.E2" office:value-type="string">
            <text:p text:style-name="P211"/>
          </table:table-cell>
        </table:table-row>
      </table:table>
      <text:h text:style-name="P413" text:outline-level="4">Remarques</text:h>
      <text:list xml:id="list60752520" text:continue-numbering="true" text:style-name="L3">
        <text:list-item>
          <text:p text:style-name="P439">Il n'est pas encore possible de consulter la liste des décisions prises en séance d'EP.</text:p>
        </text:list-item>
        <text:list-item>
          <text:p text:style-name="P440">CG 93 : les règles de gestion pour le thème « Demandes de suspension » sont précisées pour les célibataires sans enfants et les couples avec et sans enfants. Qu'en est-il des célibataires avec enfant(s) ?</text:p>
        </text:list-item>
      </text:list>
      <table:table table:name="Tableau41" table:style-name="Tableau41">
        <table:table-column table:style-name="Tableau41.A"/>
        <table:table-column table:style-name="Tableau41.B"/>
        <table:table-row>
          <table:table-cell table:style-name="Tableau41.A1" office:value-type="string">
            <text:p text:style-name="P308">Testé par :</text:p>
          </table:table-cell>
          <table:table-cell table:style-name="Tableau41.B1" office:value-type="string">
            <text:p text:style-name="P109"/>
          </table:table-cell>
        </table:table-row>
        <table:table-row>
          <table:table-cell table:style-name="Tableau41.A2" office:value-type="string">
            <text:p text:style-name="P318"><text:span text:style-name="T2">D</text:span><text:span text:style-name="T9">ate :</text:span></text:p>
          </table:table-cell>
          <table:table-cell table:style-name="Tableau41.B2" office:value-type="string">
            <text:p text:style-name="P70"/>
          </table:table-cell>
        </table:table-row>
        <table:table-row>
          <table:table-cell table:style-name="Tableau41.A2" office:value-type="string">
            <text:p text:style-name="P318"><text:span text:style-name="T2">C</text:span><text:span text:style-name="T9">ommentaire :</text:span></text:p>
          </table:table-cell>
          <table:table-cell table:style-name="Tableau41.B2" office:value-type="string">
            <text:p text:style-name="P55"/>
            <text:p text:style-name="P55"/>
            <text:p text:style-name="P55"/>
            <text:p text:style-name="P55"/>
          </table:table-cell>
        </table:table-row>
      </table:table>
      <text:h text:style-name="P403" text:outline-level="3">FIXME: Procès verba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age-count>22</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2-07T17:07:46</dc:date>
    <dc:creator>Christian Buffin</dc:creator>
    <meta:editing-duration>PT16H02M11S</meta:editing-duration>
    <meta:editing-cycles>259</meta:editing-cycles>
    <meta:document-statistic meta:table-count="55" meta:image-count="0" meta:object-count="0" meta:page-count="22" meta:paragraph-count="787" meta:word-count="5768" meta:character-count="32327"/>
  </office:meta>
</office:document-meta>
</file>